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463cm" table:align="left"/>
    </style:style>
    <style:style style:name="Table1.A" style:family="table-column">
      <style:table-column-properties style:column-width="1.665cm"/>
    </style:style>
    <style:style style:name="Table1.B" style:family="table-column">
      <style:table-column-properties style:column-width="1.452cm"/>
    </style:style>
    <style:style style:name="Table1.C" style:family="table-column">
      <style:table-column-properties style:column-width="1.265cm"/>
    </style:style>
    <style:style style:name="Table1.D" style:family="table-column">
      <style:table-column-properties style:column-width="2.081cm"/>
    </style:style>
    <style:style style:name="Table1.A1" style:family="table-cell">
      <style:table-cell-properties style:vertical-align="middle" fo:padding="0.049cm" fo:border="none"/>
    </style:style>
    <style:style style:name="Table2" style:family="table">
      <style:table-properties style:width="10.082cm" table:align="left"/>
    </style:style>
    <style:style style:name="Table2.A" style:family="table-column">
      <style:table-column-properties style:column-width="1.789cm"/>
    </style:style>
    <style:style style:name="Table2.B" style:family="table-column">
      <style:table-column-properties style:column-width="8.294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903cm"/>
    </style:style>
    <style:style style:name="Table3.B" style:family="table-column">
      <style:table-column-properties style:column-width="10.474cm"/>
    </style:style>
    <style:style style:name="Table3.C" style:family="table-column">
      <style:table-column-properties style:column-width="4.623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1.903cm"/>
    </style:style>
    <style:style style:name="Table4.B" style:family="table-column">
      <style:table-column-properties style:column-width="9.093cm"/>
    </style:style>
    <style:style style:name="Table4.C" style:family="table-column">
      <style:table-column-properties style:column-width="6.004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903cm"/>
    </style:style>
    <style:style style:name="Table5.B" style:family="table-column">
      <style:table-column-properties style:column-width="10.634cm"/>
    </style:style>
    <style:style style:name="Table5.C" style:family="table-column">
      <style:table-column-properties style:column-width="4.463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1.903cm"/>
    </style:style>
    <style:style style:name="Table6.B" style:family="table-column">
      <style:table-column-properties style:column-width="8.251cm"/>
    </style:style>
    <style:style style:name="Table6.C" style:family="table-column">
      <style:table-column-properties style:column-width="6.846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1.903cm"/>
    </style:style>
    <style:style style:name="Table7.B" style:family="table-column">
      <style:table-column-properties style:column-width="12.386cm"/>
    </style:style>
    <style:style style:name="Table7.C" style:family="table-column">
      <style:table-column-properties style:column-width="2.711cm"/>
    </style:style>
    <style:style style:name="Table7.A1" style:family="table-cell">
      <style:table-cell-properties style:vertical-align="middle" fo:padding="0.049cm" fo:border="none"/>
    </style:style>
    <style:style style:name="Table8" style:family="table">
      <style:table-properties style:width="15.752cm" table:align="left"/>
    </style:style>
    <style:style style:name="Table8.A" style:family="table-column">
      <style:table-column-properties style:column-width="1.903cm"/>
    </style:style>
    <style:style style:name="Table8.B" style:family="table-column">
      <style:table-column-properties style:column-width="4.163cm"/>
    </style:style>
    <style:style style:name="Table8.C" style:family="table-column">
      <style:table-column-properties style:column-width="9.686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1.903cm"/>
    </style:style>
    <style:style style:name="Table9.B" style:family="table-column">
      <style:table-column-properties style:column-width="8.28cm"/>
    </style:style>
    <style:style style:name="Table9.C" style:family="table-column">
      <style:table-column-properties style:column-width="6.817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1.625cm"/>
    </style:style>
    <style:style style:name="Table10.B" style:family="table-column">
      <style:table-column-properties style:column-width="5.581cm"/>
    </style:style>
    <style:style style:name="Table10.C" style:family="table-column">
      <style:table-column-properties style:column-width="9.795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1.328cm"/>
    </style:style>
    <style:style style:name="Table11.B" style:family="table-column">
      <style:table-column-properties style:column-width="15.672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1.328cm"/>
    </style:style>
    <style:style style:name="Table12.B" style:family="table-column">
      <style:table-column-properties style:column-width="15.672cm"/>
    </style:style>
    <style:style style:name="Table12.A1" style:family="table-cell">
      <style:table-cell-properties style:vertical-align="middle" fo:padding="0.049cm" fo:border="none"/>
    </style:style>
    <style:style style:name="P1" style:family="paragraph" style:parent-style-name="Heading_20_2">
      <style:paragraph-properties fo:margin-top="0cm" fo:margin-bottom="0.499cm" style:contextual-spacing="false"/>
    </style:style>
    <style:style style:name="P2" style:family="paragraph" style:parent-style-name="Preformatted_20_Text">
      <style:paragraph-properties fo:margin-top="0cm" fo:margin-bottom="0.499cm" style:contextual-spacing="false"/>
    </style:style>
    <style:style style:name="P3" style:family="paragraph" style:parent-style-name="Preformatted_20_Text">
      <style:paragraph-properties fo:margin-top="0cm" fo:margin-bottom="0.499cm" style:contextual-spacing="false"/>
      <style:text-properties officeooo:paragraph-rsid="0013d32f"/>
    </style:style>
    <style:style style:name="P4" style:family="paragraph" style:parent-style-name="Standard">
      <style:text-properties officeooo:rsid="002c7ba3" officeooo:paragraph-rsid="002c7ba3"/>
    </style:style>
    <style:style style:name="P5" style:family="paragraph" style:parent-style-name="Table_20_Contents">
      <style:paragraph-properties fo:margin-top="0cm" fo:margin-bottom="0.499cm" style:contextual-spacing="false"/>
    </style:style>
    <style:style style:name="P6" style:family="paragraph" style:parent-style-name="Table_20_Contents">
      <style:paragraph-properties fo:margin-top="0cm" fo:margin-bottom="0.499cm" style:contextual-spacing="false"/>
      <style:text-properties fo:font-weight="bold"/>
    </style:style>
    <style:style style:name="P7" style:family="paragraph" style:parent-style-name="Table_20_Heading">
      <style:paragraph-properties fo:text-align="center" style:justify-single-word="false"/>
    </style:style>
    <style:style style:name="P8" style:family="paragraph" style:parent-style-name="Text_20_body">
      <style:text-properties officeooo:paragraph-rsid="001261a7"/>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text-properties fo:font-weight="bold"/>
    </style:style>
    <style:style style:name="P16" style:family="paragraph" style:parent-style-name="Text_20_body" style:list-style-name="L6"/>
    <style:style style:name="P17" style:family="paragraph" style:parent-style-name="Text_20_body" style:list-style-name="L6">
      <style:paragraph-properties fo:margin-top="0cm" fo:margin-bottom="0cm" style:contextual-spacing="false"/>
    </style:style>
    <style:style style:name="T1" style:family="text">
      <style:text-properties fo:font-style="italic"/>
    </style:style>
    <style:style style:name="T2" style:family="text">
      <style:text-properties fo:font-weight="bold"/>
    </style:style>
    <style:style style:name="T3" style:family="text">
      <style:text-properties style:text-position="33% 8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Whitespace in Ruby Program</text:h>
      <text:p text:style-name="Text_20_body">Whitespace characters such as spaces and tabs are generally ignored in Ruby code, except when they appear in strings. Sometimes, however, they are used to interpret ambiguous statements. Interpretations of this sort produce warnings when the -w option is enabled.</text:p>
      <text:h text:style-name="Heading_20_3" text:outline-level="3">Example</text:h>
      <text:p text:style-name="Preformatted_20_Text">a + b is interpreted as a+b ( Here a is a local variable)</text:p>
      <text:p text:style-name="P2">a <text:s/>+b is interpreted as a(+b) ( Here a is a method call)<text:line-break/>________________________________________________________________________________</text:p>
      <text:h text:style-name="Heading_20_2" text:outline-level="2">Line Endings in Ruby Program</text:h>
      <text:p text:style-name="P8">Ruby interprets semicolons and newline characters as the ending of a statement. However, if Ruby encounters operators, such as +, −, or backslash at the end of a line, they indicate the continuation of a statement.<text:line-break/>________________________________________________________________________________</text:p>
      <text:h text:style-name="Heading_20_2" text:outline-level="2">Ruby Identifiers</text:h>
      <text:p text:style-name="Text_20_body">Identifiers are names of variables, constants, and methods. Ruby identifiers are case sensitive. It means Ram and RAM are two different identifiers in Ruby.</text:p>
      <text:p text:style-name="P8">Ruby identifier names may consist of alphanumeric characters and the underscore character ( _ ).<text:line-break/>________________________________________________________________________________</text:p>
      <text:h text:style-name="Heading_20_2" text:outline-level="2">Reserved Words</text:h>
      <text:p text:style-name="Text_20_body">The following list shows the reserved words in Ruby. These reserved words may not be used as constant or variable names. They can, however, be used as method name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BEGIN</text:p>
          </table:table-cell>
          <table:table-cell table:style-name="Table1.A1" office:value-type="string">
            <text:p text:style-name="Table_20_Contents">do</text:p>
          </table:table-cell>
          <table:table-cell table:style-name="Table1.A1" office:value-type="string">
            <text:p text:style-name="Table_20_Contents">next</text:p>
          </table:table-cell>
          <table:table-cell table:style-name="Table1.A1" office:value-type="string">
            <text:p text:style-name="Table_20_Contents">then</text:p>
          </table:table-cell>
        </table:table-row>
        <table:table-row>
          <table:table-cell table:style-name="Table1.A1" office:value-type="string">
            <text:p text:style-name="Table_20_Contents">END</text:p>
          </table:table-cell>
          <table:table-cell table:style-name="Table1.A1" office:value-type="string">
            <text:p text:style-name="Table_20_Contents">else</text:p>
          </table:table-cell>
          <table:table-cell table:style-name="Table1.A1" office:value-type="string">
            <text:p text:style-name="Table_20_Contents">nil</text:p>
          </table:table-cell>
          <table:table-cell table:style-name="Table1.A1" office:value-type="string">
            <text:p text:style-name="Table_20_Contents">true</text:p>
          </table:table-cell>
        </table:table-row>
        <table:table-row>
          <table:table-cell table:style-name="Table1.A1" office:value-type="string">
            <text:p text:style-name="Table_20_Contents">alias</text:p>
          </table:table-cell>
          <table:table-cell table:style-name="Table1.A1" office:value-type="string">
            <text:p text:style-name="Table_20_Contents">elsif</text:p>
          </table:table-cell>
          <table:table-cell table:style-name="Table1.A1" office:value-type="string">
            <text:p text:style-name="Table_20_Contents">not</text:p>
          </table:table-cell>
          <table:table-cell table:style-name="Table1.A1" office:value-type="string">
            <text:p text:style-name="Table_20_Contents">undef</text:p>
          </table:table-cell>
        </table:table-row>
        <table:table-row>
          <table:table-cell table:style-name="Table1.A1" office:value-type="string">
            <text:p text:style-name="Table_20_Contents">and</text:p>
          </table:table-cell>
          <table:table-cell table:style-name="Table1.A1" office:value-type="string">
            <text:p text:style-name="Table_20_Contents">end</text:p>
          </table:table-cell>
          <table:table-cell table:style-name="Table1.A1" office:value-type="string">
            <text:p text:style-name="Table_20_Contents">or</text:p>
          </table:table-cell>
          <table:table-cell table:style-name="Table1.A1" office:value-type="string">
            <text:p text:style-name="Table_20_Contents">unless</text:p>
          </table:table-cell>
        </table:table-row>
        <table:table-row>
          <table:table-cell table:style-name="Table1.A1" office:value-type="string">
            <text:p text:style-name="Table_20_Contents">begin</text:p>
          </table:table-cell>
          <table:table-cell table:style-name="Table1.A1" office:value-type="string">
            <text:p text:style-name="Table_20_Contents">ensure</text:p>
          </table:table-cell>
          <table:table-cell table:style-name="Table1.A1" office:value-type="string">
            <text:p text:style-name="Table_20_Contents">redo</text:p>
          </table:table-cell>
          <table:table-cell table:style-name="Table1.A1" office:value-type="string">
            <text:p text:style-name="Table_20_Contents">until</text:p>
          </table:table-cell>
        </table:table-row>
        <table:table-row>
          <table:table-cell table:style-name="Table1.A1" office:value-type="string">
            <text:p text:style-name="Table_20_Contents">break</text:p>
          </table:table-cell>
          <table:table-cell table:style-name="Table1.A1" office:value-type="string">
            <text:p text:style-name="Table_20_Contents">false</text:p>
          </table:table-cell>
          <table:table-cell table:style-name="Table1.A1" office:value-type="string">
            <text:p text:style-name="Table_20_Contents">rescue</text:p>
          </table:table-cell>
          <table:table-cell table:style-name="Table1.A1" office:value-type="string">
            <text:p text:style-name="Table_20_Contents">when</text:p>
          </table:table-cell>
        </table:table-row>
        <table:table-row>
          <table:table-cell table:style-name="Table1.A1" office:value-type="string">
            <text:p text:style-name="Table_20_Contents">case</text:p>
          </table:table-cell>
          <table:table-cell table:style-name="Table1.A1" office:value-type="string">
            <text:p text:style-name="Table_20_Contents">for</text:p>
          </table:table-cell>
          <table:table-cell table:style-name="Table1.A1" office:value-type="string">
            <text:p text:style-name="Table_20_Contents">retry</text:p>
          </table:table-cell>
          <table:table-cell table:style-name="Table1.A1" office:value-type="string">
            <text:p text:style-name="Table_20_Contents">while</text:p>
          </table:table-cell>
        </table:table-row>
        <table:table-row>
          <table:table-cell table:style-name="Table1.A1" office:value-type="string">
            <text:p text:style-name="Table_20_Contents">class</text:p>
          </table:table-cell>
          <table:table-cell table:style-name="Table1.A1" office:value-type="string">
            <text:p text:style-name="Table_20_Contents">if</text:p>
          </table:table-cell>
          <table:table-cell table:style-name="Table1.A1" office:value-type="string">
            <text:p text:style-name="Table_20_Contents">return</text:p>
          </table:table-cell>
          <table:table-cell table:style-name="Table1.A1" office:value-type="string">
            <text:p text:style-name="Table_20_Contents">while</text:p>
          </table:table-cell>
        </table:table-row>
        <table:table-row>
          <table:table-cell table:style-name="Table1.A1" office:value-type="string">
            <text:p text:style-name="Table_20_Contents">def</text:p>
          </table:table-cell>
          <table:table-cell table:style-name="Table1.A1" office:value-type="string">
            <text:p text:style-name="Table_20_Contents">in</text:p>
          </table:table-cell>
          <table:table-cell table:style-name="Table1.A1" office:value-type="string">
            <text:p text:style-name="Table_20_Contents">self</text:p>
          </table:table-cell>
          <table:table-cell table:style-name="Table1.A1" office:value-type="string">
            <text:p text:style-name="Table_20_Contents">__FILE__</text:p>
          </table:table-cell>
        </table:table-row>
        <table:table-row>
          <table:table-cell table:style-name="Table1.A1" office:value-type="string">
            <text:p text:style-name="Table_20_Contents">defined?</text:p>
          </table:table-cell>
          <table:table-cell table:style-name="Table1.A1" office:value-type="string">
            <text:p text:style-name="Table_20_Contents">module</text:p>
          </table:table-cell>
          <table:table-cell table:style-name="Table1.A1" office:value-type="string">
            <text:p text:style-name="Table_20_Contents">super</text:p>
          </table:table-cell>
          <table:table-cell table:style-name="Table1.A1" office:value-type="string">
            <text:p text:style-name="Table_20_Contents">__LINE__</text:p>
          </table:table-cell>
        </table:table-row>
      </table:table>
      <text:p text:style-name="Standard"/>
      <text:p text:style-name="P3">________________________________________________________________________________</text:p>
      <text:h text:style-name="Heading_20_2" text:outline-level="2"><text:soft-page-break/>Ruby BEGIN Statement</text:h>
      <text:h text:style-name="Heading_20_3" text:outline-level="3">Syntax</text:h>
      <text:p text:style-name="Preformatted_20_Text">BEGIN {</text:p>
      <text:p text:style-name="Preformatted_20_Text"><text:s text:c="3"/>code</text:p>
      <text:p text:style-name="P2">}</text:p>
      <text:p text:style-name="Text_20_body">Declares <text:span text:style-name="T1">code</text:span> to be called before the program is run.</text:p>
      <text:h text:style-name="Heading_20_3" text:outline-level="3">Example</text:h>
      <text:p text:style-name="Preformatted_20_Text">#!/usr/bin/ruby</text:p>
      <text:p text:style-name="Preformatted_20_Text"/>
      <text:p text:style-name="Preformatted_20_Text">puts "This is main Ruby Program"</text:p>
      <text:p text:style-name="Preformatted_20_Text"/>
      <text:p text:style-name="Preformatted_20_Text">BEGIN {</text:p>
      <text:p text:style-name="Preformatted_20_Text"><text:s text:c="3"/>puts "Initializing Ruby Program"</text:p>
      <text:p text:style-name="P2">}</text:p>
      <text:p text:style-name="Text_20_body">This will produce the following result −</text:p>
      <text:p text:style-name="Preformatted_20_Text">Initializing Ruby Program</text:p>
      <text:p text:style-name="P3">This is main Ruby Program<text:line-break/>________________________________________________________________________________</text:p>
      <text:h text:style-name="Heading_20_2" text:outline-level="2">Ruby END Statement</text:h>
      <text:h text:style-name="Heading_20_3" text:outline-level="3">Syntax</text:h>
      <text:p text:style-name="Preformatted_20_Text">END {</text:p>
      <text:p text:style-name="Preformatted_20_Text"><text:s text:c="3"/>code</text:p>
      <text:p text:style-name="P2">}</text:p>
      <text:p text:style-name="Text_20_body">Declares <text:span text:style-name="T1">code</text:span> to be called at the end of the program.</text:p>
      <text:h text:style-name="Heading_20_3" text:outline-level="3">Example</text:h>
      <text:p text:style-name="Preformatted_20_Text">#!/usr/bin/ruby</text:p>
      <text:p text:style-name="Preformatted_20_Text"/>
      <text:p text:style-name="Preformatted_20_Text">puts "This is main Ruby Program"</text:p>
      <text:p text:style-name="Preformatted_20_Text"/>
      <text:p text:style-name="Preformatted_20_Text">END {</text:p>
      <text:p text:style-name="Preformatted_20_Text"><text:s text:c="3"/>puts "Terminating Ruby Program"</text:p>
      <text:p text:style-name="Preformatted_20_Text">}</text:p>
      <text:p text:style-name="Preformatted_20_Text">BEGIN {</text:p>
      <text:p text:style-name="Preformatted_20_Text"><text:s text:c="3"/>puts "Initializing Ruby Program"</text:p>
      <text:p text:style-name="P2">}</text:p>
      <text:p text:style-name="Text_20_body">This will produce the following result −</text:p>
      <text:p text:style-name="Preformatted_20_Text">Initializing Ruby Program</text:p>
      <text:p text:style-name="Preformatted_20_Text">This is main Ruby Program</text:p>
      <text:p text:style-name="P3">Terminating Ruby Program<text:line-break/>________________________________________________________________________________</text:p>
      <text:h text:style-name="Heading_20_1" text:outline-level="1"><text:soft-page-break/>Ruby - Classes and Objects</text:h>
      <text:p text:style-name="Text_20_body">Ruby is a perfect Object Oriented Programming Language. The features of the object-oriented programming language include −</text:p>
      <text:list xml:id="list3110472861" text:style-name="L3">
        <text:list-item>
          <text:p text:style-name="P12">Data Encapsulation </text:p>
        </text:list-item>
        <text:list-item>
          <text:p text:style-name="P12">Data Abstraction </text:p>
        </text:list-item>
        <text:list-item>
          <text:p text:style-name="P12">Polymorphism </text:p>
        </text:list-item>
        <text:list-item>
          <text:p text:style-name="P11">Inheritance </text:p>
        </text:list-item>
      </text:list>
      <text:p text:style-name="Text_20_body">These features have been discussed in the chapter <text:a xlink:type="simple" xlink:href="https://www.tutorialspoint.com/ruby/ruby_object_oriented.htm" text:style-name="Internet_20_link" text:visited-style-name="Visited_20_Internet_20_Link">Object Oriented Ruby</text:a>.</text:p>
      <text:p text:style-name="Text_20_body">An object-oriented program involves classes and objects. A class is the blueprint from which individual objects are created. In object-oriented terms, we say that your <text:span text:style-name="T1">bicycle</text:span> is an instance of the <text:span text:style-name="T1">class of objects</text:span> known as bicycles.</text:p>
      <text:p text:style-name="Text_20_body">Take the example of any vehicle. It comprises wheels, horsepower, and fuel or gas tank capacity. These characteristics form the data members of the class Vehicle. You can differentiate one vehicle from the other with the help of these characteristics.</text:p>
      <text:p text:style-name="Text_20_body">A vehicle can also have certain functions, such as halting, driving, and speeding. Even these functions form the data members of the class Vehicle. You can, therefore, define a class as a combination of characteristics and functions.</text:p>
      <text:p text:style-name="Text_20_body">A class Vehicle can be defined as −</text:p>
      <text:p text:style-name="Preformatted_20_Text">Class Vehicle {</text:p>
      <text:p text:style-name="Preformatted_20_Text"/>
      <text:p text:style-name="Preformatted_20_Text"><text:s text:c="3"/>Number no_of_wheels</text:p>
      <text:p text:style-name="Preformatted_20_Text"><text:s text:c="3"/>Number horsepower</text:p>
      <text:p text:style-name="Preformatted_20_Text"><text:s text:c="3"/>Characters type_of_tank</text:p>
      <text:p text:style-name="Preformatted_20_Text"><text:s text:c="3"/>Number Capacity</text:p>
      <text:p text:style-name="Preformatted_20_Text"><text:s text:c="3"/>Function speeding {</text:p>
      <text:p text:style-name="Preformatted_20_Text"><text:s text:c="3"/>}</text:p>
      <text:p text:style-name="Preformatted_20_Text"><text:s text:c="3"/></text:p>
      <text:p text:style-name="Preformatted_20_Text"><text:s text:c="3"/>Function driving {</text:p>
      <text:p text:style-name="Preformatted_20_Text"><text:s text:c="3"/>}</text:p>
      <text:p text:style-name="Preformatted_20_Text"><text:s text:c="3"/></text:p>
      <text:p text:style-name="Preformatted_20_Text"><text:s text:c="3"/>Function halting {</text:p>
      <text:p text:style-name="Preformatted_20_Text"><text:s text:c="3"/>}</text:p>
      <text:p text:style-name="P2">}</text:p>
      <text:p text:style-name="Text_20_body">By assigning different values to these data members, you can form several instances of the class Vehicle. For example, an airplane has three wheels, horsepower of 1,000, fuel as the type of tank, and a capacity of 100 liters. In the same way, a car has four wheels, horsepower of 200, gas as the type of tank, and a capacity of 25 liters.</text:p>
      <text:h text:style-name="Heading_20_2" text:outline-level="2">Defining a Class in Ruby</text:h>
      <text:p text:style-name="Text_20_body">To implement object-oriented programming by using Ruby, you need to first learn how to create objects and classes in Ruby.</text:p>
      <text:p text:style-name="Text_20_body">A class in Ruby always starts with the keyword <text:span text:style-name="T1">class</text:span> followed by the name of the class. The name should always be in initial capitals. The class <text:span text:style-name="T1">Customer</text:span> can be displayed as −</text:p>
      <text:p text:style-name="Preformatted_20_Text"><text:soft-page-break/>class Customer</text:p>
      <text:p text:style-name="P2">end</text:p>
      <text:p text:style-name="Text_20_body">You terminate a class by using the keyword <text:span text:style-name="T1">end</text:span>. All the data members in the <text:span text:style-name="T1">class</text:span> are between the class definition and the <text:span text:style-name="T1">end</text:span> keyword.</text:p>
      <text:h text:style-name="Heading_20_2" text:outline-level="2">Variables in a Ruby Class</text:h>
      <text:p text:style-name="Text_20_body">Ruby provides four types of variables −</text:p>
      <text:list xml:id="list1546930852" text:style-name="L4">
        <text:list-item>
          <text:p text:style-name="P13"><text:span text:style-name="T2">Local Variables</text:span> − Local variables are the variables that are defined in a method. Local variables are not available outside the method. You will see more details about method in subsequent chapter. Local variables begin with a lowercase letter or _.</text:p>
        </text:list-item>
        <text:list-item>
          <text:p text:style-name="P13"><text:span text:style-name="T2">Instance Variables</text:span> − Instance variables are available across methods for any particular instance or object. That means that instance variables change from object to object. Instance variables are preceded by the at sign (@) followed by the variable name.</text:p>
        </text:list-item>
        <text:list-item>
          <text:p text:style-name="P13"><text:span text:style-name="T2">Class Variables</text:span> − Class variables are available across different objects. A class variable belongs to the class and is a characteristic of a class. They are preceded by the sign @@ and are followed by the variable name.</text:p>
        </text:list-item>
        <text:list-item>
          <text:p text:style-name="P13"><text:span text:style-name="T2">Global Variables</text:span> − Class variables are not available across classes. If you want to have a single variable, which is available across classes, you need to define a global variable. The global variables are always preceded by the dollar sign ($).</text:p>
        </text:list-item>
      </text:list>
      <text:h text:style-name="Heading_20_3" text:outline-level="3">Example</text:h>
      <text:p text:style-name="Text_20_body">Using the class variable @@no_of_customers, you can determine the number of objects that are being created. This enables in deriving the number of customers.</text:p>
      <text:p text:style-name="Preformatted_20_Text">class Customer</text:p>
      <text:p text:style-name="Preformatted_20_Text"><text:s text:c="3"/>@@no_of_customers = 0</text:p>
      <text:p text:style-name="P2">end</text:p>
      <text:h text:style-name="Heading_20_2" text:outline-level="2">Creating Objects in Ruby using new Method</text:h>
      <text:p text:style-name="Text_20_body">Objects are instances of the class. You will now learn how to create objects of a class in Ruby. You can create objects in Ruby by using the method <text:span text:style-name="T1">new</text:span> of the class.</text:p>
      <text:p text:style-name="Text_20_body">The method <text:span text:style-name="T1">new</text:span> is a unique type of method, which is predefined in the Ruby library. The new method belongs to the <text:span text:style-name="T1">class</text:span> methods.</text:p>
      <text:p text:style-name="Text_20_body">Here is the example to create two objects cust1 and cust2 of the class Customer −</text:p>
      <text:p text:style-name="Preformatted_20_Text">cust1 = Customer. new</text:p>
      <text:p text:style-name="P2">cust2 = Customer. new</text:p>
      <text:p text:style-name="Text_20_body">Here, cust1 and cust2 are the names of two objects. You write the object name followed by the equal to sign (=) after which the class name will follow. Then, the dot operator and the keyword <text:span text:style-name="T1">new</text:span> will follow.</text:p>
      <text:h text:style-name="Heading_20_2" text:outline-level="2"><text:soft-page-break/>Custom Method to Create Ruby Objects</text:h>
      <text:p text:style-name="Text_20_body">You can pass parameters to method <text:span text:style-name="T1">new</text:span> and those parameters can be used to initialize class variables.</text:p>
      <text:p text:style-name="Text_20_body">When you plan to declare the <text:span text:style-name="T1">new</text:span> method with parameters, you need to declare the method <text:span text:style-name="T1">initialize</text:span> at the time of the class creation.</text:p>
      <text:p text:style-name="Text_20_body">The <text:span text:style-name="T1">initialize</text:span> method is a special type of method, which will be executed when the <text:span text:style-name="T1">new</text:span> method of the class is called with parameters.</text:p>
      <text:p text:style-name="Text_20_body">Here is the example to create initialize method −</text:p>
      <text:p text:style-name="Preformatted_20_Text">class Customer</text:p>
      <text:p text:style-name="Preformatted_20_Text"><text:s text:c="3"/>@@no_of_customers = 0</text:p>
      <text:p text:style-name="Preformatted_20_Text"><text:s text:c="3"/>def initialize(id, name, addr)</text:p>
      <text:p text:style-name="Preformatted_20_Text"><text:s text:c="6"/>@cust_id = id</text:p>
      <text:p text:style-name="Preformatted_20_Text"><text:s text:c="6"/>@cust_name = name</text:p>
      <text:p text:style-name="Preformatted_20_Text"><text:s text:c="6"/>@cust_addr = addr</text:p>
      <text:p text:style-name="Preformatted_20_Text"><text:s text:c="3"/>end</text:p>
      <text:p text:style-name="P2">end</text:p>
      <text:p text:style-name="Text_20_body">In this example, you declare the <text:span text:style-name="T1">initialize</text:span> method with <text:span text:style-name="T2">id, name</text:span>, and <text:span text:style-name="T2">addr</text:span> as local variables. Here, <text:span text:style-name="T1">def</text:span> and <text:span text:style-name="T1">end</text:span> are used to define a Ruby method <text:span text:style-name="T1">initialize</text:span>. You will learn more about methods in subsequent chapters.</text:p>
      <text:p text:style-name="Text_20_body">In the <text:span text:style-name="T1">initialize</text:span> method, you pass on the values of these local variables to the instance variables @cust_id, @cust_name, and @cust_addr. Here local variables hold the values that are passed along with the new method.</text:p>
      <text:p text:style-name="Text_20_body">Now, you can create objects as follows −</text:p>
      <text:p text:style-name="Preformatted_20_Text">cust1 = Customer.new("1", "John", "Wisdom Apartments, Ludhiya")</text:p>
      <text:p text:style-name="P2">cust2 = Customer.new("2", "Poul", "New Empire road, Khandala")</text:p>
      <text:h text:style-name="Heading_20_2" text:outline-level="2">Member Functions in Ruby Class</text:h>
      <text:p text:style-name="Text_20_body">In Ruby, functions are called methods. Each method in a <text:span text:style-name="T1">class</text:span> starts with the keyword <text:span text:style-name="T1">def</text:span> followed by the method name.</text:p>
      <text:p text:style-name="Text_20_body">The method name always preferred in <text:span text:style-name="T2">lowercase letters</text:span>. You end a method in Ruby by using the keyword <text:span text:style-name="T1">end</text:span>.</text:p>
      <text:p text:style-name="Text_20_body">Here is the example to define a Ruby method −</text:p>
      <text:p text:style-name="Preformatted_20_Text">class Sample</text:p>
      <text:p text:style-name="Preformatted_20_Text"><text:s text:c="3"/>def function</text:p>
      <text:p text:style-name="Preformatted_20_Text"><text:s text:c="6"/>statement 1</text:p>
      <text:p text:style-name="Preformatted_20_Text"><text:s text:c="6"/>statement 2</text:p>
      <text:p text:style-name="Preformatted_20_Text"><text:s text:c="3"/>end</text:p>
      <text:p text:style-name="P2">end</text:p>
      <text:p text:style-name="Text_20_body">Here, <text:span text:style-name="T1">statement 1</text:span> and <text:span text:style-name="T1">statement 2</text:span> are part of the body of the method <text:span text:style-name="T1">function</text:span> inside the class Sample. These statments could be any valid Ruby statement. For example we can put a method <text:span text:style-name="T1">puts</text:span> to print <text:span text:style-name="T1">Hello Ruby</text:span> as follows −</text:p>
      <text:p text:style-name="Preformatted_20_Text">class Sample</text:p>
      <text:p text:style-name="Preformatted_20_Text"><text:soft-page-break/><text:s text:c="3"/>def hello</text:p>
      <text:p text:style-name="Preformatted_20_Text"><text:s text:c="6"/>puts "Hello Ruby!"</text:p>
      <text:p text:style-name="Preformatted_20_Text"><text:s text:c="3"/>end</text:p>
      <text:p text:style-name="P2">end</text:p>
      <text:p text:style-name="Text_20_body">Now in the following example, create one object of Sample class and call <text:span text:style-name="T1">hello</text:span> method and see the result −</text:p>
      <text:p text:style-name="Preformatted_20_Text">#!/usr/bin/ruby</text:p>
      <text:p text:style-name="Preformatted_20_Text"/>
      <text:p text:style-name="Preformatted_20_Text">class Sample</text:p>
      <text:p text:style-name="Preformatted_20_Text"><text:s text:c="3"/>def hello</text:p>
      <text:p text:style-name="Preformatted_20_Text"><text:s text:c="6"/>puts "Hello Ruby!"</text:p>
      <text:p text:style-name="Preformatted_20_Text"><text:s text:c="3"/>end</text:p>
      <text:p text:style-name="Preformatted_20_Text">end</text:p>
      <text:p text:style-name="Preformatted_20_Text"/>
      <text:p text:style-name="Preformatted_20_Text"># Now using above class to create objects</text:p>
      <text:p text:style-name="Preformatted_20_Text">object = Sample. new</text:p>
      <text:p text:style-name="P2">object.hello</text:p>
      <text:p text:style-name="Text_20_body">This will produce the following result −</text:p>
      <text:p text:style-name="P2">Hello Ruby!</text:p>
      <text:h text:style-name="Heading_20_2" text:outline-level="2">Simple Case Study</text:h>
      <text:p text:style-name="Text_20_body">Here is a case study if you want to do more practice with class and objects.</text:p>
      <text:p text:style-name="Text_20_body"><text:a xlink:type="simple" xlink:href="https://www.tutorialspoint.com/ruby/ruby_class_case_study.htm" office:target-frame-name="_blank" xlink:show="new" text:style-name="Internet_20_link" text:visited-style-name="Visited_20_Internet_20_Link">Ruby Class Case Study</text:a></text:p>
      <text:h text:style-name="Heading_20_1" text:outline-level="1">Ruby - Variables, Constants and Literals</text:h>
      <text:p text:style-name="Text_20_body">Variables are the memory locations, which hold any data to be used by any program.</text:p>
      <text:p text:style-name="Text_20_body">There are five types of variables supported by Ruby. You already have gone through a small description of these variables in the previous chapter as well. These five types of variables are explained in this chapter.</text:p>
      <text:h text:style-name="Heading_20_2" text:outline-level="2">Ruby Global Variables</text:h>
      <text:p text:style-name="Text_20_body">Global variables begin with $. Uninitialized global variables have the value nil and produce warnings with the -w option.</text:p>
      <text:p text:style-name="Text_20_body">Assignment to global variables alters the global status. It is not recommended to use global variables. They make programs cryptic.</text:p>
      <text:p text:style-name="Text_20_body">Here is an example showing the usage of global variable.</text:p>
      <text:p text:style-name="Preformatted_20_Text">#!/usr/bin/ruby</text:p>
      <text:p text:style-name="Preformatted_20_Text"/>
      <text:p text:style-name="Preformatted_20_Text">$global_variable = 10</text:p>
      <text:p text:style-name="Preformatted_20_Text">class Class1</text:p>
      <text:p text:style-name="Preformatted_20_Text"><text:s text:c="3"/>def print_global</text:p>
      <text:p text:style-name="Preformatted_20_Text"><text:s text:c="6"/>puts "Global variable in Class1 is #$global_variable"</text:p>
      <text:p text:style-name="Preformatted_20_Text"><text:s text:c="3"/>end</text:p>
      <text:p text:style-name="Preformatted_20_Text">end</text:p>
      <text:p text:style-name="Preformatted_20_Text"><text:soft-page-break/>class Class2</text:p>
      <text:p text:style-name="Preformatted_20_Text"><text:s text:c="3"/>def print_global</text:p>
      <text:p text:style-name="Preformatted_20_Text"><text:s text:c="6"/>puts "Global variable in Class2 is #$global_variable"</text:p>
      <text:p text:style-name="Preformatted_20_Text"><text:s text:c="3"/>end</text:p>
      <text:p text:style-name="Preformatted_20_Text">end</text:p>
      <text:p text:style-name="Preformatted_20_Text"/>
      <text:p text:style-name="Preformatted_20_Text">class1obj = Class1.new</text:p>
      <text:p text:style-name="Preformatted_20_Text">class1obj.print_global</text:p>
      <text:p text:style-name="Preformatted_20_Text">class2obj = Class2.new</text:p>
      <text:p text:style-name="P2">class2obj.print_global</text:p>
      <text:p text:style-name="Text_20_body">Here $global_variable is a global variable. This will produce the following result −</text:p>
      <text:p text:style-name="Text_20_body"><text:span text:style-name="T2">NOTE</text:span> − In Ruby, you CAN access value of any variable or constant by putting a hash (#) character just before that variable or constant.</text:p>
      <text:p text:style-name="Preformatted_20_Text">Global variable in Class1 is 10</text:p>
      <text:p text:style-name="P2">Global variable in Class2 is 10</text:p>
      <text:h text:style-name="Heading_20_2" text:outline-level="2">Ruby Instance Variables</text:h>
      <text:p text:style-name="Text_20_body">Instance variables begin with @. Uninitialized instance variables have the value <text:span text:style-name="T1">nil</text:span> and produce warnings with the -w option.</text:p>
      <text:p text:style-name="Text_20_body">Here is an example showing the usage of Instance Variables.</text:p>
      <text:p text:style-name="Preformatted_20_Text">#!/usr/bin/ruby</text:p>
      <text:p text:style-name="Preformatted_20_Text"/>
      <text:p text:style-name="Preformatted_20_Text">class Customer</text:p>
      <text:p text:style-name="Preformatted_20_Text"><text:s text:c="3"/>def initialize(id, name, addr)</text:p>
      <text:p text:style-name="Preformatted_20_Text"><text:s text:c="6"/>@cust_id = id</text:p>
      <text:p text:style-name="Preformatted_20_Text"><text:s text:c="6"/>@cust_name = name</text:p>
      <text:p text:style-name="Preformatted_20_Text"><text:s text:c="6"/>@cust_addr = addr</text:p>
      <text:p text:style-name="Preformatted_20_Text"><text:s text:c="3"/>end</text:p>
      <text:p text:style-name="Preformatted_20_Text"><text:s text:c="3"/>def display_details()</text:p>
      <text:p text:style-name="Preformatted_20_Text"><text:s text:c="6"/>puts "Customer id #@cust_id"</text:p>
      <text:p text:style-name="Preformatted_20_Text"><text:s text:c="6"/>puts "Customer name #@cust_name"</text:p>
      <text:p text:style-name="Preformatted_20_Text"><text:s text:c="6"/>puts "Customer address #@cust_addr"</text:p>
      <text:p text:style-name="Preformatted_20_Text"><text:s text:c="3"/>end</text:p>
      <text:p text:style-name="Preformatted_20_Text">end</text:p>
      <text:p text:style-name="Preformatted_20_Text"/>
      <text:p text:style-name="Preformatted_20_Text"># Create Objects</text:p>
      <text:p text:style-name="Preformatted_20_Text">cust1 = Customer.new("1", "John", "Wisdom Apartments, Ludhiya")</text:p>
      <text:p text:style-name="Preformatted_20_Text">cust2 = Customer.new("2", "Poul", "New Empire road, Khandala")</text:p>
      <text:p text:style-name="Preformatted_20_Text"/>
      <text:p text:style-name="Preformatted_20_Text"># Call Methods</text:p>
      <text:p text:style-name="Preformatted_20_Text">cust1.display_details()</text:p>
      <text:p text:style-name="P2">cust2.display_details()</text:p>
      <text:p text:style-name="Text_20_body">Here, @cust_id, @cust_name and @cust_addr are instance variables. This will produce the following result −</text:p>
      <text:p text:style-name="Preformatted_20_Text">Customer id 1</text:p>
      <text:p text:style-name="Preformatted_20_Text">Customer name John</text:p>
      <text:p text:style-name="Preformatted_20_Text">Customer address Wisdom Apartments, Ludhiya</text:p>
      <text:p text:style-name="Preformatted_20_Text">Customer id 2</text:p>
      <text:p text:style-name="Preformatted_20_Text">Customer name Poul</text:p>
      <text:p text:style-name="P2">Customer address New Empire road, Khandala</text:p>
      <text:h text:style-name="Heading_20_2" text:outline-level="2"><text:soft-page-break/>Ruby Class Variables</text:h>
      <text:p text:style-name="Text_20_body">Class variables begin with @@ and must be initialized before they can be used in method definitions.</text:p>
      <text:p text:style-name="Text_20_body">Referencing an uninitialized class variable produces an error. Class variables are shared among descendants of the class or module in which the class variables are defined.</text:p>
      <text:p text:style-name="Text_20_body">Overriding class variables produce warnings with the -w option.</text:p>
      <text:p text:style-name="Text_20_body">Here is an example showing the usage of class variable −</text:p>
      <text:p text:style-name="Preformatted_20_Text">#!/usr/bin/ruby</text:p>
      <text:p text:style-name="Preformatted_20_Text"/>
      <text:p text:style-name="Preformatted_20_Text">class Customer</text:p>
      <text:p text:style-name="Preformatted_20_Text"><text:s text:c="3"/>@@no_of_customers = 0</text:p>
      <text:p text:style-name="Preformatted_20_Text"><text:s text:c="3"/>def initialize(id, name, addr)</text:p>
      <text:p text:style-name="Preformatted_20_Text"><text:s text:c="6"/>@cust_id = id</text:p>
      <text:p text:style-name="Preformatted_20_Text"><text:s text:c="6"/>@cust_name = name</text:p>
      <text:p text:style-name="Preformatted_20_Text"><text:s text:c="6"/>@cust_addr = addr</text:p>
      <text:p text:style-name="Preformatted_20_Text"><text:s text:c="3"/>end</text:p>
      <text:p text:style-name="Preformatted_20_Text"><text:s text:c="3"/>def display_details()</text:p>
      <text:p text:style-name="Preformatted_20_Text"><text:s text:c="6"/>puts "Customer id #@cust_id"</text:p>
      <text:p text:style-name="Preformatted_20_Text"><text:s text:c="6"/>puts "Customer name #@cust_name"</text:p>
      <text:p text:style-name="Preformatted_20_Text"><text:s text:c="6"/>puts "Customer address #@cust_addr"</text:p>
      <text:p text:style-name="Preformatted_20_Text"><text:s text:c="3"/>end</text:p>
      <text:p text:style-name="Preformatted_20_Text"><text:s text:c="3"/>def total_no_of_customers()</text:p>
      <text:p text:style-name="Preformatted_20_Text"><text:s text:c="6"/>@@no_of_customers += 1</text:p>
      <text:p text:style-name="Preformatted_20_Text"><text:s text:c="6"/>puts "Total number of customers: #@@no_of_customers"</text:p>
      <text:p text:style-name="Preformatted_20_Text"><text:s text:c="3"/>end</text:p>
      <text:p text:style-name="Preformatted_20_Text">end</text:p>
      <text:p text:style-name="Preformatted_20_Text"/>
      <text:p text:style-name="Preformatted_20_Text"># Create Objects</text:p>
      <text:p text:style-name="Preformatted_20_Text">cust1 = Customer.new("1", "John", "Wisdom Apartments, Ludhiya")</text:p>
      <text:p text:style-name="Preformatted_20_Text">cust2 = Customer.new("2", "Poul", "New Empire road, Khandala")</text:p>
      <text:p text:style-name="Preformatted_20_Text"/>
      <text:p text:style-name="Preformatted_20_Text"># Call Methods</text:p>
      <text:p text:style-name="Preformatted_20_Text">cust1.total_no_of_customers()</text:p>
      <text:p text:style-name="P2">cust2.total_no_of_customers()</text:p>
      <text:p text:style-name="Text_20_body">Here @@no_of_customers is a class variable. This will produce the following result −</text:p>
      <text:p text:style-name="Preformatted_20_Text">Total number of customers: 1</text:p>
      <text:p text:style-name="P2">Total number of customers: 2</text:p>
      <text:h text:style-name="Heading_20_2" text:outline-level="2">Ruby Local Variables</text:h>
      <text:p text:style-name="Text_20_body">Local variables begin with a lowercase letter or _. The scope of a local variable ranges from class, module, def, or do to the corresponding end or from a block's opening brace to its close brace {}.</text:p>
      <text:p text:style-name="Text_20_body">When an uninitialized local variable is referenced, it is interpreted as a call to a method that has no arguments.</text:p>
      <text:p text:style-name="Text_20_body">Assignment to uninitialized local variables also serves as variable declaration. The variables start to exist until the end of the current scope is reached. The lifetime of local variables is determined when Ruby parses the program.</text:p>
      <text:p text:style-name="Text_20_body">In the above example, local variables are id, name and addr.</text:p>
      <text:h text:style-name="Heading_20_2" text:outline-level="2"><text:soft-page-break/>Ruby Constants</text:h>
      <text:p text:style-name="Text_20_body">Constants begin with an uppercase letter. Constants defined within a class or module can be accessed from within that class or module, and those defined outside a class or module can be accessed globally.</text:p>
      <text:p text:style-name="Text_20_body">Constants may not be defined within methods. Referencing an uninitialized constant produces an error. Making an assignment to a constant that is already initialized produces a warning.</text:p>
      <text:p text:style-name="Preformatted_20_Text">#!/usr/bin/ruby</text:p>
      <text:p text:style-name="Preformatted_20_Text"/>
      <text:p text:style-name="Preformatted_20_Text">class Example</text:p>
      <text:p text:style-name="Preformatted_20_Text"><text:s text:c="3"/>VAR1 = 100</text:p>
      <text:p text:style-name="Preformatted_20_Text"><text:s text:c="3"/>VAR2 = 200</text:p>
      <text:p text:style-name="Preformatted_20_Text"><text:s text:c="3"/>def show</text:p>
      <text:p text:style-name="Preformatted_20_Text"><text:s text:c="6"/>puts "Value of first Constant is #{VAR1}"</text:p>
      <text:p text:style-name="Preformatted_20_Text"><text:s text:c="6"/>puts "Value of second Constant is #{VAR2}"</text:p>
      <text:p text:style-name="Preformatted_20_Text"><text:s text:c="3"/>end</text:p>
      <text:p text:style-name="Preformatted_20_Text">end</text:p>
      <text:p text:style-name="Preformatted_20_Text"/>
      <text:p text:style-name="Preformatted_20_Text"># Create Objects</text:p>
      <text:p text:style-name="Preformatted_20_Text">object = Example.new()</text:p>
      <text:p text:style-name="P2">object.show</text:p>
      <text:p text:style-name="Text_20_body">Here VAR1 and VAR2 are constants. This will produce the following result −</text:p>
      <text:p text:style-name="Preformatted_20_Text">Value of first Constant is 100</text:p>
      <text:p text:style-name="P2">Value of second Constant is 200</text:p>
      <text:h text:style-name="Heading_20_2" text:outline-level="2">Ruby Pseudo-Variables</text:h>
      <text:p text:style-name="Text_20_body">They are special variables that have the appearance of local variables but behave like constants. You cannot assign any value to these variables.</text:p>
      <text:list xml:id="list4029111528" text:style-name="L5">
        <text:list-item>
          <text:p text:style-name="P14"><text:span text:style-name="T2">self</text:span> − The receiver object of the current method.</text:p>
        </text:list-item>
        <text:list-item>
          <text:p text:style-name="P14"><text:span text:style-name="T2">true</text:span> − Value representing true.</text:p>
        </text:list-item>
        <text:list-item>
          <text:p text:style-name="P14"><text:span text:style-name="T2">false</text:span> − Value representing false.</text:p>
        </text:list-item>
        <text:list-item>
          <text:p text:style-name="P14"><text:span text:style-name="T2">nil</text:span> − Value representing undefined.</text:p>
        </text:list-item>
        <text:list-item>
          <text:p text:style-name="P14"><text:span text:style-name="T2">__FILE__</text:span> − The name of the current source file.</text:p>
        </text:list-item>
        <text:list-item>
          <text:p text:style-name="P14"><text:span text:style-name="T2">__LINE__</text:span> − The current line number in the source file.</text:p>
        </text:list-item>
      </text:list>
      <text:h text:style-name="Heading_20_2" text:outline-level="2">Ruby Basic Literals</text:h>
      <text:p text:style-name="Text_20_body">The rules Ruby uses for literals are simple and intuitive. This section explains all basic Ruby Literals.</text:p>
      <text:h text:style-name="Heading_20_2" text:outline-level="2">Integer Numbers</text:h>
      <text:p text:style-name="Text_20_body">Ruby supports integer numbers. An integer number can range from -2<text:span text:style-name="T3">30</text:span> to 2<text:span text:style-name="T3">30-1</text:span> or -2<text:span text:style-name="T3">62</text:span> to 2<text:span text:style-name="T3">62-1</text:span>. Integers within this range are objects of class <text:span text:style-name="T1">Fixnum</text:span> and integers outside this range are stored in objects of class <text:span text:style-name="T1">Bignum</text:span>.</text:p>
      <text:p text:style-name="Text_20_body"><text:soft-page-break/>You write integers using an optional leading sign, an optional base indicator (0 for octal, 0x for hex, or 0b for binary), followed by a string of digits in the appropriate base. Underscore characters are ignored in the digit string.</text:p>
      <text:p text:style-name="Text_20_body">You can also get the integer value, corresponding to an ASCII character or escape the sequence by preceding it with a question mark.</text:p>
      <text:h text:style-name="Heading_20_3" text:outline-level="3">Example</text:h>
      <text:p text:style-name="Preformatted_20_Text">123 <text:s text:c="17"/># Fixnum decimal</text:p>
      <text:p text:style-name="Preformatted_20_Text">1_234 <text:s text:c="15"/># Fixnum decimal with underline</text:p>
      <text:p text:style-name="Preformatted_20_Text">-500 <text:s text:c="16"/># Negative Fixnum</text:p>
      <text:p text:style-name="Preformatted_20_Text">0377 <text:s text:c="16"/># octal</text:p>
      <text:p text:style-name="Preformatted_20_Text">0xff <text:s text:c="16"/># hexadecimal</text:p>
      <text:p text:style-name="Preformatted_20_Text">0b1011 <text:s text:c="14"/># binary</text:p>
      <text:p text:style-name="Preformatted_20_Text">?a <text:s text:c="18"/># character code for 'a'</text:p>
      <text:p text:style-name="Preformatted_20_Text">?\n <text:s text:c="17"/># code for a newline (0x0a)</text:p>
      <text:p text:style-name="P2">12345678901234567890 # Bignum</text:p>
      <text:p text:style-name="Text_20_body"><text:span text:style-name="T2">NOTE</text:span> − Class and Objects are explained in a separate chapter of this tutorial.</text:p>
      <text:h text:style-name="Heading_20_2" text:outline-level="2">Floating Numbers</text:h>
      <text:p text:style-name="Text_20_body">Ruby supports floating numbers. They are also numbers but with decimals. Floating-point numbers are objects of class <text:span text:style-name="T1">Float</text:span> and can be any of the following −</text:p>
      <text:h text:style-name="Heading_20_3" text:outline-level="3">Example</text:h>
      <text:p text:style-name="Preformatted_20_Text">123.4 <text:s text:c="15"/># floating point value</text:p>
      <text:p text:style-name="Preformatted_20_Text">1.0e6 <text:s text:c="15"/># scientific notation</text:p>
      <text:p text:style-name="Preformatted_20_Text">4E20 <text:s text:c="16"/># dot not required</text:p>
      <text:p text:style-name="P2">4e+20 <text:s text:c="15"/># sign before exponential</text:p>
      <text:h text:style-name="Heading_20_2" text:outline-level="2">String Literals</text:h>
      <text:p text:style-name="Text_20_body">Ruby strings are simply sequences of 8-bit bytes and they are objects of class String. Double-quoted strings allow substitution and backslash notation but single-quoted strings don't allow substitution and allow backslash notation only for \\ and \'</text:p>
      <text:h text:style-name="Heading_20_3" text:outline-level="3">Example</text:h>
      <text:p text:style-name="Preformatted_20_Text">#!/usr/bin/ruby -w</text:p>
      <text:p text:style-name="Preformatted_20_Text"/>
      <text:p text:style-name="Preformatted_20_Text">puts 'escape using "\\"';</text:p>
      <text:p text:style-name="P2">puts 'That\'s right';</text:p>
      <text:p text:style-name="Text_20_body">This will produce the following result −</text:p>
      <text:p text:style-name="Preformatted_20_Text">escape using "\"</text:p>
      <text:p text:style-name="P2">That's right</text:p>
      <text:p text:style-name="Text_20_body">You can substitute the value of any Ruby expression into a string using the sequence <text:span text:style-name="T2">#{ expr }</text:span>. Here, expr could be any ruby expression.</text:p>
      <text:p text:style-name="Preformatted_20_Text">#!/usr/bin/ruby -w</text:p>
      <text:p text:style-name="Preformatted_20_Text"/>
      <text:p text:style-name="P2"><text:soft-page-break/>puts "Multiplication Value : #{24*60*60}";</text:p>
      <text:p text:style-name="Text_20_body">This will produce the following result −</text:p>
      <text:p text:style-name="P2">Multiplication Value : 86400</text:p>
      <text:h text:style-name="Heading_20_2" text:outline-level="2">Backslash Notations</text:h>
      <text:p text:style-name="Text_20_body">Following is the list of Backslash notations supported by Ruby −</text:p>
      <table:table table:name="Table2" table:style-name="Table2">
        <table:table-column table:style-name="Table2.A"/>
        <table:table-column table:style-name="Table2.B"/>
        <table:table-row>
          <table:table-cell table:style-name="Table2.A1" office:value-type="string">
            <text:p text:style-name="P7">Notation</text:p>
          </table:table-cell>
          <table:table-cell table:style-name="Table2.A1" office:value-type="string">
            <text:p text:style-name="P7">Character represented</text:p>
          </table:table-cell>
        </table:table-row>
        <table:table-row>
          <table:table-cell table:style-name="Table2.A1" office:value-type="string">
            <text:p text:style-name="Table_20_Contents">\n</text:p>
          </table:table-cell>
          <table:table-cell table:style-name="Table2.A1" office:value-type="string">
            <text:p text:style-name="Table_20_Contents">Newline (0x0a)</text:p>
          </table:table-cell>
        </table:table-row>
        <table:table-row>
          <table:table-cell table:style-name="Table2.A1" office:value-type="string">
            <text:p text:style-name="Table_20_Contents">\r</text:p>
          </table:table-cell>
          <table:table-cell table:style-name="Table2.A1" office:value-type="string">
            <text:p text:style-name="Table_20_Contents">Carriage return (0x0d)</text:p>
          </table:table-cell>
        </table:table-row>
        <table:table-row>
          <table:table-cell table:style-name="Table2.A1" office:value-type="string">
            <text:p text:style-name="Table_20_Contents">\f</text:p>
          </table:table-cell>
          <table:table-cell table:style-name="Table2.A1" office:value-type="string">
            <text:p text:style-name="Table_20_Contents">Formfeed (0x0c)</text:p>
          </table:table-cell>
        </table:table-row>
        <table:table-row>
          <table:table-cell table:style-name="Table2.A1" office:value-type="string">
            <text:p text:style-name="Table_20_Contents">\b</text:p>
          </table:table-cell>
          <table:table-cell table:style-name="Table2.A1" office:value-type="string">
            <text:p text:style-name="Table_20_Contents">Backspace (0x08)</text:p>
          </table:table-cell>
        </table:table-row>
        <table:table-row>
          <table:table-cell table:style-name="Table2.A1" office:value-type="string">
            <text:p text:style-name="Table_20_Contents">\a</text:p>
          </table:table-cell>
          <table:table-cell table:style-name="Table2.A1" office:value-type="string">
            <text:p text:style-name="Table_20_Contents">Bell (0x07)</text:p>
          </table:table-cell>
        </table:table-row>
        <table:table-row>
          <table:table-cell table:style-name="Table2.A1" office:value-type="string">
            <text:p text:style-name="Table_20_Contents">\e</text:p>
          </table:table-cell>
          <table:table-cell table:style-name="Table2.A1" office:value-type="string">
            <text:p text:style-name="Table_20_Contents">Escape (0x1b)</text:p>
          </table:table-cell>
        </table:table-row>
        <table:table-row>
          <table:table-cell table:style-name="Table2.A1" office:value-type="string">
            <text:p text:style-name="Table_20_Contents">\s</text:p>
          </table:table-cell>
          <table:table-cell table:style-name="Table2.A1" office:value-type="string">
            <text:p text:style-name="Table_20_Contents">Space (0x20)</text:p>
          </table:table-cell>
        </table:table-row>
        <table:table-row>
          <table:table-cell table:style-name="Table2.A1" office:value-type="string">
            <text:p text:style-name="Table_20_Contents">\nnn</text:p>
          </table:table-cell>
          <table:table-cell table:style-name="Table2.A1" office:value-type="string">
            <text:p text:style-name="Table_20_Contents">Octal notation (n being 0-7)</text:p>
          </table:table-cell>
        </table:table-row>
        <table:table-row>
          <table:table-cell table:style-name="Table2.A1" office:value-type="string">
            <text:p text:style-name="Table_20_Contents">\xnn</text:p>
          </table:table-cell>
          <table:table-cell table:style-name="Table2.A1" office:value-type="string">
            <text:p text:style-name="Table_20_Contents">Hexadecimal notation (n being 0-9, a-f, or A-F)</text:p>
          </table:table-cell>
        </table:table-row>
        <table:table-row>
          <table:table-cell table:style-name="Table2.A1" office:value-type="string">
            <text:p text:style-name="Table_20_Contents">\cx, \C-x</text:p>
          </table:table-cell>
          <table:table-cell table:style-name="Table2.A1" office:value-type="string">
            <text:p text:style-name="Table_20_Contents">Control-x</text:p>
          </table:table-cell>
        </table:table-row>
        <table:table-row>
          <table:table-cell table:style-name="Table2.A1" office:value-type="string">
            <text:p text:style-name="Table_20_Contents">\M-x</text:p>
          </table:table-cell>
          <table:table-cell table:style-name="Table2.A1" office:value-type="string">
            <text:p text:style-name="Table_20_Contents">Meta-x (c | 0x80)</text:p>
          </table:table-cell>
        </table:table-row>
        <table:table-row>
          <table:table-cell table:style-name="Table2.A1" office:value-type="string">
            <text:p text:style-name="Table_20_Contents">\M-\C-x</text:p>
          </table:table-cell>
          <table:table-cell table:style-name="Table2.A1" office:value-type="string">
            <text:p text:style-name="Table_20_Contents">Meta-Control-x</text:p>
          </table:table-cell>
        </table:table-row>
        <table:table-row>
          <table:table-cell table:style-name="Table2.A1" office:value-type="string">
            <text:p text:style-name="Table_20_Contents">\x</text:p>
          </table:table-cell>
          <table:table-cell table:style-name="Table2.A1" office:value-type="string">
            <text:p text:style-name="Table_20_Contents">Character x</text:p>
          </table:table-cell>
        </table:table-row>
      </table:table>
      <text:p text:style-name="Text_20_body">For more detail on Ruby Strings, go through <text:a xlink:type="simple" xlink:href="https://www.tutorialspoint.com/ruby/ruby_strings.htm" text:style-name="Internet_20_link" text:visited-style-name="Visited_20_Internet_20_Link">Ruby Strings</text:a>.</text:p>
      <text:h text:style-name="Heading_20_2" text:outline-level="2">Ruby Arrays</text:h>
      <text:p text:style-name="Text_20_body">Literals of Ruby Array are created by placing a comma-separated series of object references between the square brackets. A trailing comma is ignored.</text:p>
      <text:h text:style-name="Heading_20_3" text:outline-level="3">Example</text:h>
      <text:p text:style-name="Preformatted_20_Text">#!/usr/bin/ruby</text:p>
      <text:p text:style-name="Preformatted_20_Text"/>
      <text:p text:style-name="Preformatted_20_Text">ary = [ <text:s/>"fred", 10, 3.14, "This is a string", "last element", ]</text:p>
      <text:p text:style-name="Preformatted_20_Text">ary.each do |i|</text:p>
      <text:p text:style-name="Preformatted_20_Text"><text:s text:c="3"/>puts i</text:p>
      <text:p text:style-name="P2">end</text:p>
      <text:p text:style-name="Text_20_body">This will produce the following result −</text:p>
      <text:p text:style-name="Preformatted_20_Text">fred</text:p>
      <text:p text:style-name="Preformatted_20_Text">10</text:p>
      <text:p text:style-name="Preformatted_20_Text">3.14</text:p>
      <text:p text:style-name="Preformatted_20_Text">This is a string</text:p>
      <text:p text:style-name="P2">last element</text:p>
      <text:p text:style-name="Text_20_body">For more detail on Ruby Arrays, go through <text:a xlink:type="simple" xlink:href="https://www.tutorialspoint.com/ruby/ruby_arrays.htm" text:style-name="Internet_20_link" text:visited-style-name="Visited_20_Internet_20_Link">Ruby Arrays</text:a>.</text:p>
      <text:h text:style-name="Heading_20_2" text:outline-level="2"><text:soft-page-break/>Ruby Hashes</text:h>
      <text:p text:style-name="Text_20_body">A literal Ruby Hash is created by placing a list of key/value pairs between braces, with either a comma or the sequence =&gt; between the key and the value. A trailing comma is ignored.</text:p>
      <text:h text:style-name="Heading_20_3" text:outline-level="3">Example</text:h>
      <text:p text:style-name="Preformatted_20_Text">#!/usr/bin/ruby</text:p>
      <text:p text:style-name="Preformatted_20_Text"/>
      <text:p text:style-name="Preformatted_20_Text">hsh = colors = { "red" =&gt; 0xf00, "green" =&gt; 0x0f0, "blue" =&gt; 0x00f }</text:p>
      <text:p text:style-name="Preformatted_20_Text">hsh.each do |key, value|</text:p>
      <text:p text:style-name="Preformatted_20_Text"><text:s text:c="3"/>print key, " is ", value, "\n"</text:p>
      <text:p text:style-name="P2">end</text:p>
      <text:p text:style-name="Text_20_body">This will produce the following result −</text:p>
      <text:p text:style-name="Preformatted_20_Text">red is 3840</text:p>
      <text:p text:style-name="Preformatted_20_Text">green is 240</text:p>
      <text:p text:style-name="P2">blue is 15</text:p>
      <text:p text:style-name="Text_20_body">For more detail on Ruby Hashes, go through <text:a xlink:type="simple" xlink:href="https://www.tutorialspoint.com/ruby/ruby_hashes.htm" text:style-name="Internet_20_link" text:visited-style-name="Visited_20_Internet_20_Link">Ruby Hashes</text:a>.</text:p>
      <text:h text:style-name="Heading_20_2" text:outline-level="2">Ruby Ranges</text:h>
      <text:p text:style-name="Text_20_body">A Range represents an interval which is a set of values with a start and an end. Ranges may be constructed using the s..e and s...e literals, or with Range.new.</text:p>
      <text:p text:style-name="Text_20_body">Ranges constructed using .. run from the start to the end inclusively. Those created using ... exclude the end value. When used as an iterator, ranges return each value in the sequence.</text:p>
      <text:p text:style-name="Text_20_body">A range (1..5) means it includes 1, 2, 3, 4, 5 values and a range (1...5) means it includes 1, 2, 3, 4 values.</text:p>
      <text:h text:style-name="Heading_20_3" text:outline-level="3">Example</text:h>
      <text:p text:style-name="Preformatted_20_Text">#!/usr/bin/ruby</text:p>
      <text:p text:style-name="Preformatted_20_Text"/>
      <text:p text:style-name="Preformatted_20_Text">(10..15).each do |n| </text:p>
      <text:p text:style-name="Preformatted_20_Text"><text:s text:c="3"/>print n, ' ' </text:p>
      <text:p text:style-name="P2">end</text:p>
      <text:p text:style-name="Text_20_body">This will produce the following result −</text:p>
      <text:p text:style-name="P2">10 11 12 13 14 15</text:p>
      <text:p text:style-name="Text_20_body">For more detail on Ruby Ranges, go through <text:a xlink:type="simple" xlink:href="https://www.tutorialspoint.com/ruby/ruby_ranges.htm" text:style-name="Internet_20_link" text:visited-style-name="Visited_20_Internet_20_Link">Ruby Ranges</text:a>.</text:p>
      <text:h text:style-name="Heading_20_1" text:outline-level="1">Ruby - Operators</text:h>
      <text:p text:style-name="Text_20_body">Ruby supports a rich set of operators, as you'd expect from a modern language. Most operators are actually method calls. For example, a + b is interpreted as a.+(b), where the + method in the object referred to by variable <text:span text:style-name="T1">a</text:span> is called with <text:span text:style-name="T1">b</text:span> as its argument.</text:p>
      <text:p text:style-name="Text_20_body">For each operator (+ - * / % ** &amp; | ^ &lt;&lt; &gt;&gt; &amp;&amp; ||), there is a corresponding form of abbreviated assignment operator (+= -= etc.).</text:p>
      <text:h text:style-name="Heading_20_2" text:outline-level="2"><text:soft-page-break/>Ruby Arithmetic Operators</text:h>
      <text:p text:style-name="Text_20_body">Assume variable a holds 10 and variable b holds 20, then −</text:p>
      <table:table table:name="Table3" table:style-name="Table3">
        <table:table-column table:style-name="Table3.A"/>
        <table:table-column table:style-name="Table3.B"/>
        <table:table-column table:style-name="Table3.C"/>
        <table:table-row>
          <table:table-cell table:style-name="Table3.A1" office:value-type="string">
            <text:p text:style-name="P7">Operator</text:p>
          </table:table-cell>
          <table:table-cell table:style-name="Table3.A1" office:value-type="string">
            <text:p text:style-name="P7">Description</text:p>
          </table:table-cell>
          <table:table-cell table:style-name="Table3.A1" office:value-type="string">
            <text:p text:style-name="P7">Example</text:p>
          </table:table-cell>
        </table:table-row>
        <table:table-row>
          <table:table-cell table:style-name="Table3.A1" office:value-type="string">
            <text:p text:style-name="Table_20_Contents">+</text:p>
          </table:table-cell>
          <table:table-cell table:style-name="Table3.A1" office:value-type="string">
            <text:p text:style-name="Table_20_Contents">Addition − Adds values on either side of the operator.</text:p>
          </table:table-cell>
          <table:table-cell table:style-name="Table3.A1" office:value-type="string">
            <text:p text:style-name="Table_20_Contents">a + b will give 30</text:p>
          </table:table-cell>
        </table:table-row>
        <table:table-row>
          <table:table-cell table:style-name="Table3.A1" office:value-type="string">
            <text:p text:style-name="Table_20_Contents">−</text:p>
          </table:table-cell>
          <table:table-cell table:style-name="Table3.A1" office:value-type="string">
            <text:p text:style-name="Table_20_Contents">Subtraction − Subtracts right hand operand from left hand operand.</text:p>
          </table:table-cell>
          <table:table-cell table:style-name="Table3.A1" office:value-type="string">
            <text:p text:style-name="Table_20_Contents">a - b will give -10</text:p>
          </table:table-cell>
        </table:table-row>
        <table:table-row>
          <table:table-cell table:style-name="Table3.A1" office:value-type="string">
            <text:p text:style-name="Table_20_Contents">*</text:p>
          </table:table-cell>
          <table:table-cell table:style-name="Table3.A1" office:value-type="string">
            <text:p text:style-name="Table_20_Contents">Multiplication − Multiplies values on either side of the operator.</text:p>
          </table:table-cell>
          <table:table-cell table:style-name="Table3.A1" office:value-type="string">
            <text:p text:style-name="Table_20_Contents">a * b will give 200</text:p>
          </table:table-cell>
        </table:table-row>
        <table:table-row>
          <table:table-cell table:style-name="Table3.A1" office:value-type="string">
            <text:p text:style-name="Table_20_Contents">/</text:p>
          </table:table-cell>
          <table:table-cell table:style-name="Table3.A1" office:value-type="string">
            <text:p text:style-name="Table_20_Contents">Division − Divides left hand operand by right hand operand.</text:p>
          </table:table-cell>
          <table:table-cell table:style-name="Table3.A1" office:value-type="string">
            <text:p text:style-name="Table_20_Contents">b / a will give 2</text:p>
          </table:table-cell>
        </table:table-row>
        <table:table-row>
          <table:table-cell table:style-name="Table3.A1" office:value-type="string">
            <text:p text:style-name="Table_20_Contents">%</text:p>
          </table:table-cell>
          <table:table-cell table:style-name="Table3.A1" office:value-type="string">
            <text:p text:style-name="Table_20_Contents">Modulus − Divides left hand operand by right hand operand and returns remainder.</text:p>
          </table:table-cell>
          <table:table-cell table:style-name="Table3.A1" office:value-type="string">
            <text:p text:style-name="Table_20_Contents">b % a will give 0</text:p>
          </table:table-cell>
        </table:table-row>
        <table:table-row>
          <table:table-cell table:style-name="Table3.A1" office:value-type="string">
            <text:p text:style-name="Table_20_Contents">**</text:p>
          </table:table-cell>
          <table:table-cell table:style-name="Table3.A1" office:value-type="string">
            <text:p text:style-name="Table_20_Contents">Exponent − Performs exponential (power) calculation on operators.</text:p>
          </table:table-cell>
          <table:table-cell table:style-name="Table3.A1" office:value-type="string">
            <text:p text:style-name="Table_20_Contents">a**b will give 10 to the power 20</text:p>
          </table:table-cell>
        </table:table-row>
      </table:table>
      <text:h text:style-name="Heading_20_2" text:outline-level="2">Ruby Comparison Operators</text:h>
      <text:p text:style-name="Text_20_body">Assume variable a holds 10 and variable b holds 20, then −</text:p>
      <table:table table:name="Table4" table:style-name="Table4">
        <table:table-column table:style-name="Table4.A"/>
        <table:table-column table:style-name="Table4.B"/>
        <table:table-column table:style-name="Table4.C"/>
        <table:table-row>
          <table:table-cell table:style-name="Table4.A1" office:value-type="string">
            <text:p text:style-name="P7">Operator</text:p>
          </table:table-cell>
          <table:table-cell table:style-name="Table4.A1" office:value-type="string">
            <text:p text:style-name="P7">Description</text:p>
          </table:table-cell>
          <table:table-cell table:style-name="Table4.A1" office:value-type="string">
            <text:p text:style-name="P7">Example</text:p>
          </table:table-cell>
        </table:table-row>
        <table:table-row>
          <table:table-cell table:style-name="Table4.A1" office:value-type="string">
            <text:p text:style-name="Table_20_Contents">==</text:p>
          </table:table-cell>
          <table:table-cell table:style-name="Table4.A1" office:value-type="string">
            <text:p text:style-name="Table_20_Contents">Checks if the value of two operands are equal or not, if yes then condition becomes true.</text:p>
          </table:table-cell>
          <table:table-cell table:style-name="Table4.A1" office:value-type="string">
            <text:p text:style-name="Table_20_Contents">(a == b) is not true.</text:p>
          </table:table-cell>
        </table:table-row>
        <table:table-row>
          <table:table-cell table:style-name="Table4.A1" office:value-type="string">
            <text:p text:style-name="Table_20_Contents">!=</text:p>
          </table:table-cell>
          <table:table-cell table:style-name="Table4.A1" office:value-type="string">
            <text:p text:style-name="Table_20_Contents">Checks if the value of two operands are equal or not, if values are not equal then condition becomes true.</text:p>
          </table:table-cell>
          <table:table-cell table:style-name="Table4.A1" office:value-type="string">
            <text:p text:style-name="Table_20_Contents">(a != b) is true.</text:p>
          </table:table-cell>
        </table:table-row>
        <table:table-row>
          <table:table-cell table:style-name="Table4.A1" office:value-type="string">
            <text:p text:style-name="Table_20_Contents">&gt;</text:p>
          </table:table-cell>
          <table:table-cell table:style-name="Table4.A1" office:value-type="string">
            <text:p text:style-name="Table_20_Contents">Checks if the value of left operand is greater than the value of right operand, if yes then condition becomes true.</text:p>
          </table:table-cell>
          <table:table-cell table:style-name="Table4.A1" office:value-type="string">
            <text:p text:style-name="Table_20_Contents">(a &gt; b) is not true.</text:p>
          </table:table-cell>
        </table:table-row>
        <table:table-row>
          <table:table-cell table:style-name="Table4.A1" office:value-type="string">
            <text:p text:style-name="Table_20_Contents">&lt;</text:p>
          </table:table-cell>
          <table:table-cell table:style-name="Table4.A1" office:value-type="string">
            <text:p text:style-name="Table_20_Contents">Checks if the value of left operand is less than the value of right operand, if yes then condition becomes true.</text:p>
          </table:table-cell>
          <table:table-cell table:style-name="Table4.A1" office:value-type="string">
            <text:p text:style-name="Table_20_Contents">(a &lt; b) is true.</text:p>
          </table:table-cell>
        </table:table-row>
        <table:table-row>
          <table:table-cell table:style-name="Table4.A1" office:value-type="string">
            <text:p text:style-name="Table_20_Contents">&gt;=</text:p>
          </table:table-cell>
          <table:table-cell table:style-name="Table4.A1" office:value-type="string">
            <text:p text:style-name="Table_20_Contents">Checks if the value of left operand is greater than or equal to the value of right operand, if yes then condition becomes true.</text:p>
          </table:table-cell>
          <table:table-cell table:style-name="Table4.A1" office:value-type="string">
            <text:p text:style-name="Table_20_Contents">(a &gt;= b) is not true.</text:p>
          </table:table-cell>
        </table:table-row>
        <table:table-row>
          <table:table-cell table:style-name="Table4.A1" office:value-type="string">
            <text:p text:style-name="Table_20_Contents">&lt;=</text:p>
          </table:table-cell>
          <table:table-cell table:style-name="Table4.A1" office:value-type="string">
            <text:p text:style-name="Table_20_Contents">Checks if the value of left operand is less than or equal to the value of right operand, if yes then condition becomes true.</text:p>
          </table:table-cell>
          <table:table-cell table:style-name="Table4.A1" office:value-type="string">
            <text:p text:style-name="Table_20_Contents">(a &lt;= b) is true.</text:p>
          </table:table-cell>
        </table:table-row>
        <table:table-row>
          <table:table-cell table:style-name="Table4.A1" office:value-type="string">
            <text:p text:style-name="Table_20_Contents">&lt;=&gt;</text:p>
          </table:table-cell>
          <table:table-cell table:style-name="Table4.A1" office:value-type="string">
            <text:p text:style-name="Table_20_Contents">Combined comparison operator. Returns 0 if first operand equals second, 1 if first operand is greater than the second and -1 if first operand is less than the second.</text:p>
          </table:table-cell>
          <table:table-cell table:style-name="Table4.A1" office:value-type="string">
            <text:p text:style-name="Table_20_Contents">(a &lt;=&gt; b) returns -1.</text:p>
          </table:table-cell>
        </table:table-row>
        <table:table-row>
          <table:table-cell table:style-name="Table4.A1" office:value-type="string">
            <text:p text:style-name="Table_20_Contents">===</text:p>
          </table:table-cell>
          <table:table-cell table:style-name="Table4.A1" office:value-type="string">
            <text:p text:style-name="Table_20_Contents">Used to test equality within a when clause of a <text:span text:style-name="T1">case</text:span> statement.</text:p>
          </table:table-cell>
          <table:table-cell table:style-name="Table4.A1" office:value-type="string">
            <text:p text:style-name="Table_20_Contents">(1...10) === 5 returns true.</text:p>
          </table:table-cell>
        </table:table-row>
        <table:table-row>
          <table:table-cell table:style-name="Table4.A1" office:value-type="string">
            <text:p text:style-name="Table_20_Contents">.eql?</text:p>
          </table:table-cell>
          <table:table-cell table:style-name="Table4.A1" office:value-type="string">
            <text:p text:style-name="Table_20_Contents">True if the receiver and argument have both the same type and equal values.</text:p>
          </table:table-cell>
          <table:table-cell table:style-name="Table4.A1" office:value-type="string">
            <text:p text:style-name="Table_20_Contents">1 == 1.0 returns true, but 1.eql?(1.0) is false.</text:p>
          </table:table-cell>
        </table:table-row>
        <table:table-row>
          <table:table-cell table:style-name="Table4.A1" office:value-type="string">
            <text:p text:style-name="Table_20_Contents">equal?</text:p>
          </table:table-cell>
          <table:table-cell table:style-name="Table4.A1" office:value-type="string">
            <text:p text:style-name="Table_20_Contents">True if the receiver and argument have the same object id.</text:p>
          </table:table-cell>
          <table:table-cell table:style-name="Table4.A1" office:value-type="string">
            <text:p text:style-name="Table_20_Contents">if aObj is duplicate of bObj then aObj == bObj is true, a.equal?bObj is false but a.equal?aObj is true.</text:p>
          </table:table-cell>
        </table:table-row>
      </table:table>
      <text:h text:style-name="Heading_20_2" text:outline-level="2"><text:soft-page-break/>Ruby Assignment Operators</text:h>
      <text:p text:style-name="Text_20_body">Assume variable a holds 10 and variable b holds 20, then −</text:p>
      <table:table table:name="Table5" table:style-name="Table5">
        <table:table-column table:style-name="Table5.A"/>
        <table:table-column table:style-name="Table5.B"/>
        <table:table-column table:style-name="Table5.C"/>
        <table:table-row>
          <table:table-cell table:style-name="Table5.A1" office:value-type="string">
            <text:p text:style-name="P7">Operator</text:p>
          </table:table-cell>
          <table:table-cell table:style-name="Table5.A1" office:value-type="string">
            <text:p text:style-name="P7">Description</text:p>
          </table:table-cell>
          <table:table-cell table:style-name="Table5.A1" office:value-type="string">
            <text:p text:style-name="P7">Example</text:p>
          </table:table-cell>
        </table:table-row>
        <table:table-row>
          <table:table-cell table:style-name="Table5.A1" office:value-type="string">
            <text:p text:style-name="Table_20_Contents">=</text:p>
          </table:table-cell>
          <table:table-cell table:style-name="Table5.A1" office:value-type="string">
            <text:p text:style-name="Table_20_Contents">Simple assignment operator, assigns values from right side operands to left side operand.</text:p>
          </table:table-cell>
          <table:table-cell table:style-name="Table5.A1" office:value-type="string">
            <text:p text:style-name="Table_20_Contents">c = a + b will assign the value of a + b into c</text:p>
          </table:table-cell>
        </table:table-row>
        <table:table-row>
          <table:table-cell table:style-name="Table5.A1" office:value-type="string">
            <text:p text:style-name="Table_20_Contents">+=</text:p>
          </table:table-cell>
          <table:table-cell table:style-name="Table5.A1" office:value-type="string">
            <text:p text:style-name="Table_20_Contents">Add AND assignment operator, adds right operand to the left operand and assign the result to left operand.</text:p>
          </table:table-cell>
          <table:table-cell table:style-name="Table5.A1" office:value-type="string">
            <text:p text:style-name="Table_20_Contents">c += a is equivalent to c = c + a</text:p>
          </table:table-cell>
        </table:table-row>
        <table:table-row>
          <table:table-cell table:style-name="Table5.A1" office:value-type="string">
            <text:p text:style-name="Table_20_Contents">-=</text:p>
          </table:table-cell>
          <table:table-cell table:style-name="Table5.A1" office:value-type="string">
            <text:p text:style-name="Table_20_Contents">Subtract AND assignment operator, subtracts right operand from the left operand and assign the result to left operand.</text:p>
          </table:table-cell>
          <table:table-cell table:style-name="Table5.A1" office:value-type="string">
            <text:p text:style-name="Table_20_Contents">c -= a is equivalent to c = c - a</text:p>
          </table:table-cell>
        </table:table-row>
        <table:table-row>
          <table:table-cell table:style-name="Table5.A1" office:value-type="string">
            <text:p text:style-name="Table_20_Contents">*=</text:p>
          </table:table-cell>
          <table:table-cell table:style-name="Table5.A1" office:value-type="string">
            <text:p text:style-name="Table_20_Contents">Multiply AND assignment operator, multiplies right operand with the left operand and assign the result to left operand.</text:p>
          </table:table-cell>
          <table:table-cell table:style-name="Table5.A1" office:value-type="string">
            <text:p text:style-name="Table_20_Contents">c *= a is equivalent to c = c * a</text:p>
          </table:table-cell>
        </table:table-row>
        <table:table-row>
          <table:table-cell table:style-name="Table5.A1" office:value-type="string">
            <text:p text:style-name="Table_20_Contents">/=</text:p>
          </table:table-cell>
          <table:table-cell table:style-name="Table5.A1" office:value-type="string">
            <text:p text:style-name="Table_20_Contents">Divide AND assignment operator, divides left operand with the right operand and assign the result to left operand.</text:p>
          </table:table-cell>
          <table:table-cell table:style-name="Table5.A1" office:value-type="string">
            <text:p text:style-name="Table_20_Contents">c /= a is equivalent to c = c / a</text:p>
          </table:table-cell>
        </table:table-row>
        <table:table-row>
          <table:table-cell table:style-name="Table5.A1" office:value-type="string">
            <text:p text:style-name="Table_20_Contents">%=</text:p>
          </table:table-cell>
          <table:table-cell table:style-name="Table5.A1" office:value-type="string">
            <text:p text:style-name="Table_20_Contents">Modulus AND assignment operator, takes modulus using two operands and assign the result to left operand.</text:p>
          </table:table-cell>
          <table:table-cell table:style-name="Table5.A1" office:value-type="string">
            <text:p text:style-name="Table_20_Contents">c %= a is equivalent to c = c % a</text:p>
          </table:table-cell>
        </table:table-row>
        <table:table-row>
          <table:table-cell table:style-name="Table5.A1" office:value-type="string">
            <text:p text:style-name="Table_20_Contents">**=</text:p>
          </table:table-cell>
          <table:table-cell table:style-name="Table5.A1" office:value-type="string">
            <text:p text:style-name="Table_20_Contents">Exponent AND assignment operator, performs exponential (power) calculation on operators and assign value to the left operand.</text:p>
          </table:table-cell>
          <table:table-cell table:style-name="Table5.A1" office:value-type="string">
            <text:p text:style-name="Table_20_Contents">c **= a is equivalent to c = c ** a</text:p>
          </table:table-cell>
        </table:table-row>
      </table:table>
      <text:h text:style-name="Heading_20_2" text:outline-level="2">Ruby Parallel Assignment</text:h>
      <text:p text:style-name="Text_20_body">Ruby also supports the parallel assignment of variables. This enables multiple variables to be initialized with a single line of Ruby code. For example −</text:p>
      <text:p text:style-name="Preformatted_20_Text">a = 10</text:p>
      <text:p text:style-name="Preformatted_20_Text">b = 20</text:p>
      <text:p text:style-name="P2">c = 30</text:p>
      <text:p text:style-name="Text_20_body">This may be more quickly declared using parallel assignment −</text:p>
      <text:p text:style-name="P2">a, b, c = 10, 20, 30</text:p>
      <text:p text:style-name="Text_20_body">Parallel assignment is also useful for swapping the values held in two variables −</text:p>
      <text:p text:style-name="P2">a, b = b, c</text:p>
      <text:h text:style-name="Heading_20_2" text:outline-level="2">Ruby Bitwise Operators</text:h>
      <text:p text:style-name="Text_20_body">Bitwise operator works on bits and performs bit by bit operation.</text:p>
      <text:p text:style-name="Text_20_body">Assume if a = 60; and b = 13; now in binary format they will be as follows −</text:p>
      <text:p text:style-name="Preformatted_20_Text"><text:s/>a <text:s text:c="3"/>= <text:s/>0011 1100</text:p>
      <text:p text:style-name="Preformatted_20_Text"><text:s/>b <text:s text:c="3"/>= <text:s/>0000 1101</text:p>
      <text:p text:style-name="Preformatted_20_Text"><text:s/>------------------</text:p>
      <text:p text:style-name="Preformatted_20_Text"><text:s/>a&amp;b <text:s/>= <text:s/>0000 1100</text:p>
      <text:p text:style-name="Preformatted_20_Text"><text:s/>a|b <text:s/>= <text:s/>0011 1101</text:p>
      <text:p text:style-name="Preformatted_20_Text"><text:s/>a^b <text:s/>= <text:s/>0011 0001</text:p>
      <text:p text:style-name="P2"><text:s/>~a <text:s text:c="2"/>= <text:s/>1100 0011</text:p>
      <text:p text:style-name="Text_20_body">The following Bitwise operators are supported by Ruby language.</text:p>
      <table:table table:name="Table6" table:style-name="Table6">
        <table:table-column table:style-name="Table6.A"/>
        <table:table-column table:style-name="Table6.B"/>
        <table:table-column table:style-name="Table6.C"/>
        <table:table-row>
          <table:table-cell table:style-name="Table6.A1" office:value-type="string">
            <text:p text:style-name="P7">Operator</text:p>
          </table:table-cell>
          <table:table-cell table:style-name="Table6.A1" office:value-type="string">
            <text:p text:style-name="P7">Description</text:p>
          </table:table-cell>
          <table:table-cell table:style-name="Table6.A1" office:value-type="string">
            <text:p text:style-name="P7">Example</text:p>
          </table:table-cell>
        </table:table-row>
        <text:soft-page-break/>
        <table:table-row>
          <table:table-cell table:style-name="Table6.A1" office:value-type="string">
            <text:p text:style-name="Table_20_Contents">&amp;</text:p>
          </table:table-cell>
          <table:table-cell table:style-name="Table6.A1" office:value-type="string">
            <text:p text:style-name="Table_20_Contents">Binary AND Operator copies a bit to the result if it exists in both operands.</text:p>
          </table:table-cell>
          <table:table-cell table:style-name="Table6.A1" office:value-type="string">
            <text:p text:style-name="Table_20_Contents">(a &amp; b) will give 12, which is 0000 1100</text:p>
          </table:table-cell>
        </table:table-row>
        <table:table-row>
          <table:table-cell table:style-name="Table6.A1" office:value-type="string">
            <text:p text:style-name="Table_20_Contents">|</text:p>
          </table:table-cell>
          <table:table-cell table:style-name="Table6.A1" office:value-type="string">
            <text:p text:style-name="Table_20_Contents">Binary OR Operator copies a bit if it exists in either operand.</text:p>
          </table:table-cell>
          <table:table-cell table:style-name="Table6.A1" office:value-type="string">
            <text:p text:style-name="Table_20_Contents">(a | b) will give 61, which is 0011 1101</text:p>
          </table:table-cell>
        </table:table-row>
        <table:table-row>
          <table:table-cell table:style-name="Table6.A1" office:value-type="string">
            <text:p text:style-name="Table_20_Contents">^</text:p>
          </table:table-cell>
          <table:table-cell table:style-name="Table6.A1" office:value-type="string">
            <text:p text:style-name="Table_20_Contents">Binary XOR Operator copies the bit if it is set in one operand but not both.</text:p>
          </table:table-cell>
          <table:table-cell table:style-name="Table6.A1" office:value-type="string">
            <text:p text:style-name="Table_20_Contents">(a ^ b) will give 49, which is 0011 0001</text:p>
          </table:table-cell>
        </table:table-row>
        <table:table-row>
          <table:table-cell table:style-name="Table6.A1" office:value-type="string">
            <text:p text:style-name="Table_20_Contents">~</text:p>
          </table:table-cell>
          <table:table-cell table:style-name="Table6.A1" office:value-type="string">
            <text:p text:style-name="Table_20_Contents">Binary Ones Complement Operator is unary and has the effect of 'flipping' bits.</text:p>
          </table:table-cell>
          <table:table-cell table:style-name="Table6.A1" office:value-type="string">
            <text:p text:style-name="Table_20_Contents">(~a ) will give -61, which is 1100 0011 in 2's complement form due to a signed binary number.</text:p>
          </table:table-cell>
        </table:table-row>
        <table:table-row>
          <table:table-cell table:style-name="Table6.A1" office:value-type="string">
            <text:p text:style-name="Table_20_Contents">&lt;&lt;</text:p>
          </table:table-cell>
          <table:table-cell table:style-name="Table6.A1" office:value-type="string">
            <text:p text:style-name="Table_20_Contents">Binary Left Shift Operator. The left operands value is moved left by the number of bits specified by the right operand.</text:p>
          </table:table-cell>
          <table:table-cell table:style-name="Table6.A1" office:value-type="string">
            <text:p text:style-name="Table_20_Contents">a &lt;&lt; 2 will give 240, which is 1111 0000</text:p>
          </table:table-cell>
        </table:table-row>
        <table:table-row>
          <table:table-cell table:style-name="Table6.A1" office:value-type="string">
            <text:p text:style-name="Table_20_Contents">&gt;&gt;</text:p>
          </table:table-cell>
          <table:table-cell table:style-name="Table6.A1" office:value-type="string">
            <text:p text:style-name="Table_20_Contents">Binary Right Shift Operator. The left operands value is moved right by the number of bits specified by the right operand.</text:p>
          </table:table-cell>
          <table:table-cell table:style-name="Table6.A1" office:value-type="string">
            <text:p text:style-name="Table_20_Contents">a &gt;&gt; 2 will give 15, which is 0000 1111</text:p>
          </table:table-cell>
        </table:table-row>
      </table:table>
      <text:h text:style-name="Heading_20_2" text:outline-level="2">Ruby Logical Operators</text:h>
      <text:p text:style-name="Text_20_body">The following logical operators are supported by Ruby language</text:p>
      <text:p text:style-name="Text_20_body">Assume variable <text:span text:style-name="T1">a</text:span> holds 10 and variable <text:span text:style-name="T1">b</text:span> holds 20, then −</text:p>
      <table:table table:name="Table7" table:style-name="Table7">
        <table:table-column table:style-name="Table7.A"/>
        <table:table-column table:style-name="Table7.B"/>
        <table:table-column table:style-name="Table7.C"/>
        <table:table-row>
          <table:table-cell table:style-name="Table7.A1" office:value-type="string">
            <text:p text:style-name="P7">Operator</text:p>
          </table:table-cell>
          <table:table-cell table:style-name="Table7.A1" office:value-type="string">
            <text:p text:style-name="P7">Description</text:p>
          </table:table-cell>
          <table:table-cell table:style-name="Table7.A1" office:value-type="string">
            <text:p text:style-name="P7">Example</text:p>
          </table:table-cell>
        </table:table-row>
        <table:table-row>
          <table:table-cell table:style-name="Table7.A1" office:value-type="string">
            <text:p text:style-name="Table_20_Contents">and</text:p>
          </table:table-cell>
          <table:table-cell table:style-name="Table7.A1" office:value-type="string">
            <text:p text:style-name="Table_20_Contents">Called Logical AND operator. If both the operands are true, then the condition becomes true.</text:p>
          </table:table-cell>
          <table:table-cell table:style-name="Table7.A1" office:value-type="string">
            <text:p text:style-name="Table_20_Contents">(a and b) is true.</text:p>
          </table:table-cell>
        </table:table-row>
        <table:table-row>
          <table:table-cell table:style-name="Table7.A1" office:value-type="string">
            <text:p text:style-name="Table_20_Contents">or</text:p>
          </table:table-cell>
          <table:table-cell table:style-name="Table7.A1" office:value-type="string">
            <text:p text:style-name="Table_20_Contents">Called Logical OR Operator. If any of the two operands are non zero, then the condition becomes true.</text:p>
          </table:table-cell>
          <table:table-cell table:style-name="Table7.A1" office:value-type="string">
            <text:p text:style-name="Table_20_Contents">(a or b) is true.</text:p>
          </table:table-cell>
        </table:table-row>
        <table:table-row>
          <table:table-cell table:style-name="Table7.A1" office:value-type="string">
            <text:p text:style-name="Table_20_Contents">&amp;&amp;</text:p>
          </table:table-cell>
          <table:table-cell table:style-name="Table7.A1" office:value-type="string">
            <text:p text:style-name="Table_20_Contents">Called Logical AND operator. If both the operands are non zero, then the condition becomes true.</text:p>
          </table:table-cell>
          <table:table-cell table:style-name="Table7.A1" office:value-type="string">
            <text:p text:style-name="Table_20_Contents">(a &amp;&amp; b) is true.</text:p>
          </table:table-cell>
        </table:table-row>
        <table:table-row>
          <table:table-cell table:style-name="Table7.A1" office:value-type="string">
            <text:p text:style-name="Table_20_Contents">||</text:p>
          </table:table-cell>
          <table:table-cell table:style-name="Table7.A1" office:value-type="string">
            <text:p text:style-name="Table_20_Contents">Called Logical OR Operator. If any of the two operands are non zero, then the condition becomes true.</text:p>
          </table:table-cell>
          <table:table-cell table:style-name="Table7.A1" office:value-type="string">
            <text:p text:style-name="Table_20_Contents">(a || b) is true.</text:p>
          </table:table-cell>
        </table:table-row>
        <table:table-row>
          <table:table-cell table:style-name="Table7.A1" office:value-type="string">
            <text:p text:style-name="Table_20_Contents">!</text:p>
          </table:table-cell>
          <table:table-cell table:style-name="Table7.A1" office:value-type="string">
            <text:p text:style-name="Table_20_Contents">Called Logical NOT Operator. Use to reverses the logical state of its operand. If a condition is true, then Logical NOT operator will make false.</text:p>
          </table:table-cell>
          <table:table-cell table:style-name="Table7.A1" office:value-type="string">
            <text:p text:style-name="Table_20_Contents">!(a &amp;&amp; b) is false.</text:p>
          </table:table-cell>
        </table:table-row>
        <table:table-row>
          <table:table-cell table:style-name="Table7.A1" office:value-type="string">
            <text:p text:style-name="Table_20_Contents">not</text:p>
          </table:table-cell>
          <table:table-cell table:style-name="Table7.A1" office:value-type="string">
            <text:p text:style-name="Table_20_Contents">Called Logical NOT Operator. Use to reverses the logical state of its operand. If a condition is true, then Logical NOT operator will make false.</text:p>
          </table:table-cell>
          <table:table-cell table:style-name="Table7.A1" office:value-type="string">
            <text:p text:style-name="Table_20_Contents">not(a &amp;&amp; b) is false.</text:p>
          </table:table-cell>
        </table:table-row>
      </table:table>
      <text:h text:style-name="Heading_20_2" text:outline-level="2">Ruby Ternary Operator</text:h>
      <text:p text:style-name="Text_20_body">There is one more operator called Ternary Operator. It first evaluates an expression for a true or false value and then executes one of the two given statements depending upon the result of the evaluation. The conditional operator has this syntax −</text:p>
      <table:table table:name="Table8" table:style-name="Table8">
        <table:table-column table:style-name="Table8.A"/>
        <table:table-column table:style-name="Table8.B"/>
        <table:table-column table:style-name="Table8.C"/>
        <table:table-row>
          <table:table-cell table:style-name="Table8.A1" office:value-type="string">
            <text:p text:style-name="P7">Operator</text:p>
          </table:table-cell>
          <table:table-cell table:style-name="Table8.A1" office:value-type="string">
            <text:p text:style-name="P7">Description</text:p>
          </table:table-cell>
          <table:table-cell table:style-name="Table8.A1" office:value-type="string">
            <text:p text:style-name="P7">Example</text:p>
          </table:table-cell>
        </table:table-row>
        <table:table-row>
          <table:table-cell table:style-name="Table8.A1" office:value-type="string">
            <text:p text:style-name="Table_20_Contents">? :</text:p>
          </table:table-cell>
          <table:table-cell table:style-name="Table8.A1" office:value-type="string">
            <text:p text:style-name="Table_20_Contents">Conditional Expression</text:p>
          </table:table-cell>
          <table:table-cell table:style-name="Table8.A1" office:value-type="string">
            <text:p text:style-name="Table_20_Contents">If Condition is true ? Then value X : Otherwise value Y</text:p>
          </table:table-cell>
        </table:table-row>
      </table:table>
      <text:h text:style-name="Heading_20_2" text:outline-level="2">Ruby Range Operators</text:h>
      <text:p text:style-name="Text_20_body">Sequence ranges in Ruby are used to create a range of successive values - consisting of a start value, an end value, and a range of values in between.</text:p>
      <text:p text:style-name="Text_20_body"><text:soft-page-break/>In Ruby, these sequences are created using the ".." and "..." range operators. The two-dot form creates an inclusive range, while the three-dot form creates a range that excludes the specified high value.</text:p>
      <table:table table:name="Table9" table:style-name="Table9">
        <table:table-column table:style-name="Table9.A"/>
        <table:table-column table:style-name="Table9.B"/>
        <table:table-column table:style-name="Table9.C"/>
        <table:table-row>
          <table:table-cell table:style-name="Table9.A1" office:value-type="string">
            <text:p text:style-name="P7">Operator</text:p>
          </table:table-cell>
          <table:table-cell table:style-name="Table9.A1" office:value-type="string">
            <text:p text:style-name="P7">Description</text:p>
          </table:table-cell>
          <table:table-cell table:style-name="Table9.A1" office:value-type="string">
            <text:p text:style-name="P7">Example</text:p>
          </table:table-cell>
        </table:table-row>
        <table:table-row>
          <table:table-cell table:style-name="Table9.A1" office:value-type="string">
            <text:p text:style-name="Table_20_Contents">..</text:p>
          </table:table-cell>
          <table:table-cell table:style-name="Table9.A1" office:value-type="string">
            <text:p text:style-name="Table_20_Contents">Creates a range from start point to end point inclusive.</text:p>
          </table:table-cell>
          <table:table-cell table:style-name="Table9.A1" office:value-type="string">
            <text:p text:style-name="Table_20_Contents">1..10 Creates a range from 1 to 10 inclusive.</text:p>
          </table:table-cell>
        </table:table-row>
        <table:table-row>
          <table:table-cell table:style-name="Table9.A1" office:value-type="string">
            <text:p text:style-name="Table_20_Contents">...</text:p>
          </table:table-cell>
          <table:table-cell table:style-name="Table9.A1" office:value-type="string">
            <text:p text:style-name="Table_20_Contents">Creates a range from start point to end point exclusive.</text:p>
          </table:table-cell>
          <table:table-cell table:style-name="Table9.A1" office:value-type="string">
            <text:p text:style-name="Table_20_Contents">1...10 Creates a range from 1 to 9.</text:p>
          </table:table-cell>
        </table:table-row>
      </table:table>
      <text:h text:style-name="Heading_20_2" text:outline-level="2">Ruby defined? Operators</text:h>
      <text:p text:style-name="Text_20_body">defined? is a special operator that takes the form of a method call to determine whether or not the passed expression is defined. It returns a description string of the expression, or <text:span text:style-name="T1">nil</text:span> if the expression isn't defined.</text:p>
      <text:p text:style-name="Text_20_body">There are various usage of defined? Operator</text:p>
      <text:h text:style-name="Heading_20_3" text:outline-level="3">Usage 1</text:h>
      <text:p text:style-name="P2">defined? variable # True if variable is initialized</text:p>
      <text:p text:style-name="P15">For Example</text:p>
      <text:p text:style-name="Preformatted_20_Text">foo = 42</text:p>
      <text:p text:style-name="Preformatted_20_Text">defined? foo <text:s text:c="3"/># =&gt; "local-variable"</text:p>
      <text:p text:style-name="Preformatted_20_Text">defined? $_ <text:s text:c="4"/># =&gt; "global-variable"</text:p>
      <text:p text:style-name="P2">defined? bar <text:s text:c="3"/># =&gt; nil (undefined)</text:p>
      <text:h text:style-name="Heading_20_3" text:outline-level="3">Usage 2</text:h>
      <text:p text:style-name="P2">defined? method_call # True if a method is defined</text:p>
      <text:p text:style-name="P15">For Example</text:p>
      <text:p text:style-name="Preformatted_20_Text">defined? puts <text:s text:c="7"/># =&gt; "method"</text:p>
      <text:p text:style-name="Preformatted_20_Text">defined? puts(bar) <text:s text:c="2"/># =&gt; nil (bar is not defined here)</text:p>
      <text:p text:style-name="P2">defined? unpack <text:s text:c="5"/># =&gt; nil (not defined here)</text:p>
      <text:h text:style-name="Heading_20_3" text:outline-level="3">Usage 3</text:h>
      <text:p text:style-name="Preformatted_20_Text"># True if a method exists that can be called with super user</text:p>
      <text:p text:style-name="P2">defined? super</text:p>
      <text:p text:style-name="P15">For Example</text:p>
      <text:p text:style-name="Preformatted_20_Text">defined? super <text:s text:c="4"/># =&gt; "super" (if it can be called)</text:p>
      <text:p text:style-name="P2">defined? super <text:s text:c="4"/># =&gt; nil (if it cannot be)</text:p>
      <text:h text:style-name="Heading_20_3" text:outline-level="3">Usage 4</text:h>
      <text:p text:style-name="P2">defined? yield <text:s text:c="2"/># True if a code block has been passed</text:p>
      <text:p text:style-name="P15">For Example</text:p>
      <text:p text:style-name="Preformatted_20_Text">defined? yield <text:s text:c="3"/># =&gt; "yield" (if there is a block passed)</text:p>
      <text:p text:style-name="P2"><text:soft-page-break/>defined? yield <text:s text:c="3"/># =&gt; nil (if there is no block)</text:p>
      <text:h text:style-name="Heading_20_2" text:outline-level="2">Ruby Dot "." and Double Colon "::" Operators</text:h>
      <text:p text:style-name="Text_20_body">You call a module method by preceding its name with the module's name and a period, and you reference a constant using the module name and two colons.</text:p>
      <text:p text:style-name="Text_20_body">The <text:span text:style-name="T2">::</text:span> is a unary operator that allows: constants, instance methods and class methods defined within a class or module, to be accessed from anywhere outside the class or module.</text:p>
      <text:p text:style-name="Text_20_body"><text:span text:style-name="T2">Remember</text:span> in Ruby, classes and methods may be considered constants too.</text:p>
      <text:p text:style-name="Text_20_body">You need to just prefix the <text:span text:style-name="T2">::</text:span> Const_name with an expression that returns the appropriate class or module object.</text:p>
      <text:p text:style-name="Text_20_body">If no prefix expression is used, the main Object class is used by default.</text:p>
      <text:p text:style-name="Text_20_body">Here are two examples −</text:p>
      <text:p text:style-name="Preformatted_20_Text">MR_COUNT = 0 <text:s text:c="8"/># constant defined on main Object class</text:p>
      <text:p text:style-name="Preformatted_20_Text">module Foo</text:p>
      <text:p text:style-name="Preformatted_20_Text"><text:s text:c="3"/>MR_COUNT = 0</text:p>
      <text:p text:style-name="Preformatted_20_Text"><text:s text:c="3"/>::MR_COUNT = 1 <text:s text:c="3"/># set global count to 1</text:p>
      <text:p text:style-name="Preformatted_20_Text"><text:s text:c="3"/>MR_COUNT = 2 <text:s text:c="5"/># set local count to 2</text:p>
      <text:p text:style-name="Preformatted_20_Text">end</text:p>
      <text:p text:style-name="Preformatted_20_Text">puts MR_COUNT <text:s text:c="7"/># this is the global constant</text:p>
      <text:p text:style-name="P2">puts Foo::MR_COUNT <text:s text:c="2"/># this is the local "Foo" constant</text:p>
      <text:p text:style-name="P15">Second Example</text:p>
      <text:p text:style-name="Preformatted_20_Text">CONST = ' out there'</text:p>
      <text:p text:style-name="Preformatted_20_Text">class Inside_one</text:p>
      <text:p text:style-name="Preformatted_20_Text"><text:s text:c="3"/>CONST = proc {' in there'}</text:p>
      <text:p text:style-name="Preformatted_20_Text"><text:s text:c="3"/>def where_is_my_CONST</text:p>
      <text:p text:style-name="Preformatted_20_Text"><text:s text:c="6"/>::CONST + ' inside one'</text:p>
      <text:p text:style-name="Preformatted_20_Text"><text:s text:c="3"/>end</text:p>
      <text:p text:style-name="Preformatted_20_Text">end</text:p>
      <text:p text:style-name="Preformatted_20_Text">class Inside_two</text:p>
      <text:p text:style-name="Preformatted_20_Text"><text:s text:c="3"/>CONST = ' inside two'</text:p>
      <text:p text:style-name="Preformatted_20_Text"><text:s text:c="3"/>def where_is_my_CONST</text:p>
      <text:p text:style-name="Preformatted_20_Text"><text:s text:c="6"/>CONST</text:p>
      <text:p text:style-name="Preformatted_20_Text"><text:s text:c="3"/>end</text:p>
      <text:p text:style-name="Preformatted_20_Text">end</text:p>
      <text:p text:style-name="Preformatted_20_Text">puts Inside_one.new.where_is_my_CONST</text:p>
      <text:p text:style-name="Preformatted_20_Text">puts Inside_two.new.where_is_my_CONST</text:p>
      <text:p text:style-name="Preformatted_20_Text">puts Object::CONST + Inside_two::CONST</text:p>
      <text:p text:style-name="Preformatted_20_Text">puts Inside_two::CONST + CONST</text:p>
      <text:p text:style-name="Preformatted_20_Text">puts Inside_one::CONST</text:p>
      <text:p text:style-name="P2">puts Inside_one::CONST.call + Inside_two::CONST</text:p>
      <text:h text:style-name="Heading_20_2" text:outline-level="2">Ruby Operators Precedence</text:h>
      <text:p text:style-name="Text_20_body">The following table lists all operators from highest precedence to lowest.</text:p>
      <table:table table:name="Table10" table:style-name="Table10">
        <table:table-column table:style-name="Table10.A"/>
        <table:table-column table:style-name="Table10.B"/>
        <table:table-column table:style-name="Table10.C"/>
        <table:table-row>
          <table:table-cell table:style-name="Table10.A1" office:value-type="string">
            <text:p text:style-name="P7">Method</text:p>
          </table:table-cell>
          <table:table-cell table:style-name="Table10.A1" office:value-type="string">
            <text:p text:style-name="P7">Operator</text:p>
          </table:table-cell>
          <table:table-cell table:style-name="Table10.A1" office:value-type="string">
            <text:p text:style-name="P7">Description</text:p>
          </table:table-cell>
        </table:table-row>
        <table:table-row>
          <table:table-cell table:style-name="Table10.A1" office:value-type="string">
            <text:p text:style-name="Table_20_Contents">Yes</text:p>
          </table:table-cell>
          <table:table-cell table:style-name="Table10.A1" office:value-type="string">
            <text:p text:style-name="Table_20_Contents">::</text:p>
          </table:table-cell>
          <table:table-cell table:style-name="Table10.A1" office:value-type="string">
            <text:p text:style-name="Table_20_Contents">Constant resolution operator</text:p>
          </table:table-cell>
        </table:table-row>
        <table:table-row>
          <table:table-cell table:style-name="Table10.A1" office:value-type="string">
            <text:p text:style-name="Table_20_Contents">Yes</text:p>
          </table:table-cell>
          <table:table-cell table:style-name="Table10.A1" office:value-type="string">
            <text:p text:style-name="Table_20_Contents">[ ] [ ]=</text:p>
          </table:table-cell>
          <table:table-cell table:style-name="Table10.A1" office:value-type="string">
            <text:p text:style-name="Table_20_Contents">Element reference, element set</text:p>
          </table:table-cell>
        </table:table-row>
        <text:soft-page-break/>
        <table:table-row>
          <table:table-cell table:style-name="Table10.A1" office:value-type="string">
            <text:p text:style-name="Table_20_Contents">Yes</text:p>
          </table:table-cell>
          <table:table-cell table:style-name="Table10.A1" office:value-type="string">
            <text:p text:style-name="Table_20_Contents">**</text:p>
          </table:table-cell>
          <table:table-cell table:style-name="Table10.A1" office:value-type="string">
            <text:p text:style-name="Table_20_Contents">Exponentiation (raise to the power)</text:p>
          </table:table-cell>
        </table:table-row>
        <table:table-row>
          <table:table-cell table:style-name="Table10.A1" office:value-type="string">
            <text:p text:style-name="Table_20_Contents">Yes</text:p>
          </table:table-cell>
          <table:table-cell table:style-name="Table10.A1" office:value-type="string">
            <text:p text:style-name="Table_20_Contents">! ~ + -</text:p>
          </table:table-cell>
          <table:table-cell table:style-name="Table10.A1" office:value-type="string">
            <text:p text:style-name="Table_20_Contents">Not, complement, unary plus and minus (method names for the last two are +@ and -@)</text:p>
          </table:table-cell>
        </table:table-row>
        <table:table-row>
          <table:table-cell table:style-name="Table10.A1" office:value-type="string">
            <text:p text:style-name="Table_20_Contents">Yes</text:p>
          </table:table-cell>
          <table:table-cell table:style-name="Table10.A1" office:value-type="string">
            <text:p text:style-name="Table_20_Contents">* / %</text:p>
          </table:table-cell>
          <table:table-cell table:style-name="Table10.A1" office:value-type="string">
            <text:p text:style-name="Table_20_Contents">Multiply, divide, and modulo</text:p>
          </table:table-cell>
        </table:table-row>
        <table:table-row>
          <table:table-cell table:style-name="Table10.A1" office:value-type="string">
            <text:p text:style-name="Table_20_Contents">Yes</text:p>
          </table:table-cell>
          <table:table-cell table:style-name="Table10.A1" office:value-type="string">
            <text:p text:style-name="Table_20_Contents">+ -</text:p>
          </table:table-cell>
          <table:table-cell table:style-name="Table10.A1" office:value-type="string">
            <text:p text:style-name="Table_20_Contents">Addition and subtraction</text:p>
          </table:table-cell>
        </table:table-row>
        <table:table-row>
          <table:table-cell table:style-name="Table10.A1" office:value-type="string">
            <text:p text:style-name="Table_20_Contents">Yes</text:p>
          </table:table-cell>
          <table:table-cell table:style-name="Table10.A1" office:value-type="string">
            <text:p text:style-name="Table_20_Contents">&gt;&gt; &lt;&lt;</text:p>
          </table:table-cell>
          <table:table-cell table:style-name="Table10.A1" office:value-type="string">
            <text:p text:style-name="Table_20_Contents">Right and left bitwise shift</text:p>
          </table:table-cell>
        </table:table-row>
        <table:table-row>
          <table:table-cell table:style-name="Table10.A1" office:value-type="string">
            <text:p text:style-name="Table_20_Contents">Yes</text:p>
          </table:table-cell>
          <table:table-cell table:style-name="Table10.A1" office:value-type="string">
            <text:p text:style-name="Table_20_Contents">&amp;</text:p>
          </table:table-cell>
          <table:table-cell table:style-name="Table10.A1" office:value-type="string">
            <text:p text:style-name="Table_20_Contents">Bitwise 'AND'</text:p>
          </table:table-cell>
        </table:table-row>
        <table:table-row>
          <table:table-cell table:style-name="Table10.A1" office:value-type="string">
            <text:p text:style-name="Table_20_Contents">Yes</text:p>
          </table:table-cell>
          <table:table-cell table:style-name="Table10.A1" office:value-type="string">
            <text:p text:style-name="Table_20_Contents">^ |</text:p>
          </table:table-cell>
          <table:table-cell table:style-name="Table10.A1" office:value-type="string">
            <text:p text:style-name="Table_20_Contents">Bitwise exclusive `OR' and regular `OR'</text:p>
          </table:table-cell>
        </table:table-row>
        <table:table-row>
          <table:table-cell table:style-name="Table10.A1" office:value-type="string">
            <text:p text:style-name="Table_20_Contents">Yes</text:p>
          </table:table-cell>
          <table:table-cell table:style-name="Table10.A1" office:value-type="string">
            <text:p text:style-name="Table_20_Contents">&lt;= &lt; &gt; &gt;=</text:p>
          </table:table-cell>
          <table:table-cell table:style-name="Table10.A1" office:value-type="string">
            <text:p text:style-name="Table_20_Contents">Comparison operators</text:p>
          </table:table-cell>
        </table:table-row>
        <table:table-row>
          <table:table-cell table:style-name="Table10.A1" office:value-type="string">
            <text:p text:style-name="Table_20_Contents">Yes</text:p>
          </table:table-cell>
          <table:table-cell table:style-name="Table10.A1" office:value-type="string">
            <text:p text:style-name="Table_20_Contents">&lt;=&gt; == === != =~ !~</text:p>
          </table:table-cell>
          <table:table-cell table:style-name="Table10.A1" office:value-type="string">
            <text:p text:style-name="Table_20_Contents">Equality and pattern match operators (!= and !~ may not be defined as methods)</text:p>
          </table:table-cell>
        </table:table-row>
        <table:table-row>
          <table:table-cell table:style-name="Table10.A1" office:value-type="string">
            <text:p text:style-name="Table_20_Contents"> </text:p>
          </table:table-cell>
          <table:table-cell table:style-name="Table10.A1" office:value-type="string">
            <text:p text:style-name="Table_20_Contents">&amp;&amp;</text:p>
          </table:table-cell>
          <table:table-cell table:style-name="Table10.A1" office:value-type="string">
            <text:p text:style-name="Table_20_Contents">Logical 'AND'</text:p>
          </table:table-cell>
        </table:table-row>
        <table:table-row>
          <table:table-cell table:style-name="Table10.A1" office:value-type="string">
            <text:p text:style-name="Table_20_Contents"> </text:p>
          </table:table-cell>
          <table:table-cell table:style-name="Table10.A1" office:value-type="string">
            <text:p text:style-name="Table_20_Contents">||</text:p>
          </table:table-cell>
          <table:table-cell table:style-name="Table10.A1" office:value-type="string">
            <text:p text:style-name="Table_20_Contents">Logical 'OR'</text:p>
          </table:table-cell>
        </table:table-row>
        <table:table-row>
          <table:table-cell table:style-name="Table10.A1" office:value-type="string">
            <text:p text:style-name="Table_20_Contents"> </text:p>
          </table:table-cell>
          <table:table-cell table:style-name="Table10.A1" office:value-type="string">
            <text:p text:style-name="Table_20_Contents">.. ...</text:p>
          </table:table-cell>
          <table:table-cell table:style-name="Table10.A1" office:value-type="string">
            <text:p text:style-name="Table_20_Contents">Range (inclusive and exclusive)</text:p>
          </table:table-cell>
        </table:table-row>
        <table:table-row>
          <table:table-cell table:style-name="Table10.A1" office:value-type="string">
            <text:p text:style-name="Table_20_Contents"> </text:p>
          </table:table-cell>
          <table:table-cell table:style-name="Table10.A1" office:value-type="string">
            <text:p text:style-name="Table_20_Contents">? :</text:p>
          </table:table-cell>
          <table:table-cell table:style-name="Table10.A1" office:value-type="string">
            <text:p text:style-name="Table_20_Contents">Ternary if-then-else</text:p>
          </table:table-cell>
        </table:table-row>
        <table:table-row>
          <table:table-cell table:style-name="Table10.A1" office:value-type="string">
            <text:p text:style-name="Table_20_Contents"> </text:p>
          </table:table-cell>
          <table:table-cell table:style-name="Table10.A1" office:value-type="string">
            <text:p text:style-name="Table_20_Contents">= %= { /= -= += |= &amp;= &gt;&gt;= &lt;&lt;= *= &amp;&amp;= ||= **=</text:p>
          </table:table-cell>
          <table:table-cell table:style-name="Table10.A1" office:value-type="string">
            <text:p text:style-name="Table_20_Contents">Assignment</text:p>
          </table:table-cell>
        </table:table-row>
        <table:table-row>
          <table:table-cell table:style-name="Table10.A1" office:value-type="string">
            <text:p text:style-name="Table_20_Contents"> </text:p>
          </table:table-cell>
          <table:table-cell table:style-name="Table10.A1" office:value-type="string">
            <text:p text:style-name="Table_20_Contents">defined?</text:p>
          </table:table-cell>
          <table:table-cell table:style-name="Table10.A1" office:value-type="string">
            <text:p text:style-name="Table_20_Contents">Check if specified symbol defined</text:p>
          </table:table-cell>
        </table:table-row>
        <table:table-row>
          <table:table-cell table:style-name="Table10.A1" office:value-type="string">
            <text:p text:style-name="Table_20_Contents"> </text:p>
          </table:table-cell>
          <table:table-cell table:style-name="Table10.A1" office:value-type="string">
            <text:p text:style-name="Table_20_Contents">not</text:p>
          </table:table-cell>
          <table:table-cell table:style-name="Table10.A1" office:value-type="string">
            <text:p text:style-name="Table_20_Contents">Logical negation</text:p>
          </table:table-cell>
        </table:table-row>
        <table:table-row>
          <table:table-cell table:style-name="Table10.A1" office:value-type="string">
            <text:p text:style-name="Table_20_Contents"> </text:p>
          </table:table-cell>
          <table:table-cell table:style-name="Table10.A1" office:value-type="string">
            <text:p text:style-name="Table_20_Contents">or and</text:p>
          </table:table-cell>
          <table:table-cell table:style-name="Table10.A1" office:value-type="string">
            <text:p text:style-name="Table_20_Contents">Logical composition</text:p>
          </table:table-cell>
        </table:table-row>
      </table:table>
      <text:p text:style-name="Text_20_body"><text:span text:style-name="T2">NOTE</text:span> − Operators with a <text:span text:style-name="T1">Yes</text:span> in the method column are actually methods, and as such may be overridden.</text:p>
      <text:h text:style-name="Heading_20_1" text:outline-level="1">Ruby - Comments</text:h>
      <text:p text:style-name="Text_20_body">Comments are lines of annotation within Ruby code that are ignored at runtime. A single line comment starts with # character and they extend from # to the end of the line as follows −</text:p>
      <text:p text:style-name="Preformatted_20_Text">#!/usr/bin/ruby -w</text:p>
      <text:p text:style-name="Preformatted_20_Text"># This is a single line comment.</text:p>
      <text:p text:style-name="Preformatted_20_Text"/>
      <text:p text:style-name="P2">puts "Hello, Ruby!"</text:p>
      <text:p text:style-name="Text_20_body">When executed, the above program produces the following result −</text:p>
      <text:p text:style-name="P2">Hello, Ruby!</text:p>
      <text:h text:style-name="Heading_20_2" text:outline-level="2">Ruby Multiline Comments</text:h>
      <text:p text:style-name="Text_20_body">You can comment multiple lines using <text:span text:style-name="T2">=begin</text:span> and <text:span text:style-name="T2">=end</text:span> syntax as follows −</text:p>
      <text:p text:style-name="Preformatted_20_Text">#!/usr/bin/ruby -w</text:p>
      <text:p text:style-name="Preformatted_20_Text"/>
      <text:p text:style-name="Preformatted_20_Text">puts "Hello, Ruby!"</text:p>
      <text:p text:style-name="Preformatted_20_Text"/>
      <text:p text:style-name="Preformatted_20_Text">=begin</text:p>
      <text:p text:style-name="Preformatted_20_Text">This is a multiline comment and con spwan as many lines as you</text:p>
      <text:p text:style-name="Preformatted_20_Text">like. But =begin and =end should come in the first line only. </text:p>
      <text:p text:style-name="P2">=end</text:p>
      <text:p text:style-name="Text_20_body"><text:soft-page-break/>When executed, the above program produces the following result −</text:p>
      <text:p text:style-name="P2">Hello, Ruby!</text:p>
      <text:p text:style-name="Text_20_body">Make sure trailing comments are far enough from the code and that they are easily distinguished. If more than one trailing comment exists in a block, align them. For example −</text:p>
      <text:p text:style-name="Preformatted_20_Text">@counter <text:s text:c="5"/># keeps track times page has been hit</text:p>
      <text:p text:style-name="P2">@siteCounter <text:s/># keeps track of times all pages have been hit</text:p>
      <text:p text:style-name="Text_20_body"/>
      <text:h text:style-name="Heading_20_2" text:outline-level="2">Ruby if...else Statement</text:h>
      <text:h text:style-name="Heading_20_3" text:outline-level="3">Syntax</text:h>
      <text:p text:style-name="Preformatted_20_Text">if conditional [then]</text:p>
      <text:p text:style-name="Preformatted_20_Text"><text:s text:c="3"/>code...</text:p>
      <text:p text:style-name="Preformatted_20_Text">[elsif conditional [then]</text:p>
      <text:p text:style-name="Preformatted_20_Text"><text:s text:c="3"/>code...]...</text:p>
      <text:p text:style-name="Preformatted_20_Text">[else</text:p>
      <text:p text:style-name="Preformatted_20_Text"><text:s text:c="3"/>code...]</text:p>
      <text:p text:style-name="P2">end</text:p>
      <text:p text:style-name="Text_20_body"><text:span text:style-name="T1">if</text:span> expressions are used for conditional execution. The values <text:span text:style-name="T1">false</text:span> and <text:span text:style-name="T1">nil</text:span> are false, and everything else are true. Notice Ruby uses elsif, not else if nor elif.</text:p>
      <text:p text:style-name="Text_20_body">Executes <text:span text:style-name="T1">code</text:span> if the <text:span text:style-name="T1">conditional</text:span> is true. If the <text:span text:style-name="T1">conditional</text:span> is not true, <text:span text:style-name="T1">code</text:span> specified in the else clause is executed.</text:p>
      <text:p text:style-name="Text_20_body">An if expression's <text:span text:style-name="T1">conditional</text:span> is separated from code by the reserved word <text:span text:style-name="T1">then</text:span>, a newline, or a semicolon.</text:p>
      <text:h text:style-name="Heading_20_3" text:outline-level="3">Example</text:h>
      <text:p text:style-name="Preformatted_20_Text">#!/usr/bin/ruby</text:p>
      <text:p text:style-name="Preformatted_20_Text"/>
      <text:p text:style-name="Preformatted_20_Text">x = 1</text:p>
      <text:p text:style-name="Preformatted_20_Text">if x &gt; 2</text:p>
      <text:p text:style-name="Preformatted_20_Text"><text:s text:c="3"/>puts "x is greater than 2"</text:p>
      <text:p text:style-name="Preformatted_20_Text">elsif x &lt;= 2 and x!=0</text:p>
      <text:p text:style-name="Preformatted_20_Text"><text:s text:c="3"/>puts "x is 1"</text:p>
      <text:p text:style-name="Preformatted_20_Text">else</text:p>
      <text:p text:style-name="Preformatted_20_Text"><text:s text:c="3"/>puts "I can't guess the number"</text:p>
      <text:p text:style-name="P2">end</text:p>
      <text:p text:style-name="P2">x is 1</text:p>
      <text:h text:style-name="Heading_20_2" text:outline-level="2">Ruby case Statement</text:h>
      <text:h text:style-name="Heading_20_3" text:outline-level="3">Syntax</text:h>
      <text:p text:style-name="Preformatted_20_Text">case expression</text:p>
      <text:p text:style-name="Preformatted_20_Text">[when expression [, expression ...] [then]</text:p>
      <text:p text:style-name="Preformatted_20_Text"><text:s text:c="3"/>code ]...</text:p>
      <text:p text:style-name="Preformatted_20_Text">[else</text:p>
      <text:p text:style-name="Preformatted_20_Text"><text:s text:c="3"/>code ]</text:p>
      <text:p text:style-name="P2"><text:soft-page-break/>end</text:p>
      <text:p text:style-name="Text_20_body">Compares the <text:span text:style-name="T1">expression</text:span> specified by case and that specified by when using the === operator and executes the <text:span text:style-name="T1">code</text:span> of the when clause that matches.</text:p>
      <text:p text:style-name="Text_20_body">The <text:span text:style-name="T1">expression</text:span> specified by the when clause is evaluated as the left operand. If no when clauses match, <text:span text:style-name="T1">case</text:span> executes the code of the <text:span text:style-name="T1">else</text:span> clause.</text:p>
      <text:p text:style-name="Text_20_body">A <text:span text:style-name="T1">when</text:span> statement's expression is separated from code by the reserved word then, a newline, or a semicolon. Thus −</text:p>
      <text:p text:style-name="Preformatted_20_Text">case expr0</text:p>
      <text:p text:style-name="Preformatted_20_Text">when expr1, expr2</text:p>
      <text:p text:style-name="Preformatted_20_Text"><text:s text:c="3"/>stmt1</text:p>
      <text:p text:style-name="Preformatted_20_Text">when expr3, expr4</text:p>
      <text:p text:style-name="Preformatted_20_Text"><text:s text:c="3"/>stmt2</text:p>
      <text:p text:style-name="Preformatted_20_Text">else</text:p>
      <text:p text:style-name="Preformatted_20_Text"><text:s text:c="3"/>stmt3</text:p>
      <text:p text:style-name="P2">end</text:p>
      <text:p text:style-name="Text_20_body">is basically similar to the following −</text:p>
      <text:p text:style-name="Preformatted_20_Text">_tmp = expr0</text:p>
      <text:p text:style-name="Preformatted_20_Text">if expr1 === _tmp || expr2 === _tmp</text:p>
      <text:p text:style-name="Preformatted_20_Text"><text:s text:c="3"/>stmt1</text:p>
      <text:p text:style-name="Preformatted_20_Text">elsif expr3 === _tmp || expr4 === _tmp</text:p>
      <text:p text:style-name="Preformatted_20_Text"><text:s text:c="3"/>stmt2</text:p>
      <text:p text:style-name="Preformatted_20_Text">else</text:p>
      <text:p text:style-name="Preformatted_20_Text"><text:s text:c="3"/>stmt3</text:p>
      <text:p text:style-name="P2">end</text:p>
      <text:h text:style-name="Heading_20_3" text:outline-level="3">Example</text:h>
      <text:p text:style-name="Preformatted_20_Text">#!/usr/bin/ruby</text:p>
      <text:p text:style-name="Preformatted_20_Text"/>
      <text:p text:style-name="Preformatted_20_Text">$age = <text:s/>5</text:p>
      <text:p text:style-name="Preformatted_20_Text">case $age</text:p>
      <text:p text:style-name="Preformatted_20_Text">when 0 .. 2</text:p>
      <text:p text:style-name="Preformatted_20_Text"><text:s text:c="3"/>puts "baby"</text:p>
      <text:p text:style-name="Preformatted_20_Text">when 3 .. 6</text:p>
      <text:p text:style-name="Preformatted_20_Text"><text:s text:c="3"/>puts "little child"</text:p>
      <text:p text:style-name="Preformatted_20_Text">when 7 .. 12</text:p>
      <text:p text:style-name="Preformatted_20_Text"><text:s text:c="3"/>puts "child"</text:p>
      <text:p text:style-name="Preformatted_20_Text">when 13 .. 18</text:p>
      <text:p text:style-name="Preformatted_20_Text"><text:s text:c="3"/>puts "youth"</text:p>
      <text:p text:style-name="Preformatted_20_Text">else</text:p>
      <text:p text:style-name="Preformatted_20_Text"><text:s text:c="3"/>puts "adult"</text:p>
      <text:p text:style-name="P2">end</text:p>
      <text:p text:style-name="Text_20_body">This will produce the following result −</text:p>
      <text:p text:style-name="P2">little child</text:p>
      <text:h text:style-name="Heading_20_1" text:outline-level="1">Ruby - Loops</text:h>
      <text:p text:style-name="Text_20_body">Loops in Ruby are used to execute the same block of code a specified number of times. This chapter details all the loop statements supported by Ruby.</text:p>
      <text:h text:style-name="Heading_20_2" text:outline-level="2"><text:soft-page-break/>Ruby while Statement</text:h>
      <text:h text:style-name="Heading_20_3" text:outline-level="3">Syntax</text:h>
      <text:p text:style-name="Preformatted_20_Text">while conditional [do]</text:p>
      <text:p text:style-name="Preformatted_20_Text"><text:s text:c="3"/>code</text:p>
      <text:p text:style-name="P2">end</text:p>
      <text:p text:style-name="Text_20_body">Executes <text:span text:style-name="T1">code</text:span> while <text:span text:style-name="T1">conditional</text:span> is true. A <text:span text:style-name="T1">while</text:span> loop's <text:span text:style-name="T1">conditional</text:span> is separated from <text:span text:style-name="T1">code</text:span> by the reserved word do, a newline, backslash \, or a semicolon ;.</text:p>
      <text:h text:style-name="Heading_20_3" text:outline-level="3">Example</text:h>
      <text:p text:style-name="Preformatted_20_Text">#!/usr/bin/ruby</text:p>
      <text:p text:style-name="Preformatted_20_Text"/>
      <text:p text:style-name="Preformatted_20_Text">$i = 0</text:p>
      <text:p text:style-name="Preformatted_20_Text">$num = 5</text:p>
      <text:p text:style-name="Preformatted_20_Text"/>
      <text:p text:style-name="Preformatted_20_Text">while $i &lt; $num <text:s/>do</text:p>
      <text:p text:style-name="Preformatted_20_Text"><text:s text:c="3"/>puts("Inside the loop i = #$i" )</text:p>
      <text:p text:style-name="Preformatted_20_Text"><text:s text:c="3"/>$i +=1</text:p>
      <text:p text:style-name="P2">end</text:p>
      <text:p text:style-name="Text_20_body">This will produce the following result −</text:p>
      <text:p text:style-name="Preformatted_20_Text">Inside the loop i = 0</text:p>
      <text:p text:style-name="Preformatted_20_Text">Inside the loop i = 1</text:p>
      <text:p text:style-name="Preformatted_20_Text">Inside the loop i = 2</text:p>
      <text:p text:style-name="Preformatted_20_Text">Inside the loop i = 3</text:p>
      <text:p text:style-name="P2">Inside the loop i = 4</text:p>
      <text:h text:style-name="Heading_20_2" text:outline-level="2">Ruby while modifier</text:h>
      <text:h text:style-name="Heading_20_3" text:outline-level="3">Syntax</text:h>
      <text:p text:style-name="Preformatted_20_Text">code while condition</text:p>
      <text:p text:style-name="Preformatted_20_Text"/>
      <text:p text:style-name="Preformatted_20_Text">OR</text:p>
      <text:p text:style-name="Preformatted_20_Text"/>
      <text:p text:style-name="Preformatted_20_Text">begin </text:p>
      <text:p text:style-name="Preformatted_20_Text"><text:s text:c="2"/>code </text:p>
      <text:p text:style-name="P2">end while conditional</text:p>
      <text:p text:style-name="Text_20_body">Executes <text:span text:style-name="T1">code</text:span> while <text:span text:style-name="T1">conditional</text:span> is true.</text:p>
      <text:p text:style-name="Text_20_body">If a <text:span text:style-name="T1">while</text:span> modifier follows a <text:span text:style-name="T1">begin</text:span> statement with no <text:span text:style-name="T1">rescue</text:span> or ensure clauses, <text:span text:style-name="T1">code</text:span> is executed once before conditional is evaluated.</text:p>
      <text:h text:style-name="Heading_20_3" text:outline-level="3">Example</text:h>
      <text:p text:style-name="Preformatted_20_Text">#!/usr/bin/ruby</text:p>
      <text:p text:style-name="Preformatted_20_Text"/>
      <text:p text:style-name="Preformatted_20_Text">$i = 0</text:p>
      <text:p text:style-name="Preformatted_20_Text">$num = 5</text:p>
      <text:p text:style-name="Preformatted_20_Text">begin</text:p>
      <text:p text:style-name="Preformatted_20_Text"><text:s text:c="3"/>puts("Inside the loop i = #$i" )</text:p>
      <text:p text:style-name="Preformatted_20_Text"><text:s text:c="3"/>$i +=1</text:p>
      <text:p text:style-name="P2">end while $i &lt; $num</text:p>
      <text:p text:style-name="Text_20_body"><text:soft-page-break/>This will produce the following result −</text:p>
      <text:p text:style-name="Preformatted_20_Text">Inside the loop i = 0</text:p>
      <text:p text:style-name="Preformatted_20_Text">Inside the loop i = 1</text:p>
      <text:p text:style-name="Preformatted_20_Text">Inside the loop i = 2</text:p>
      <text:p text:style-name="Preformatted_20_Text">Inside the loop i = 3</text:p>
      <text:p text:style-name="P2">Inside the loop i = 4</text:p>
      <text:h text:style-name="Heading_20_2" text:outline-level="2">Ruby until Statement</text:h>
      <text:p text:style-name="Preformatted_20_Text">until conditional [do]</text:p>
      <text:p text:style-name="Preformatted_20_Text"><text:s text:c="3"/>code</text:p>
      <text:p text:style-name="P2">end</text:p>
      <text:p text:style-name="Text_20_body">Executes <text:span text:style-name="T1">code</text:span> while <text:span text:style-name="T1">conditional</text:span> is false. An <text:span text:style-name="T1">until</text:span> statement's conditional is separated from <text:span text:style-name="T1">code</text:span> by the reserved word <text:span text:style-name="T1">do</text:span>, a newline, or a semicolon.</text:p>
      <text:h text:style-name="Heading_20_3" text:outline-level="3">Example</text:h>
      <text:p text:style-name="Preformatted_20_Text">#!/usr/bin/ruby</text:p>
      <text:p text:style-name="Preformatted_20_Text"/>
      <text:p text:style-name="Preformatted_20_Text">$i = 0</text:p>
      <text:p text:style-name="Preformatted_20_Text">$num = 5</text:p>
      <text:p text:style-name="Preformatted_20_Text"/>
      <text:p text:style-name="Preformatted_20_Text">until $i &gt; $num <text:s/>do</text:p>
      <text:p text:style-name="Preformatted_20_Text"><text:s text:c="3"/>puts("Inside the loop i = #$i" )</text:p>
      <text:p text:style-name="Preformatted_20_Text"><text:s text:c="3"/>$i +=1;</text:p>
      <text:p text:style-name="P2">end</text:p>
      <text:p text:style-name="Text_20_body">This will produce the following result −</text:p>
      <text:p text:style-name="Preformatted_20_Text">Inside the loop i = 0</text:p>
      <text:p text:style-name="Preformatted_20_Text">Inside the loop i = 1</text:p>
      <text:p text:style-name="Preformatted_20_Text">Inside the loop i = 2</text:p>
      <text:p text:style-name="Preformatted_20_Text">Inside the loop i = 3</text:p>
      <text:p text:style-name="Preformatted_20_Text">Inside the loop i = 4</text:p>
      <text:p text:style-name="P2">Inside the loop i = 5</text:p>
      <text:h text:style-name="P1" text:outline-level="2">Ruby for Statement</text:h>
      <text:h text:style-name="Heading_20_3" text:outline-level="3">Syntax</text:h>
      <text:p text:style-name="Preformatted_20_Text">for variable [, variable ...] in expression [do]</text:p>
      <text:p text:style-name="Preformatted_20_Text"><text:s text:c="3"/>code</text:p>
      <text:p text:style-name="P2">end</text:p>
      <text:p text:style-name="Text_20_body">Executes <text:span text:style-name="T1">code</text:span> once for each element in <text:span text:style-name="T1">expression</text:span>.</text:p>
      <text:h text:style-name="Heading_20_3" text:outline-level="3">Example</text:h>
      <text:p text:style-name="Preformatted_20_Text">#!/usr/bin/ruby</text:p>
      <text:p text:style-name="Preformatted_20_Text"/>
      <text:p text:style-name="Preformatted_20_Text">for i in 0..5</text:p>
      <text:p text:style-name="Preformatted_20_Text"><text:s text:c="3"/>puts "Value of local variable is #{i}"</text:p>
      <text:p text:style-name="P2">end</text:p>
      <text:p text:style-name="Text_20_body"><text:soft-page-break/>Here, we have defined the range 0..5. The statement for <text:span text:style-name="T1">i</text:span> in 0..5 will allow <text:span text:style-name="T1">i</text:span> to take values in the range from 0 to 5 (including 5). This will produce the following result −</text:p>
      <text:p text:style-name="Preformatted_20_Text">Value of local variable is 0</text:p>
      <text:p text:style-name="Preformatted_20_Text">Value of local variable is 1</text:p>
      <text:p text:style-name="Preformatted_20_Text">Value of local variable is 2</text:p>
      <text:p text:style-name="Preformatted_20_Text">Value of local variable is 3</text:p>
      <text:p text:style-name="Preformatted_20_Text">Value of local variable is 4</text:p>
      <text:p text:style-name="P2">Value of local variable is 5</text:p>
      <text:p text:style-name="Text_20_body">A <text:span text:style-name="T1">for...in</text:span> loop is almost exactly equivalent to the following −</text:p>
      <text:p text:style-name="P2">(expression).each do |variable[, variable...]| code end</text:p>
      <text:p text:style-name="Text_20_body">except that a <text:span text:style-name="T1">for</text:span> loop doesn't create a new scope for local variables. A <text:span text:style-name="T1">for</text:span> loop's <text:span text:style-name="T1">expression</text:span> is separated from <text:span text:style-name="T1">code</text:span> by the reserved word do, a newline, or a semicolon.</text:p>
      <text:h text:style-name="Heading_20_3" text:outline-level="3">Example</text:h>
      <text:p text:style-name="Preformatted_20_Text">#!/usr/bin/ruby</text:p>
      <text:p text:style-name="Preformatted_20_Text"/>
      <text:p text:style-name="Preformatted_20_Text">(0..5).each do |i|</text:p>
      <text:p text:style-name="Preformatted_20_Text"><text:s text:c="3"/>puts "Value of local variable is #{i}"</text:p>
      <text:p text:style-name="P2">end</text:p>
      <text:p text:style-name="Text_20_body">This will produce the following result −</text:p>
      <text:p text:style-name="Preformatted_20_Text">Value of local variable is 0</text:p>
      <text:p text:style-name="Preformatted_20_Text">Value of local variable is 1</text:p>
      <text:p text:style-name="Preformatted_20_Text">Value of local variable is 2</text:p>
      <text:p text:style-name="Preformatted_20_Text">Value of local variable is 3</text:p>
      <text:p text:style-name="Preformatted_20_Text">Value of local variable is 4</text:p>
      <text:p text:style-name="P2">Value of local variable is 5</text:p>
      <text:h text:style-name="Heading_20_2" text:outline-level="2">Ruby break Statement</text:h>
      <text:h text:style-name="Heading_20_3" text:outline-level="3">Syntax</text:h>
      <text:p text:style-name="P2">break</text:p>
      <text:p text:style-name="Text_20_body">Terminates the most internal loop. Terminates a method with an associated block if called within the block (with the method returning nil).</text:p>
      <text:h text:style-name="Heading_20_3" text:outline-level="3">Example</text:h>
      <text:p text:style-name="Preformatted_20_Text">#!/usr/bin/ruby</text:p>
      <text:p text:style-name="Preformatted_20_Text"/>
      <text:p text:style-name="Preformatted_20_Text">for i in 0..5</text:p>
      <text:p text:style-name="Preformatted_20_Text"><text:s text:c="3"/>if i &gt; 2 then</text:p>
      <text:p text:style-name="Preformatted_20_Text"><text:s text:c="6"/>break</text:p>
      <text:p text:style-name="Preformatted_20_Text"><text:s text:c="3"/>end</text:p>
      <text:p text:style-name="Preformatted_20_Text"><text:s text:c="3"/>puts "Value of local variable is #{i}"</text:p>
      <text:p text:style-name="P2">end</text:p>
      <text:p text:style-name="Text_20_body">This will produce the following result −</text:p>
      <text:p text:style-name="Preformatted_20_Text">Value of local variable is 0</text:p>
      <text:p text:style-name="Preformatted_20_Text">Value of local variable is 1</text:p>
      <text:p text:style-name="P2"><text:soft-page-break/>Value of local variable is 2</text:p>
      <text:h text:style-name="Heading_20_2" text:outline-level="2">Ruby next Statement</text:h>
      <text:h text:style-name="Heading_20_3" text:outline-level="3">Syntax</text:h>
      <text:p text:style-name="P2">next</text:p>
      <text:p text:style-name="Text_20_body">Jumps to the next iteration of the most internal loop. Terminates execution of a block if called within a block (with <text:span text:style-name="T1">yield</text:span> or call returning nil).</text:p>
      <text:h text:style-name="Heading_20_3" text:outline-level="3">Example</text:h>
      <text:p text:style-name="Preformatted_20_Text">#!/usr/bin/ruby</text:p>
      <text:p text:style-name="Preformatted_20_Text"/>
      <text:p text:style-name="Preformatted_20_Text">for i in 0..5</text:p>
      <text:p text:style-name="Preformatted_20_Text"><text:s text:c="3"/>if i &lt; 2 then</text:p>
      <text:p text:style-name="Preformatted_20_Text"><text:s text:c="6"/>next</text:p>
      <text:p text:style-name="Preformatted_20_Text"><text:s text:c="3"/>end</text:p>
      <text:p text:style-name="Preformatted_20_Text"><text:s text:c="3"/>puts "Value of local variable is #{i}"</text:p>
      <text:p text:style-name="P2">end</text:p>
      <text:p text:style-name="Text_20_body">This will produce the following result −</text:p>
      <text:p text:style-name="Preformatted_20_Text">Value of local variable is 2</text:p>
      <text:p text:style-name="Preformatted_20_Text">Value of local variable is 3</text:p>
      <text:p text:style-name="Preformatted_20_Text">Value of local variable is 4</text:p>
      <text:p text:style-name="P2">Value of local variable is 5</text:p>
      <text:h text:style-name="Heading_20_2" text:outline-level="2">Ruby redo Statement</text:h>
      <text:h text:style-name="Heading_20_3" text:outline-level="3">Syntax</text:h>
      <text:p text:style-name="P2">redo</text:p>
      <text:p text:style-name="Text_20_body">Restarts this iteration of the most internal loop, without checking loop condition. Restarts <text:span text:style-name="T1">yield</text:span> or <text:span text:style-name="T1">call</text:span> if called within a block.</text:p>
      <text:h text:style-name="Heading_20_3" text:outline-level="3">Example</text:h>
      <text:p text:style-name="Preformatted_20_Text">#!/usr/bin/ruby</text:p>
      <text:p text:style-name="Preformatted_20_Text"/>
      <text:p text:style-name="Preformatted_20_Text">for i in 0..5</text:p>
      <text:p text:style-name="Preformatted_20_Text"><text:s text:c="3"/>if i &lt; 2 then</text:p>
      <text:p text:style-name="Preformatted_20_Text"><text:s text:c="6"/>puts "Value of local variable is #{i}"</text:p>
      <text:p text:style-name="Preformatted_20_Text"><text:s text:c="6"/>redo</text:p>
      <text:p text:style-name="Preformatted_20_Text"><text:s text:c="3"/>end</text:p>
      <text:p text:style-name="P2">end</text:p>
      <text:p text:style-name="Text_20_body">This will produce the following result and will go in an infinite loop −</text:p>
      <text:p text:style-name="Preformatted_20_Text">Value of local variable is 0</text:p>
      <text:p text:style-name="Preformatted_20_Text">Value of local variable is 0</text:p>
      <text:p text:style-name="P2">............................</text:p>
      <text:h text:style-name="Heading_20_2" text:outline-level="2"><text:soft-page-break/>Ruby retry Statement</text:h>
      <text:h text:style-name="Heading_20_3" text:outline-level="3">Syntax</text:h>
      <text:p text:style-name="P2">retry</text:p>
      <text:p text:style-name="Text_20_body">If <text:span text:style-name="T1">retry</text:span> appears in rescue clause of begin expression, restart from the beginning of the begin body.</text:p>
      <text:p text:style-name="Preformatted_20_Text">begin</text:p>
      <text:p text:style-name="Preformatted_20_Text"><text:s text:c="3"/>do_something # exception raised</text:p>
      <text:p text:style-name="Preformatted_20_Text">rescue</text:p>
      <text:p text:style-name="Preformatted_20_Text"><text:s text:c="3"/># handles error</text:p>
      <text:p text:style-name="Preformatted_20_Text"><text:s text:c="3"/>retry <text:s/># restart from beginning</text:p>
      <text:p text:style-name="P2">end</text:p>
      <text:p text:style-name="Text_20_body">If retry appears in the iterator, the block, or the body of the <text:span text:style-name="T1">for</text:span> expression, restarts the invocation of the iterator call. Arguments to the iterator is re-evaluated.</text:p>
      <text:p text:style-name="Preformatted_20_Text">for i in 1..5</text:p>
      <text:p text:style-name="Preformatted_20_Text"><text:s text:c="3"/>retry if some_condition # restart from i == 1</text:p>
      <text:p text:style-name="P2">end</text:p>
      <text:h text:style-name="Heading_20_3" text:outline-level="3">Example</text:h>
      <text:p text:style-name="Preformatted_20_Text">#!/usr/bin/ruby</text:p>
      <text:p text:style-name="Preformatted_20_Text">for i in 0..5</text:p>
      <text:p text:style-name="Preformatted_20_Text"><text:s text:c="3"/>retry if i &gt; 2</text:p>
      <text:p text:style-name="Preformatted_20_Text">puts "Value of local variable is #{i}"</text:p>
      <text:p text:style-name="P2">end</text:p>
      <text:p text:style-name="Text_20_body">This will produce the following result and will go in an infinite loop −</text:p>
      <text:p text:style-name="Preformatted_20_Text">Value of local variable is 1</text:p>
      <text:p text:style-name="Preformatted_20_Text">Value of local variable is 2</text:p>
      <text:p text:style-name="Preformatted_20_Text">Value of local variable is 1</text:p>
      <text:p text:style-name="Preformatted_20_Text">Value of local variable is 2</text:p>
      <text:p text:style-name="Preformatted_20_Text">Value of local variable is 1</text:p>
      <text:p text:style-name="Preformatted_20_Text">Value of local variable is 2</text:p>
      <text:p text:style-name="P2">............................</text:p>
      <text:h text:style-name="Heading_20_1" text:outline-level="1">Ruby - Methods</text:h>
      <text:p text:style-name="Text_20_body">Ruby methods are very similar to functions in any other programming language. Ruby methods are used to bundle one or more repeatable statements into a single unit.</text:p>
      <text:p text:style-name="Text_20_body">Method names should begin with a lowercase letter. If you begin a method name with an uppercase letter, Ruby might think that it is a constant and hence can parse the call incorrectly.</text:p>
      <text:p text:style-name="Text_20_body">Methods should be defined before calling them, otherwise Ruby will raise an exception for undefined method invoking.</text:p>
      <text:h text:style-name="Heading_20_2" text:outline-level="2">Syntax</text:h>
      <text:p text:style-name="Preformatted_20_Text">def method_name [( [arg [= default]]...[, * arg [, &amp;expr ]])]</text:p>
      <text:p text:style-name="Preformatted_20_Text"><text:s text:c="3"/>expr..</text:p>
      <text:p text:style-name="P2">end</text:p>
      <text:p text:style-name="Text_20_body"><text:soft-page-break/>So, you can define a simple method as follows −</text:p>
      <text:p text:style-name="Preformatted_20_Text">def method_name </text:p>
      <text:p text:style-name="Preformatted_20_Text"><text:s text:c="3"/>expr..</text:p>
      <text:p text:style-name="P2">end</text:p>
      <text:p text:style-name="Text_20_body">You can represent a method that accepts parameters like this −</text:p>
      <text:p text:style-name="Preformatted_20_Text">def method_name (var1, var2)</text:p>
      <text:p text:style-name="Preformatted_20_Text"><text:s text:c="3"/>expr..</text:p>
      <text:p text:style-name="P2">end</text:p>
      <text:p text:style-name="Text_20_body">You can set default values for the parameters, which will be used if method is called without passing the required parameters −</text:p>
      <text:p text:style-name="Preformatted_20_Text">def method_name (var1 = value1, var2 = value2)</text:p>
      <text:p text:style-name="Preformatted_20_Text"><text:s text:c="3"/>expr..</text:p>
      <text:p text:style-name="P2">end</text:p>
      <text:p text:style-name="Text_20_body">Whenever you call the simple method, you write only the method name as follows −</text:p>
      <text:p text:style-name="P2">method_name</text:p>
      <text:p text:style-name="Text_20_body">However, when you call a method with parameters, you write the method name along with the parameters, such as −</text:p>
      <text:p text:style-name="P2">method_name 25, 30</text:p>
      <text:p text:style-name="Text_20_body">The most important drawback to using methods with parameters is that you need to remember the number of parameters whenever you call such methods. For example, if a method accepts three parameters and you pass only two, then Ruby displays an error.</text:p>
      <text:h text:style-name="Heading_20_3" text:outline-level="3">Example</text:h>
      <text:p text:style-name="Preformatted_20_Text">#!/usr/bin/ruby</text:p>
      <text:p text:style-name="Preformatted_20_Text"/>
      <text:p text:style-name="Preformatted_20_Text">def test(a1 = "Ruby", a2 = "Perl")</text:p>
      <text:p text:style-name="Preformatted_20_Text"><text:s text:c="3"/>puts "The programming language is #{a1}"</text:p>
      <text:p text:style-name="Preformatted_20_Text"><text:s text:c="3"/>puts "The programming language is #{a2}"</text:p>
      <text:p text:style-name="Preformatted_20_Text">end</text:p>
      <text:p text:style-name="Preformatted_20_Text">test "C", "C++"</text:p>
      <text:p text:style-name="P2">test</text:p>
      <text:p text:style-name="Text_20_body">This will produce the following result −</text:p>
      <text:p text:style-name="Preformatted_20_Text">The programming language is C</text:p>
      <text:p text:style-name="Preformatted_20_Text">The programming language is C++</text:p>
      <text:p text:style-name="Preformatted_20_Text">The programming language is Ruby</text:p>
      <text:p text:style-name="P2">The programming language is Perl</text:p>
      <text:h text:style-name="Heading_20_2" text:outline-level="2">Return Values from Methods</text:h>
      <text:p text:style-name="Text_20_body">Every method in Ruby returns a value by default. This returned value will be the value of the last statement. For example −</text:p>
      <text:p text:style-name="Preformatted_20_Text">def test</text:p>
      <text:p text:style-name="Preformatted_20_Text"><text:s text:c="3"/>i = 100</text:p>
      <text:p text:style-name="Preformatted_20_Text"><text:s text:c="3"/>j = 10</text:p>
      <text:p text:style-name="Preformatted_20_Text"><text:soft-page-break/><text:s text:c="3"/>k = 0</text:p>
      <text:p text:style-name="P2">end</text:p>
      <text:p text:style-name="Text_20_body">This method, when called, will return the last declared variable <text:span text:style-name="T1">k</text:span>.</text:p>
      <text:h text:style-name="Heading_20_2" text:outline-level="2">Ruby return Statement</text:h>
      <text:p text:style-name="Text_20_body">The <text:span text:style-name="T1">return</text:span> statement in ruby is used to return one or more values from a Ruby Method.</text:p>
      <text:h text:style-name="Heading_20_3" text:outline-level="3">Syntax</text:h>
      <text:p text:style-name="P2">return [expr[`,' expr...]]</text:p>
      <text:p text:style-name="Text_20_body">If more than two expressions are given, the array containing these values will be the return value. If no expression given, nil will be the return value.</text:p>
      <text:h text:style-name="Heading_20_3" text:outline-level="3">Example</text:h>
      <text:p text:style-name="Preformatted_20_Text">return</text:p>
      <text:p text:style-name="Preformatted_20_Text"/>
      <text:p text:style-name="Preformatted_20_Text">OR</text:p>
      <text:p text:style-name="Preformatted_20_Text"/>
      <text:p text:style-name="Preformatted_20_Text">return 12</text:p>
      <text:p text:style-name="Preformatted_20_Text"/>
      <text:p text:style-name="Preformatted_20_Text">OR</text:p>
      <text:p text:style-name="Preformatted_20_Text"/>
      <text:p text:style-name="P2">return 1,2,3</text:p>
      <text:p text:style-name="Text_20_body">Have a look at this example −</text:p>
      <text:p text:style-name="Preformatted_20_Text">#!/usr/bin/ruby</text:p>
      <text:p text:style-name="Preformatted_20_Text"/>
      <text:p text:style-name="Preformatted_20_Text">def test</text:p>
      <text:p text:style-name="Preformatted_20_Text"><text:s text:c="3"/>i = 100</text:p>
      <text:p text:style-name="Preformatted_20_Text"><text:s text:c="3"/>j = 200</text:p>
      <text:p text:style-name="Preformatted_20_Text"><text:s text:c="3"/>k = 300</text:p>
      <text:p text:style-name="Preformatted_20_Text">return i, j, k</text:p>
      <text:p text:style-name="Preformatted_20_Text">end</text:p>
      <text:p text:style-name="Preformatted_20_Text">var = test</text:p>
      <text:p text:style-name="P2">puts var</text:p>
      <text:p text:style-name="Text_20_body">This will produce the following result −</text:p>
      <text:p text:style-name="Preformatted_20_Text">100</text:p>
      <text:p text:style-name="Preformatted_20_Text">200</text:p>
      <text:p text:style-name="P2">300</text:p>
      <text:h text:style-name="Heading_20_2" text:outline-level="2">Variable Number of Parameters</text:h>
      <text:p text:style-name="Text_20_body">Suppose you declare a method that takes two parameters, whenever you call this method, you need to pass two parameters along with it.</text:p>
      <text:p text:style-name="Text_20_body">However, Ruby allows you to declare methods that work with a variable number of parameters. Let us examine a sample of this −</text:p>
      <text:p text:style-name="Preformatted_20_Text">#!/usr/bin/ruby</text:p>
      <text:p text:style-name="Preformatted_20_Text"/>
      <text:p text:style-name="Preformatted_20_Text">def sample (*test)</text:p>
      <text:p text:style-name="Preformatted_20_Text"><text:soft-page-break/><text:s text:c="3"/>puts "The number of parameters is #{test.length}"</text:p>
      <text:p text:style-name="Preformatted_20_Text"><text:s text:c="3"/>for i in 0...test.length</text:p>
      <text:p text:style-name="Preformatted_20_Text"><text:s text:c="6"/>puts "The parameters are #{test[i]}"</text:p>
      <text:p text:style-name="Preformatted_20_Text"><text:s text:c="3"/>end</text:p>
      <text:p text:style-name="Preformatted_20_Text">end</text:p>
      <text:p text:style-name="Preformatted_20_Text">sample "Zara", "6", "F"</text:p>
      <text:p text:style-name="P2">sample "Mac", "36", "M", "MCA"</text:p>
      <text:p text:style-name="Text_20_body">In this code, you have declared a method sample that accepts one parameter test. However, this parameter is a variable parameter. This means that this parameter can take in any number of variables. So, the above code will produce the following result −</text:p>
      <text:p text:style-name="Preformatted_20_Text">The number of parameters is 3</text:p>
      <text:p text:style-name="Preformatted_20_Text">The parameters are Zara</text:p>
      <text:p text:style-name="Preformatted_20_Text">The parameters are 6</text:p>
      <text:p text:style-name="Preformatted_20_Text">The parameters are F</text:p>
      <text:p text:style-name="Preformatted_20_Text">The number of parameters is 4</text:p>
      <text:p text:style-name="Preformatted_20_Text">The parameters are Mac</text:p>
      <text:p text:style-name="Preformatted_20_Text">The parameters are 36</text:p>
      <text:p text:style-name="Preformatted_20_Text">The parameters are M</text:p>
      <text:p text:style-name="P2">The parameters are MCA</text:p>
      <text:h text:style-name="Heading_20_2" text:outline-level="2">Class Methods</text:h>
      <text:p text:style-name="Text_20_body">When a method is defined outside of the class definition, the method is marked as <text:span text:style-name="T1">private</text:span> by default. On the other hand, the methods defined in the class definition are marked as public by default. The default visibility and the <text:span text:style-name="T1">private</text:span> mark of the methods can be changed by <text:span text:style-name="T1">public</text:span> or <text:span text:style-name="T1">private</text:span> of the Module.</text:p>
      <text:p text:style-name="Text_20_body">Whenever you want to access a method of a class, you first need to instantiate the class. Then, using the object, you can access any member of the class.</text:p>
      <text:p text:style-name="Text_20_body">Ruby gives you a way to access a method without instantiating a class. Let us see how a class method is declared and accessed −</text:p>
      <text:p text:style-name="Preformatted_20_Text">class Accounts</text:p>
      <text:p text:style-name="Preformatted_20_Text"><text:s text:c="3"/>def reading_charge</text:p>
      <text:p text:style-name="Preformatted_20_Text"><text:s text:c="3"/>end</text:p>
      <text:p text:style-name="Preformatted_20_Text"><text:s text:c="3"/>def Accounts.return_date</text:p>
      <text:p text:style-name="Preformatted_20_Text"><text:s text:c="3"/>end</text:p>
      <text:p text:style-name="P2">end</text:p>
      <text:p text:style-name="Text_20_body">See how the method return_date is declared. It is declared with the class name followed by a period, which is followed by the name of the method. You can access this class method directly as follows −</text:p>
      <text:p text:style-name="P2">Accounts.return_date</text:p>
      <text:p text:style-name="Text_20_body">To access this method, you need not create objects of the class Accounts.</text:p>
      <text:h text:style-name="Heading_20_2" text:outline-level="2">Ruby alias Statement</text:h>
      <text:p text:style-name="Text_20_body">This gives alias to methods or global variables. Aliases cannot be defined within the method body. The alias of the method keeps the current definition of the method, even when methods are overridden.</text:p>
      <text:p text:style-name="Text_20_body"><text:soft-page-break/>Making aliases for the numbered global variables ($1, $2,...) is prohibited. Overriding the built-in global variables may cause serious problems.</text:p>
      <text:h text:style-name="Heading_20_3" text:outline-level="3">Syntax</text:h>
      <text:p text:style-name="Preformatted_20_Text">alias method-name method-name</text:p>
      <text:p text:style-name="P2">alias global-variable-name global-variable-name</text:p>
      <text:h text:style-name="Heading_20_3" text:outline-level="3">Example</text:h>
      <text:p text:style-name="Preformatted_20_Text">alias foo bar</text:p>
      <text:p text:style-name="P2">alias $MATCH $&amp;</text:p>
      <text:p text:style-name="Text_20_body">Here we have defined foo alias for bar, and $MATCH is an alias for $&amp;</text:p>
      <text:h text:style-name="Heading_20_2" text:outline-level="2">Ruby undef Statement</text:h>
      <text:p text:style-name="Text_20_body">This cancels the method definition. An <text:span text:style-name="T1">undef</text:span> cannot appear in the method body.</text:p>
      <text:p text:style-name="Text_20_body">By using <text:span text:style-name="T1">undef</text:span> and <text:span text:style-name="T1">alias</text:span>, the interface of the class can be modified independently from the superclass, but notice it may be broke programs by the internal method call to self.</text:p>
      <text:h text:style-name="Heading_20_3" text:outline-level="3">Syntax</text:h>
      <text:p text:style-name="P2">undef method-name</text:p>
      <text:h text:style-name="Heading_20_3" text:outline-level="3">Example</text:h>
      <text:p text:style-name="Text_20_body">To undefine a method called <text:span text:style-name="T1">bar</text:span> do the following −</text:p>
      <text:p text:style-name="P2">undef bar</text:p>
      <text:h text:style-name="Heading_20_1" text:outline-level="1">Ruby - Blocks</text:h>
      <text:p text:style-name="Text_20_body">You have seen how Ruby defines methods where you can put number of statements and then you call that method. Similarly, Ruby has a concept of Block.</text:p>
      <text:list xml:id="list3244177640" text:style-name="L1">
        <text:list-item>
          <text:p text:style-name="P9">A block consists of chunks of code.</text:p>
        </text:list-item>
        <text:list-item>
          <text:p text:style-name="P9">You assign a name to a block.</text:p>
        </text:list-item>
        <text:list-item>
          <text:p text:style-name="P9">The code in the block is always enclosed within braces ({}).</text:p>
        </text:list-item>
        <text:list-item>
          <text:p text:style-name="P9">A block is always invoked from a function with the same name as that of the block. This means that if you have a block with the name <text:span text:style-name="T1">test</text:span>, then you use the function <text:span text:style-name="T1">test</text:span> to invoke this block.</text:p>
        </text:list-item>
        <text:list-item>
          <text:p text:style-name="P9">You invoke a block by using the <text:span text:style-name="T1">yield</text:span> statement.</text:p>
        </text:list-item>
      </text:list>
      <text:h text:style-name="Heading_20_2" text:outline-level="2">Syntax</text:h>
      <text:p text:style-name="Preformatted_20_Text">block_name {</text:p>
      <text:p text:style-name="Preformatted_20_Text"><text:s text:c="3"/>statement1</text:p>
      <text:p text:style-name="Preformatted_20_Text"><text:s text:c="3"/>statement2</text:p>
      <text:p text:style-name="Preformatted_20_Text"><text:soft-page-break/><text:s text:c="3"/>..........</text:p>
      <text:p text:style-name="P2">}</text:p>
      <text:p text:style-name="Text_20_body">Here, you will learn to invoke a block by using a simple <text:span text:style-name="T1">yield</text:span> statement. You will also learn to use a <text:span text:style-name="T1">yield</text:span> statement with parameters for invoking a block. You will check the sample code with both types of <text:span text:style-name="T1">yield</text:span> statements.</text:p>
      <text:h text:style-name="Heading_20_2" text:outline-level="2">The yield Statement</text:h>
      <text:p text:style-name="Text_20_body">Let's look at an example of the yield statement −</text:p>
      <text:p text:style-name="Preformatted_20_Text">#!/usr/bin/ruby</text:p>
      <text:p text:style-name="Preformatted_20_Text"/>
      <text:p text:style-name="Preformatted_20_Text">def test</text:p>
      <text:p text:style-name="Preformatted_20_Text"><text:s text:c="3"/>puts "You are in the method"</text:p>
      <text:p text:style-name="Preformatted_20_Text"><text:s text:c="3"/>yield</text:p>
      <text:p text:style-name="Preformatted_20_Text"><text:s text:c="3"/>puts "You are again back to the method"</text:p>
      <text:p text:style-name="Preformatted_20_Text"><text:s text:c="3"/>yield</text:p>
      <text:p text:style-name="Preformatted_20_Text">end</text:p>
      <text:p text:style-name="P2">test {puts "You are in the block"}</text:p>
      <text:p text:style-name="Text_20_body">This will produce the following result −</text:p>
      <text:p text:style-name="Preformatted_20_Text">You are in the method</text:p>
      <text:p text:style-name="Preformatted_20_Text">You are in the block</text:p>
      <text:p text:style-name="Preformatted_20_Text">You are again back to the method</text:p>
      <text:p text:style-name="P2">You are in the block</text:p>
      <text:p text:style-name="Text_20_body">You also can pass parameters with the yield statement. Here is an example −</text:p>
      <text:p text:style-name="Preformatted_20_Text">#!/usr/bin/ruby</text:p>
      <text:p text:style-name="Preformatted_20_Text"/>
      <text:p text:style-name="Preformatted_20_Text">def test</text:p>
      <text:p text:style-name="Preformatted_20_Text"><text:s text:c="3"/>yield 5</text:p>
      <text:p text:style-name="Preformatted_20_Text"><text:s text:c="3"/>puts "You are in the method test"</text:p>
      <text:p text:style-name="Preformatted_20_Text"><text:s text:c="3"/>yield 100</text:p>
      <text:p text:style-name="Preformatted_20_Text">end</text:p>
      <text:p text:style-name="P2">test {|i| puts "You are in the block #{i}"}</text:p>
      <text:p text:style-name="Text_20_body">This will produce the following result −</text:p>
      <text:p text:style-name="Preformatted_20_Text">You are in the block 5</text:p>
      <text:p text:style-name="Preformatted_20_Text">You are in the method test</text:p>
      <text:p text:style-name="P2">You are in the block 100</text:p>
      <text:p text:style-name="Text_20_body">Here, the <text:span text:style-name="T1">yield</text:span> statement is written followed by parameters. You can even pass more than one parameter. In the block, you place a variable between two vertical lines (||) to accept the parameters. Therefore, in the preceding code, the yield 5 statement passes the value 5 as a parameter to the test block.</text:p>
      <text:p text:style-name="Text_20_body">Now, look at the following statement −</text:p>
      <text:p text:style-name="P2">test {|i| puts "You are in the block #{i}"}</text:p>
      <text:p text:style-name="Text_20_body">Here, the value 5 is received in the variable <text:span text:style-name="T1">i</text:span>. Now, observe the following <text:span text:style-name="T1">puts</text:span> statement −</text:p>
      <text:p text:style-name="P2">puts "You are in the block #{i}"</text:p>
      <text:p text:style-name="Text_20_body"><text:soft-page-break/>The output of this <text:span text:style-name="T1">puts</text:span> statement is −</text:p>
      <text:p text:style-name="P2">You are in the block 5</text:p>
      <text:p text:style-name="Text_20_body">If you want to pass more than one parameters, then the <text:span text:style-name="T1">yield</text:span> statement becomes −</text:p>
      <text:p text:style-name="P2">yield a, b</text:p>
      <text:p text:style-name="Text_20_body">and the block is −</text:p>
      <text:p text:style-name="P2">test {|a, b| statement}</text:p>
      <text:p text:style-name="Text_20_body">The parameters will be separated by commas.</text:p>
      <text:h text:style-name="Heading_20_2" text:outline-level="2">Blocks and Methods</text:h>
      <text:p text:style-name="Text_20_body">You have seen how a block and a method can be associated with each other. You normally invoke a block by using the yield statement from a method that has the same name as that of the block. Therefore, you write −</text:p>
      <text:p text:style-name="Preformatted_20_Text">#!/usr/bin/ruby</text:p>
      <text:p text:style-name="Preformatted_20_Text"/>
      <text:p text:style-name="Preformatted_20_Text">def test</text:p>
      <text:p text:style-name="Preformatted_20_Text"><text:s text:c="3"/>yield</text:p>
      <text:p text:style-name="Preformatted_20_Text">end</text:p>
      <text:p text:style-name="P2">test{ puts "Hello world"}</text:p>
      <text:p text:style-name="Text_20_body">This example is the simplest way to implement a block. You call the test block by using the <text:span text:style-name="T1">yield</text:span> statement.</text:p>
      <text:p text:style-name="Text_20_body">But if the last argument of a method is preceded by &amp;, then you can pass a block to this method and this block will be assigned to the last parameter. In case both * and &amp; are present in the argument list, &amp; should come later.</text:p>
      <text:p text:style-name="Preformatted_20_Text">#!/usr/bin/ruby</text:p>
      <text:p text:style-name="Preformatted_20_Text"/>
      <text:p text:style-name="Preformatted_20_Text">def test(&amp;block)</text:p>
      <text:p text:style-name="Preformatted_20_Text"><text:s text:c="3"/>block.call</text:p>
      <text:p text:style-name="Preformatted_20_Text">end</text:p>
      <text:p text:style-name="P2">test { puts "Hello World!"}</text:p>
      <text:p text:style-name="Text_20_body">This will produce the following result −</text:p>
      <text:p text:style-name="P2">Hello World!</text:p>
      <text:h text:style-name="Heading_20_2" text:outline-level="2">BEGIN and END Blocks</text:h>
      <text:p text:style-name="Text_20_body">Every Ruby source file can declare blocks of code to be run as the file is being loaded (the BEGIN blocks) and after the program has finished executing (the END blocks).</text:p>
      <text:p text:style-name="Preformatted_20_Text">#!/usr/bin/ruby</text:p>
      <text:p text:style-name="Preformatted_20_Text"/>
      <text:p text:style-name="Preformatted_20_Text">BEGIN { </text:p>
      <text:p text:style-name="Preformatted_20_Text"><text:s text:c="3"/># BEGIN block code </text:p>
      <text:p text:style-name="Preformatted_20_Text"><text:s text:c="3"/>puts "BEGIN code block"</text:p>
      <text:p text:style-name="Preformatted_20_Text">} </text:p>
      <text:p text:style-name="Preformatted_20_Text"/>
      <text:p text:style-name="Preformatted_20_Text"><text:soft-page-break/>END { </text:p>
      <text:p text:style-name="Preformatted_20_Text"><text:s text:c="3"/># END block code </text:p>
      <text:p text:style-name="Preformatted_20_Text"><text:s text:c="3"/>puts "END code block"</text:p>
      <text:p text:style-name="Preformatted_20_Text">}</text:p>
      <text:p text:style-name="Preformatted_20_Text"><text:s text:c="3"/># MAIN block code </text:p>
      <text:p text:style-name="P2">puts "MAIN code block"</text:p>
      <text:p text:style-name="Text_20_body">A program may include multiple BEGIN and END blocks. BEGIN blocks are executed in the order they are encountered. END blocks are executed in reverse order. When executed, the above program produces the following result −</text:p>
      <text:p text:style-name="Preformatted_20_Text">BEGIN code block</text:p>
      <text:p text:style-name="Preformatted_20_Text">MAIN code block</text:p>
      <text:p text:style-name="P2">END code block</text:p>
      <text:h text:style-name="Heading_20_1" text:outline-level="1">Ruby - Modules and Mixins</text:h>
      <text:p text:style-name="Text_20_body">Modules are a way of grouping together methods, classes, and constants. Modules give you two major benefits.</text:p>
      <text:list xml:id="list4059392987" text:style-name="L2">
        <text:list-item>
          <text:p text:style-name="P10">Modules provide a <text:span text:style-name="T1">namespace</text:span> and prevent name clashes.</text:p>
        </text:list-item>
        <text:list-item>
          <text:p text:style-name="P10">Modules implement the <text:span text:style-name="T1">mixin</text:span> facility.</text:p>
        </text:list-item>
      </text:list>
      <text:p text:style-name="Text_20_body">Modules define a namespace, a sandbox in which your methods and constants can play without having to worry about being stepped on by other methods and constants.</text:p>
      <text:h text:style-name="Heading_20_2" text:outline-level="2">Syntax</text:h>
      <text:p text:style-name="Preformatted_20_Text">module Identifier</text:p>
      <text:p text:style-name="Preformatted_20_Text"><text:s text:c="3"/>statement1</text:p>
      <text:p text:style-name="Preformatted_20_Text"><text:s text:c="3"/>statement2</text:p>
      <text:p text:style-name="Preformatted_20_Text"><text:s text:c="3"/>...........</text:p>
      <text:p text:style-name="P2">end</text:p>
      <text:p text:style-name="Text_20_body">Module constants are named just like class constants, with an initial uppercase letter. The method definitions look similar, too: Module methods are defined just like class methods.</text:p>
      <text:p text:style-name="Text_20_body">As with class methods, you call a module method by preceding its name with the module's name and a period, and you reference a constant using the module name and two colons.</text:p>
      <text:h text:style-name="Heading_20_3" text:outline-level="3">Example</text:h>
      <text:p text:style-name="Preformatted_20_Text">#!/usr/bin/ruby</text:p>
      <text:p text:style-name="Preformatted_20_Text"/>
      <text:p text:style-name="Preformatted_20_Text"># Module defined in trig.rb file</text:p>
      <text:p text:style-name="Preformatted_20_Text"/>
      <text:p text:style-name="Preformatted_20_Text">module Trig</text:p>
      <text:p text:style-name="Preformatted_20_Text"><text:s text:c="3"/>PI = 3.141592654</text:p>
      <text:p text:style-name="Preformatted_20_Text"><text:s text:c="3"/>def Trig.sin(x)</text:p>
      <text:p text:style-name="Preformatted_20_Text"><text:s text:c="3"/># ..</text:p>
      <text:p text:style-name="Preformatted_20_Text"><text:s text:c="3"/>end</text:p>
      <text:p text:style-name="Preformatted_20_Text"><text:s text:c="3"/>def Trig.cos(x)</text:p>
      <text:p text:style-name="Preformatted_20_Text"><text:s text:c="3"/># ..</text:p>
      <text:p text:style-name="Preformatted_20_Text"><text:s text:c="3"/>end</text:p>
      <text:p text:style-name="P2">end</text:p>
      <text:p text:style-name="Text_20_body"><text:soft-page-break/>We can define one more module with the same function name but different functionality −</text:p>
      <text:p text:style-name="Preformatted_20_Text">#!/usr/bin/ruby</text:p>
      <text:p text:style-name="Preformatted_20_Text"/>
      <text:p text:style-name="Preformatted_20_Text"># Module defined in moral.rb file</text:p>
      <text:p text:style-name="Preformatted_20_Text"/>
      <text:p text:style-name="Preformatted_20_Text">module Moral</text:p>
      <text:p text:style-name="Preformatted_20_Text"><text:s text:c="3"/>VERY_BAD = 0</text:p>
      <text:p text:style-name="Preformatted_20_Text"><text:s text:c="3"/>BAD = 1</text:p>
      <text:p text:style-name="Preformatted_20_Text"><text:s text:c="3"/>def Moral.sin(badness)</text:p>
      <text:p text:style-name="Preformatted_20_Text"><text:s text:c="3"/># ...</text:p>
      <text:p text:style-name="Preformatted_20_Text"><text:s text:c="3"/>end</text:p>
      <text:p text:style-name="P2">end</text:p>
      <text:p text:style-name="Text_20_body">Like class methods, whenever you define a method in a module, you specify the module name followed by a dot and then the method name.</text:p>
      <text:h text:style-name="Heading_20_2" text:outline-level="2">Ruby require Statement</text:h>
      <text:p text:style-name="Text_20_body">The require statement is similar to the include statement of C and C++ and the import statement of Java. If a third program wants to use any defined module, it can simply load the module files using the Ruby <text:span text:style-name="T1">require</text:span> statement −</text:p>
      <text:h text:style-name="Heading_20_3" text:outline-level="3">Syntax</text:h>
      <text:p text:style-name="P2">require filename</text:p>
      <text:p text:style-name="Text_20_body">Here, it is not required to give <text:span text:style-name="T2">.rb</text:span> extension along with a file name.</text:p>
      <text:h text:style-name="Heading_20_3" text:outline-level="3">Example</text:h>
      <text:p text:style-name="Preformatted_20_Text">$LOAD_PATH &lt;&lt; '.'</text:p>
      <text:p text:style-name="Preformatted_20_Text"/>
      <text:p text:style-name="Preformatted_20_Text">require 'trig.rb'</text:p>
      <text:p text:style-name="Preformatted_20_Text">require 'moral'</text:p>
      <text:p text:style-name="Preformatted_20_Text"/>
      <text:p text:style-name="Preformatted_20_Text">y = Trig.sin(Trig::PI/4)</text:p>
      <text:p text:style-name="P2">wrongdoing = Moral.sin(Moral::VERY_BAD)</text:p>
      <text:p text:style-name="Text_20_body">Here we are using <text:span text:style-name="T2">$LOAD_PATH &lt;&lt; '.'</text:span> to make Ruby aware that included files must be searched in the current directory. If you do not want to use $LOAD_PATH then you can use <text:span text:style-name="T2">require_relative</text:span> to include files from a relative directory.</text:p>
      <text:p text:style-name="Text_20_body"><text:span text:style-name="T2">IMPORTANT</text:span> − Here, both the files contain the same function name. So, this will result in code ambiguity while including in calling program but modules avoid this code ambiguity and we are able to call appropriate function using module name.</text:p>
      <text:h text:style-name="Heading_20_2" text:outline-level="2">Ruby include Statement</text:h>
      <text:p text:style-name="Text_20_body">You can embed a module in a class. To embed a module in a class, you use the <text:span text:style-name="T1">include</text:span> statement in the class −</text:p>
      <text:h text:style-name="Heading_20_3" text:outline-level="3">Syntax</text:h>
      <text:p text:style-name="P2">include modulename</text:p>
      <text:p text:style-name="Text_20_body"><text:soft-page-break/>If a module is defined in a separate file, then it is required to include that file using <text:span text:style-name="T1">require</text:span> statement before embedding module in a class.</text:p>
      <text:h text:style-name="Heading_20_3" text:outline-level="3">Example</text:h>
      <text:p text:style-name="Text_20_body">Consider the following module written in <text:span text:style-name="T1">support.rb</text:span> file.</text:p>
      <text:p text:style-name="Preformatted_20_Text"><text:bookmark text:name="support_rb"/>module Week</text:p>
      <text:p text:style-name="Preformatted_20_Text"><text:s text:c="3"/>FIRST_DAY = "Sunday"</text:p>
      <text:p text:style-name="Preformatted_20_Text"><text:s text:c="3"/>def Week.weeks_in_month</text:p>
      <text:p text:style-name="Preformatted_20_Text"><text:s text:c="6"/>puts "You have four weeks in a month"</text:p>
      <text:p text:style-name="Preformatted_20_Text"><text:s text:c="3"/>end</text:p>
      <text:p text:style-name="Preformatted_20_Text"><text:s text:c="3"/>def Week.weeks_in_year</text:p>
      <text:p text:style-name="Preformatted_20_Text"><text:s text:c="6"/>puts "You have 52 weeks in a year"</text:p>
      <text:p text:style-name="Preformatted_20_Text"><text:s text:c="3"/>end</text:p>
      <text:p text:style-name="P2">end</text:p>
      <text:p text:style-name="Text_20_body">Now, you can include this module in a class as follows −</text:p>
      <text:p text:style-name="Preformatted_20_Text">#!/usr/bin/ruby</text:p>
      <text:p text:style-name="Preformatted_20_Text">$LOAD_PATH &lt;&lt; '.'</text:p>
      <text:p text:style-name="Preformatted_20_Text">require "support"</text:p>
      <text:p text:style-name="Preformatted_20_Text"/>
      <text:p text:style-name="Preformatted_20_Text">class Decade</text:p>
      <text:p text:style-name="Preformatted_20_Text">include Week</text:p>
      <text:p text:style-name="Preformatted_20_Text"><text:s text:c="3"/>no_of_yrs = 10</text:p>
      <text:p text:style-name="Preformatted_20_Text"><text:s text:c="3"/>def no_of_months</text:p>
      <text:p text:style-name="Preformatted_20_Text"><text:s text:c="6"/>puts Week::FIRST_DAY</text:p>
      <text:p text:style-name="Preformatted_20_Text"><text:s text:c="6"/>number = 10*12</text:p>
      <text:p text:style-name="Preformatted_20_Text"><text:s text:c="6"/>puts number</text:p>
      <text:p text:style-name="Preformatted_20_Text"><text:s text:c="3"/>end</text:p>
      <text:p text:style-name="Preformatted_20_Text">end</text:p>
      <text:p text:style-name="Preformatted_20_Text">d1 = Decade.new</text:p>
      <text:p text:style-name="Preformatted_20_Text">puts Week::FIRST_DAY</text:p>
      <text:p text:style-name="Preformatted_20_Text">Week.weeks_in_month</text:p>
      <text:p text:style-name="Preformatted_20_Text">Week.weeks_in_year</text:p>
      <text:p text:style-name="P2">d1.no_of_months</text:p>
      <text:p text:style-name="Text_20_body">This will produce the following result −</text:p>
      <text:p text:style-name="Preformatted_20_Text">Sunday</text:p>
      <text:p text:style-name="Preformatted_20_Text">You have four weeks in a month</text:p>
      <text:p text:style-name="Preformatted_20_Text">You have 52 weeks in a year</text:p>
      <text:p text:style-name="Preformatted_20_Text">Sunday</text:p>
      <text:p text:style-name="P2">120</text:p>
      <text:h text:style-name="Heading_20_2" text:outline-level="2">Mixins in Ruby</text:h>
      <text:p text:style-name="Text_20_body">Before going through this section, we assume you have the knowledge of Object Oriented Concepts.</text:p>
      <text:p text:style-name="Text_20_body">When a class can inherit features from more than one parent class, the class is supposed to show multiple inheritance.</text:p>
      <text:p text:style-name="Text_20_body">Ruby does not support multiple inheritance directly but Ruby Modules have another wonderful use. At a stroke, they pretty much eliminate the need for multiple inheritance, providing a facility called a <text:span text:style-name="T1">mixin</text:span>.</text:p>
      <text:p text:style-name="Text_20_body"><text:soft-page-break/>Mixins give you a wonderfully controlled way of adding functionality to classes. However, their true power comes out when the code in the mixin starts to interact with code in the class that uses it.</text:p>
      <text:p text:style-name="Text_20_body">Let us examine the following sample code to gain an understand of mixin −</text:p>
      <text:p text:style-name="Preformatted_20_Text">module A</text:p>
      <text:p text:style-name="Preformatted_20_Text"><text:s text:c="3"/>def a1</text:p>
      <text:p text:style-name="Preformatted_20_Text"><text:s text:c="3"/>end</text:p>
      <text:p text:style-name="Preformatted_20_Text"><text:s text:c="3"/>def a2</text:p>
      <text:p text:style-name="Preformatted_20_Text"><text:s text:c="3"/>end</text:p>
      <text:p text:style-name="Preformatted_20_Text">end</text:p>
      <text:p text:style-name="Preformatted_20_Text">module B</text:p>
      <text:p text:style-name="Preformatted_20_Text"><text:s text:c="3"/>def b1</text:p>
      <text:p text:style-name="Preformatted_20_Text"><text:s text:c="3"/>end</text:p>
      <text:p text:style-name="Preformatted_20_Text"><text:s text:c="3"/>def b2</text:p>
      <text:p text:style-name="Preformatted_20_Text"><text:s text:c="3"/>end</text:p>
      <text:p text:style-name="Preformatted_20_Text">end</text:p>
      <text:p text:style-name="Preformatted_20_Text"/>
      <text:p text:style-name="Preformatted_20_Text">class Sample</text:p>
      <text:p text:style-name="Preformatted_20_Text">include A</text:p>
      <text:p text:style-name="Preformatted_20_Text">include B</text:p>
      <text:p text:style-name="Preformatted_20_Text"><text:s text:c="3"/>def s1</text:p>
      <text:p text:style-name="Preformatted_20_Text"><text:s text:c="3"/>end</text:p>
      <text:p text:style-name="Preformatted_20_Text">end</text:p>
      <text:p text:style-name="Preformatted_20_Text"/>
      <text:p text:style-name="Preformatted_20_Text">samp = Sample.new</text:p>
      <text:p text:style-name="Preformatted_20_Text">samp.a1</text:p>
      <text:p text:style-name="Preformatted_20_Text">samp.a2</text:p>
      <text:p text:style-name="Preformatted_20_Text">samp.b1</text:p>
      <text:p text:style-name="Preformatted_20_Text">samp.b2</text:p>
      <text:p text:style-name="P2">samp.s1</text:p>
      <text:p text:style-name="Text_20_body">Module A consists of the methods a1 and a2. Module B consists of the methods b1 and b2. The class Sample includes both modules A and B. The class Sample can access all four methods, namely, a1, a2, b1, and b2. Therefore, you can see that the class Sample inherits from both the modules. Thus, you can say the class Sample shows multiple inheritance or a <text:span text:style-name="T1">mixin</text:span>.</text:p>
      <text:p text:style-name="Standard"/>
      <text:h text:style-name="Heading_20_1" text:outline-level="1">Ruby - Strings</text:h>
      <text:p text:style-name="Text_20_body">A String object in Ruby holds and manipulates an arbitrary sequence of one or more bytes, typically representing characters that represent human language.</text:p>
      <text:p text:style-name="Text_20_body">The simplest string literals are enclosed in single quotes (the apostrophe character). The text within the quote marks is the value of the string −</text:p>
      <text:p text:style-name="P2">'This is a simple Ruby string literal'</text:p>
      <text:p text:style-name="Text_20_body">If you need to place an apostrophe within a single-quoted string literal, precede it with a backslash, so that the Ruby interpreter does not think that it terminates the string −</text:p>
      <text:p text:style-name="P2">'Won\'t you read O\'Reilly\'s book?'</text:p>
      <text:p text:style-name="Text_20_body">The backslash also works to escape another backslash, so that the second backslash is not itself interpreted as an escape character.</text:p>
      <text:p text:style-name="Text_20_body">Following are the string-related features of Ruby.</text:p>
      <text:h text:style-name="Heading_20_2" text:outline-level="2"><text:soft-page-break/>Expression Substitution</text:h>
      <text:p text:style-name="Text_20_body">Expression substitution is a means of embedding the value of any Ruby expression into a string using #{ and } −</text:p>
      <text:p text:style-name="Preformatted_20_Text">#!/usr/bin/ruby</text:p>
      <text:p text:style-name="Preformatted_20_Text"/>
      <text:p text:style-name="Preformatted_20_Text">x, y, z = 12, 36, 72</text:p>
      <text:p text:style-name="Preformatted_20_Text">puts "The value of x is #{ x }."</text:p>
      <text:p text:style-name="Preformatted_20_Text">puts "The sum of x and y is #{ x + y }."</text:p>
      <text:p text:style-name="P2">puts "The average was #{ (x + y + z)/3 }."</text:p>
      <text:p text:style-name="Text_20_body">This will produce the following result −</text:p>
      <text:p text:style-name="Preformatted_20_Text">The value of x is 12.</text:p>
      <text:p text:style-name="Preformatted_20_Text">The sum of x and y is 48.</text:p>
      <text:p text:style-name="P2">The average was 40.</text:p>
      <text:h text:style-name="Heading_20_2" text:outline-level="2">General Delimited Strings</text:h>
      <text:p text:style-name="Text_20_body">With general delimited strings, you can create strings inside a pair of matching though arbitrary delimiter characters, e.g., !, (, {, &lt;, etc., preceded by a percent character (%). Q, q, and x have special meanings. General delimited strings can be −</text:p>
      <text:p text:style-name="Preformatted_20_Text">%{Ruby is fun.} <text:s/>equivalent to "Ruby is fun."</text:p>
      <text:p text:style-name="Preformatted_20_Text">%Q{ Ruby is fun. } equivalent to " Ruby is fun. "</text:p>
      <text:p text:style-name="Preformatted_20_Text">%q[Ruby is fun.] <text:s/>equivalent to a single-quoted string</text:p>
      <text:p text:style-name="P2">%x!ls! equivalent to back tick command output `ls`</text:p>
      <text:h text:style-name="Heading_20_2" text:outline-level="2">Escape Characters</text:h>
      <text:p text:style-name="Text_20_body">Following table is a list of escape or non-printable characters that can be represented with the backslash notation. </text:p>
      <text:h text:style-name="Heading_20_2" text:outline-level="2">Character Encoding</text:h>
      <text:p text:style-name="Text_20_body">The default character set for Ruby is ASCII, whose characters may be represented by single bytes. If you use UTF-8, or another modern character set, characters may be represented in one to four bytes.</text:p>
      <text:p text:style-name="Text_20_body">You can change your character set using $KCODE at the beginning of your program, like this −</text:p>
      <text:p text:style-name="P2">$KCODE = 'u'</text:p>
      <text:p text:style-name="Text_20_body">Following are the possible values for $KCODE. </text:p>
      <text:h text:style-name="Heading_20_2" text:outline-level="2">String Built-in Methods</text:h>
      <text:p text:style-name="Text_20_body">We need to have an instance of String object to call a String method. Following is the way to create an instance of String object −</text:p>
      <text:p text:style-name="P2">new [String.new(str = "")]</text:p>
      <text:p text:style-name="Text_20_body"><text:soft-page-break/>This will return a new string object containing a copy of <text:span text:style-name="T1">str</text:span>. Now, using <text:span text:style-name="T1">str</text:span> object, we can all use any available instance methods. For example −</text:p>
      <text:p text:style-name="Preformatted_20_Text">#!/usr/bin/ruby</text:p>
      <text:p text:style-name="Preformatted_20_Text"/>
      <text:p text:style-name="Preformatted_20_Text">myStr = String.new("THIS IS TEST")</text:p>
      <text:p text:style-name="Preformatted_20_Text">foo = myStr.downcase</text:p>
      <text:p text:style-name="Preformatted_20_Text"/>
      <text:p text:style-name="P2">puts "#{foo}"</text:p>
      <text:p text:style-name="Text_20_body">This will produce the following result −</text:p>
      <text:p text:style-name="P2">this is test</text:p>
      <text:p text:style-name="Text_20_body">Following are the public String methods ( Assuming str is a String object ) − </text:p>
      <text:h text:style-name="Heading_20_2" text:outline-level="2">String unpack Directives</text:h>
      <text:p text:style-name="Text_20_body">Following table lists the unpack directives for method String#unpack. </text:p>
      <text:h text:style-name="Heading_20_3" text:outline-level="3">Example</text:h>
      <text:p text:style-name="Text_20_body">Try the following example to unpack various data.</text:p>
      <text:p text:style-name="Preformatted_20_Text">"abc \0\0abc \0\0".unpack('A6Z6') <text:s text:c="2"/>#=&gt; ["abc", "abc "]</text:p>
      <text:p text:style-name="Preformatted_20_Text">"abc \0\0".unpack('a3a3') <text:s text:c="10"/>#=&gt; ["abc", " \000\000"]</text:p>
      <text:p text:style-name="Preformatted_20_Text">"abc \0abc \0".unpack('Z*Z*') <text:s text:c="6"/>#=&gt; ["abc ", "abc "]</text:p>
      <text:p text:style-name="Preformatted_20_Text">"aa".unpack('b8B8') <text:s text:c="16"/>#=&gt; ["10000110", "01100001"]</text:p>
      <text:p text:style-name="Preformatted_20_Text">"aaa".unpack('h2H2c') <text:s text:c="14"/>#=&gt; ["16", "61", 97]</text:p>
      <text:p text:style-name="Preformatted_20_Text">"\xfe\xff\xfe\xff".unpack('sS') <text:s text:c="4"/>#=&gt; [-2, 65534]</text:p>
      <text:p text:style-name="Preformatted_20_Text">"now = 20is".unpack('M*') <text:s text:c="10"/>#=&gt; ["now is"]</text:p>
      <text:p text:style-name="P2">"whole".unpack('xax2aX2aX1aX2a') <text:s text:c="3"/>#=&gt; ["h", "e", "l", "l", "o"]</text:p>
      <text:h text:style-name="Heading_20_1" text:outline-level="1">Ruby - Arrays</text:h>
      <text:p text:style-name="Text_20_body">Ruby arrays are ordered, integer-indexed collections of any object. Each element in an array is associated with and referred to by an index.</text:p>
      <text:p text:style-name="Text_20_body">Array indexing starts at 0, as in C or Java. A negative index is assumed relative to the end of the array --- that is, an index of -1 indicates the last element of the array, -2 is the next to last element in the array, and so on.</text:p>
      <text:p text:style-name="Text_20_body">Ruby arrays can hold objects such as String, Integer, Fixnum, Hash, Symbol, even other Array objects. Ruby arrays are not as rigid as arrays in other languages. Ruby arrays grow automatically while adding elements to them.</text:p>
      <text:h text:style-name="Heading_20_2" text:outline-level="2">Creating Arrays</text:h>
      <text:p text:style-name="Text_20_body">There are many ways to create or initialize an array. One way is with the <text:span text:style-name="T1">new</text:span> class method −</text:p>
      <text:p text:style-name="P2">names = Array.new</text:p>
      <text:p text:style-name="Text_20_body">You can set the size of an array at the time of creating array −</text:p>
      <text:p text:style-name="P2">names = Array.new(20)</text:p>
      <text:p text:style-name="Text_20_body"><text:soft-page-break/>The array <text:span text:style-name="T1">names</text:span> now has a size or length of 20 elements. You can return the size of an array with either the size or length methods −</text:p>
      <text:p text:style-name="Preformatted_20_Text">#!/usr/bin/ruby</text:p>
      <text:p text:style-name="Preformatted_20_Text"/>
      <text:p text:style-name="Preformatted_20_Text">names = Array.new(20)</text:p>
      <text:p text:style-name="Preformatted_20_Text">puts names.size <text:s/># This returns 20</text:p>
      <text:p text:style-name="P2">puts names.length # This also returns 20</text:p>
      <text:p text:style-name="Text_20_body">This will produce the following result −</text:p>
      <text:p text:style-name="Preformatted_20_Text">20</text:p>
      <text:p text:style-name="P2">20</text:p>
      <text:p text:style-name="Text_20_body">You can assign a value to each element in the array as follows −</text:p>
      <text:p text:style-name="Preformatted_20_Text">#!/usr/bin/ruby</text:p>
      <text:p text:style-name="Preformatted_20_Text"/>
      <text:p text:style-name="Preformatted_20_Text">names = Array.new(4, "mac")</text:p>
      <text:p text:style-name="P2">puts "#{names}"</text:p>
      <text:p text:style-name="Text_20_body">This will produce the following result −</text:p>
      <text:p text:style-name="P2">["mac", "mac", "mac", "mac"]</text:p>
      <text:p text:style-name="Text_20_body">You can also use a block with new, populating each element with what the block evaluates to −</text:p>
      <text:p text:style-name="Preformatted_20_Text">#!/usr/bin/ruby</text:p>
      <text:p text:style-name="Preformatted_20_Text"/>
      <text:p text:style-name="Preformatted_20_Text">nums = Array.new(10) { |e| e = e * 2 }</text:p>
      <text:p text:style-name="P2">puts "#{nums}"</text:p>
      <text:p text:style-name="Text_20_body">This will produce the following result −</text:p>
      <text:p text:style-name="P2">[0, 2, 4, 6, 8, 10, 12, 14, 16, 18]</text:p>
      <text:p text:style-name="Text_20_body">There is another method of Array, []. It works like this −</text:p>
      <text:p text:style-name="P2">nums = Array.[](1, 2, 3, 4,5)</text:p>
      <text:p text:style-name="Text_20_body">One more form of array creation is as follows −</text:p>
      <text:p text:style-name="P2">nums = Array[1, 2, 3, 4,5]</text:p>
      <text:p text:style-name="Text_20_body">The <text:span text:style-name="T1">Kernel</text:span> module available in core Ruby has an Array method, which only accepts a single argument. Here, the method takes a range as an argument to create an array of digits −</text:p>
      <text:p text:style-name="Preformatted_20_Text">#!/usr/bin/ruby</text:p>
      <text:p text:style-name="Preformatted_20_Text"/>
      <text:p text:style-name="Preformatted_20_Text">digits = Array(0..9)</text:p>
      <text:p text:style-name="P2">puts "#{digits}"</text:p>
      <text:p text:style-name="Text_20_body">This will produce the following result −</text:p>
      <text:p text:style-name="P2">[0, 1, 2, 3, 4, 5, 6, 7, 8, 9]</text:p>
      <text:h text:style-name="Heading_20_2" text:outline-level="2"><text:soft-page-break/>Array Built-in Methods</text:h>
      <text:p text:style-name="Text_20_body">We need to have an instance of Array object to call an Array method. As we have seen, following is the way to create an instance of Array object −</text:p>
      <text:p text:style-name="P2">Array.[](...) [or] Array[...] [or] [...]</text:p>
      <text:p text:style-name="Text_20_body">This will return a new array populated with the given objects. Now, using the created object, we can call any available instance methods. For example −</text:p>
      <text:p text:style-name="Preformatted_20_Text">#!/usr/bin/ruby</text:p>
      <text:p text:style-name="Preformatted_20_Text"/>
      <text:p text:style-name="Preformatted_20_Text">digits = Array(0..9)</text:p>
      <text:p text:style-name="Preformatted_20_Text">num = digits.at(6)</text:p>
      <text:p text:style-name="P2">puts "#{num}"</text:p>
      <text:p text:style-name="Text_20_body">This will produce the following result −</text:p>
      <text:p text:style-name="P2">6</text:p>
      <text:p text:style-name="Text_20_body">Following are the public array methods (assuming array is an array object) − </text:p>
      <text:h text:style-name="Heading_20_2" text:outline-level="2">Array pack Directives</text:h>
      <text:p text:style-name="Text_20_body">Following table lists the pack directives for use with Array#pack. </text:p>
      <text:h text:style-name="Heading_20_3" text:outline-level="3">Example</text:h>
      <text:p text:style-name="Text_20_body">Try the following example to pack various data.</text:p>
      <text:p text:style-name="Preformatted_20_Text">a = [ "a", "b", "c" ]</text:p>
      <text:p text:style-name="Preformatted_20_Text">n = [ 65, 66, 67 ]</text:p>
      <text:p text:style-name="Preformatted_20_Text">puts a.pack("A3A3A3") <text:s text:c="2"/>#=&gt; "a <text:s/>b <text:s/>c <text:s/>"</text:p>
      <text:p text:style-name="Preformatted_20_Text">puts a.pack("a3a3a3") <text:s text:c="2"/>#=&gt; "a\000\000b\000\000c\000\000"</text:p>
      <text:p text:style-name="P2">puts n.pack("ccc") <text:s text:c="5"/>#=&gt; "ABC"</text:p>
      <text:p text:style-name="Text_20_body">This will produce the following result −</text:p>
      <text:p text:style-name="Preformatted_20_Text">a <text:s/>b <text:s/>c</text:p>
      <text:p text:style-name="Preformatted_20_Text">abc</text:p>
      <text:p text:style-name="P2">ABC</text:p>
      <text:h text:style-name="Heading_20_1" text:outline-level="1">Ruby - Hashes</text:h>
      <text:p text:style-name="Text_20_body">A Hash is a collection of key-value pairs like this: "employee" = &gt; "salary". It is similar to an Array, except that indexing is done via arbitrary keys of any object type, not an integer index.</text:p>
      <text:p text:style-name="Text_20_body">The order in which you traverse a hash by either key or value may seem arbitrary and will generally not be in the insertion order. If you attempt to access a hash with a key that does not exist, the method will return <text:span text:style-name="T1">nil</text:span>.</text:p>
      <text:h text:style-name="Heading_20_2" text:outline-level="2"><text:soft-page-break/>Creating Hashes</text:h>
      <text:p text:style-name="Text_20_body">As with arrays, there is a variety of ways to create hashes. You can create an empty hash with the <text:span text:style-name="T1">new</text:span> class method −</text:p>
      <text:p text:style-name="P2">months = Hash.new</text:p>
      <text:p text:style-name="Text_20_body">You can also use <text:span text:style-name="T1">new</text:span> to create a hash with a default value, which is otherwise just <text:span text:style-name="T1">nil</text:span> −</text:p>
      <text:p text:style-name="Preformatted_20_Text">months = Hash.new( "month" )</text:p>
      <text:p text:style-name="Preformatted_20_Text"/>
      <text:p text:style-name="Preformatted_20_Text">or</text:p>
      <text:p text:style-name="Preformatted_20_Text"/>
      <text:p text:style-name="P2">months = Hash.new "month"</text:p>
      <text:p text:style-name="Text_20_body">When you access any key in a hash that has a default value, if the key or value doesn't exist, accessing the hash will return the default value −</text:p>
      <text:p text:style-name="Preformatted_20_Text">#!/usr/bin/ruby</text:p>
      <text:p text:style-name="Preformatted_20_Text"/>
      <text:p text:style-name="Preformatted_20_Text">months = Hash.new( "month" )</text:p>
      <text:p text:style-name="Preformatted_20_Text"/>
      <text:p text:style-name="Preformatted_20_Text">puts "#{months[0]}"</text:p>
      <text:p text:style-name="P2">puts "#{months[72]}"</text:p>
      <text:p text:style-name="Text_20_body">This will produce the following result −</text:p>
      <text:p text:style-name="Preformatted_20_Text">month</text:p>
      <text:p text:style-name="P2">month</text:p>
      <text:p text:style-name="Preformatted_20_Text">#!/usr/bin/ruby</text:p>
      <text:p text:style-name="Preformatted_20_Text"/>
      <text:p text:style-name="Preformatted_20_Text">H = Hash["a" =&gt; 100, "b" =&gt; 200]</text:p>
      <text:p text:style-name="Preformatted_20_Text"/>
      <text:p text:style-name="Preformatted_20_Text">puts "#{H['a']}"</text:p>
      <text:p text:style-name="P2">puts "#{H['b']}"</text:p>
      <text:p text:style-name="Text_20_body">This will produce the following result −</text:p>
      <text:p text:style-name="Preformatted_20_Text">100</text:p>
      <text:p text:style-name="P2">200</text:p>
      <text:p text:style-name="Text_20_body">You can use any Ruby object as a key or value, even an array, so the following example is a valid one −</text:p>
      <text:p text:style-name="P2">[1,"jan"] =&gt; "January"</text:p>
      <text:h text:style-name="Heading_20_2" text:outline-level="2">Hash Built-in Methods</text:h>
      <text:p text:style-name="Text_20_body">We need to have an instance of Hash object to call a Hash method. As we have seen, following is the way to create an instance of Hash object −</text:p>
      <text:p text:style-name="Preformatted_20_Text">Hash[[key =&gt;|, value]* ] or</text:p>
      <text:p text:style-name="Preformatted_20_Text"/>
      <text:p text:style-name="Preformatted_20_Text">Hash.new [or] Hash.new(obj) [or]</text:p>
      <text:p text:style-name="P2">Hash.new { |hash, key| block }</text:p>
      <text:p text:style-name="Text_20_body"><text:soft-page-break/>This will return a new hash populated with the given objects. Now using the created object, we can call any available instance methods. For example −</text:p>
      <text:p text:style-name="Preformatted_20_Text">#!/usr/bin/ruby</text:p>
      <text:p text:style-name="Preformatted_20_Text"/>
      <text:p text:style-name="Preformatted_20_Text">$, = ", "</text:p>
      <text:p text:style-name="Preformatted_20_Text">months = Hash.new( "month" )</text:p>
      <text:p text:style-name="Preformatted_20_Text">months = {"1" =&gt; "January", "2" =&gt; "February"}</text:p>
      <text:p text:style-name="Preformatted_20_Text"/>
      <text:p text:style-name="Preformatted_20_Text">keys = months.keys</text:p>
      <text:p text:style-name="P2">puts "#{keys}"</text:p>
      <text:p text:style-name="Text_20_body">This will produce the following result −</text:p>
      <text:p text:style-name="P2">["1", "2"]</text:p>
      <text:p text:style-name="Text_20_body">Following are the public hash methods (assuming <text:span text:style-name="T1">hash</text:span> is an array object) −</text:p>
      <table:table table:name="Table11" table:style-name="Table11">
        <table:table-column table:style-name="Table11.A"/>
        <table:table-column table:style-name="Table11.B"/>
        <table:table-row>
          <table:table-cell table:style-name="Table11.A1" office:value-type="string">
            <text:p text:style-name="Table_20_Heading">Sr.No.</text:p>
          </table:table-cell>
          <table:table-cell table:style-name="Table11.A1" office:value-type="string">
            <text:p text:style-name="P7">Methods &amp; Description</text:p>
          </table:table-cell>
        </table:table-row>
        <table:table-row>
          <table:table-cell table:style-name="Table11.A1" office:value-type="string">
            <text:p text:style-name="Table_20_Contents">1</text:p>
          </table:table-cell>
          <table:table-cell table:style-name="Table11.A1" office:value-type="string">
            <text:p text:style-name="P6">hash == other_hash</text:p>
            <text:p text:style-name="P5">Tests whether two hashes are equal, based on whether they have the same number of key-value pairs, and whether the key-value pairs match the corresponding pair in each hash.</text:p>
          </table:table-cell>
        </table:table-row>
        <table:table-row>
          <table:table-cell table:style-name="Table11.A1" office:value-type="string">
            <text:p text:style-name="Table_20_Contents">2</text:p>
          </table:table-cell>
          <table:table-cell table:style-name="Table11.A1" office:value-type="string">
            <text:p text:style-name="P6">hash.[key]</text:p>
            <text:p text:style-name="P5">Using a key, references a value from hash. If the key is not found, returns a default value.</text:p>
          </table:table-cell>
        </table:table-row>
        <table:table-row>
          <table:table-cell table:style-name="Table11.A1" office:value-type="string">
            <text:p text:style-name="Table_20_Contents">3</text:p>
          </table:table-cell>
          <table:table-cell table:style-name="Table11.A1" office:value-type="string">
            <text:p text:style-name="P6">hash.[key] = value</text:p>
            <text:p text:style-name="P5">Associates the value given by <text:span text:style-name="T1">value</text:span> with the key given by <text:span text:style-name="T1">key</text:span>.</text:p>
          </table:table-cell>
        </table:table-row>
        <table:table-row>
          <table:table-cell table:style-name="Table11.A1" office:value-type="string">
            <text:p text:style-name="Table_20_Contents">4</text:p>
          </table:table-cell>
          <table:table-cell table:style-name="Table11.A1" office:value-type="string">
            <text:p text:style-name="P6">hash.clear</text:p>
            <text:p text:style-name="P5">Removes all key-value pairs from hash.</text:p>
          </table:table-cell>
        </table:table-row>
        <table:table-row>
          <table:table-cell table:style-name="Table11.A1" office:value-type="string">
            <text:p text:style-name="Table_20_Contents">5</text:p>
          </table:table-cell>
          <table:table-cell table:style-name="Table11.A1" office:value-type="string">
            <text:p text:style-name="P6">hash.default(key = nil)</text:p>
            <text:p text:style-name="P5">Returns the default value for <text:span text:style-name="T1">hash</text:span>, nil if not set by default=. ([] returns a default value if the key does not exist in <text:span text:style-name="T1">hash</text:span>.)</text:p>
          </table:table-cell>
        </table:table-row>
        <table:table-row>
          <table:table-cell table:style-name="Table11.A1" office:value-type="string">
            <text:p text:style-name="Table_20_Contents">6</text:p>
          </table:table-cell>
          <table:table-cell table:style-name="Table11.A1" office:value-type="string">
            <text:p text:style-name="P6">hash.default = obj</text:p>
            <text:p text:style-name="P5">Sets a default value for <text:span text:style-name="T1">hash</text:span>.</text:p>
          </table:table-cell>
        </table:table-row>
        <table:table-row>
          <table:table-cell table:style-name="Table11.A1" office:value-type="string">
            <text:p text:style-name="Table_20_Contents">7</text:p>
          </table:table-cell>
          <table:table-cell table:style-name="Table11.A1" office:value-type="string">
            <text:p text:style-name="P6">hash.default_proc</text:p>
            <text:p text:style-name="P5">Returns a block if <text:span text:style-name="T1">hash</text:span> was created by a block.</text:p>
          </table:table-cell>
        </table:table-row>
        <table:table-row>
          <table:table-cell table:style-name="Table11.A1" office:value-type="string">
            <text:p text:style-name="Table_20_Contents">8</text:p>
          </table:table-cell>
          <table:table-cell table:style-name="Table11.A1" office:value-type="string">
            <text:p text:style-name="P6">hash.delete(key) [or]</text:p>
            <text:p text:style-name="P6"><text:soft-page-break/>array.delete(key) { |key| block }</text:p>
            <text:p text:style-name="P5">Deletes a key-value pair from <text:span text:style-name="T1">hash</text:span> by <text:span text:style-name="T1">key</text:span>. If block is used, returns the result of a block if pair is not found. Compare <text:span text:style-name="T1">delete_if</text:span>.</text:p>
          </table:table-cell>
        </table:table-row>
        <table:table-row>
          <table:table-cell table:style-name="Table11.A1" office:value-type="string">
            <text:p text:style-name="Table_20_Contents">9</text:p>
          </table:table-cell>
          <table:table-cell table:style-name="Table11.A1" office:value-type="string">
            <text:p text:style-name="P6">hash.delete_if { |key,value| block }</text:p>
            <text:p text:style-name="P5">Deletes a key-value pair from <text:span text:style-name="T1">hash</text:span> for every pair the block evaluates to <text:span text:style-name="T1">true</text:span>.</text:p>
          </table:table-cell>
        </table:table-row>
        <table:table-row>
          <table:table-cell table:style-name="Table11.A1" office:value-type="string">
            <text:p text:style-name="Table_20_Contents">10</text:p>
          </table:table-cell>
          <table:table-cell table:style-name="Table11.A1" office:value-type="string">
            <text:p text:style-name="P6">hash.each { |key,value| block }</text:p>
            <text:p text:style-name="P5">Iterates over <text:span text:style-name="T1">hash</text:span>, calling the block once for each key, passing the key-value as a two-element array.</text:p>
          </table:table-cell>
        </table:table-row>
        <table:table-row>
          <table:table-cell table:style-name="Table11.A1" office:value-type="string">
            <text:p text:style-name="Table_20_Contents">11</text:p>
          </table:table-cell>
          <table:table-cell table:style-name="Table11.A1" office:value-type="string">
            <text:p text:style-name="P6">hash.each_key { |key| block }</text:p>
            <text:p text:style-name="P5">Iterates over <text:span text:style-name="T1">hash</text:span>, calling the block once for each key, passing <text:span text:style-name="T1">key</text:span> as a parameter.</text:p>
          </table:table-cell>
        </table:table-row>
        <table:table-row>
          <table:table-cell table:style-name="Table11.A1" office:value-type="string">
            <text:p text:style-name="Table_20_Contents">12</text:p>
          </table:table-cell>
          <table:table-cell table:style-name="Table11.A1" office:value-type="string">
            <text:p text:style-name="P6">hash.each_key { |key_value_array| block }</text:p>
            <text:p text:style-name="P5">Iterates over <text:span text:style-name="T1">hash</text:span>, calling the block once for each <text:span text:style-name="T1">key</text:span>, passing the <text:span text:style-name="T1">key</text:span> and <text:span text:style-name="T1">value</text:span> as parameters.</text:p>
          </table:table-cell>
        </table:table-row>
        <table:table-row>
          <table:table-cell table:style-name="Table11.A1" office:value-type="string">
            <text:p text:style-name="Table_20_Contents">13</text:p>
          </table:table-cell>
          <table:table-cell table:style-name="Table11.A1" office:value-type="string">
            <text:p text:style-name="P6">hash.each_key { |value| block }</text:p>
            <text:p text:style-name="P5">Iterates over <text:span text:style-name="T1">hash</text:span>, calling the block once for each <text:span text:style-name="T1">key</text:span>, passing <text:span text:style-name="T1">value</text:span> as a parameter.</text:p>
          </table:table-cell>
        </table:table-row>
        <table:table-row>
          <table:table-cell table:style-name="Table11.A1" office:value-type="string">
            <text:p text:style-name="Table_20_Contents">14</text:p>
          </table:table-cell>
          <table:table-cell table:style-name="Table11.A1" office:value-type="string">
            <text:p text:style-name="P6">hash.empty?</text:p>
            <text:p text:style-name="P5">Tests whether hash is empty (contains no key-value pairs), returning <text:span text:style-name="T1">true</text:span> or <text:span text:style-name="T1">false</text:span>.</text:p>
          </table:table-cell>
        </table:table-row>
        <table:table-row>
          <table:table-cell table:style-name="Table11.A1" office:value-type="string">
            <text:p text:style-name="Table_20_Contents">15</text:p>
          </table:table-cell>
          <table:table-cell table:style-name="Table11.A1" office:value-type="string">
            <text:p text:style-name="P6">hash.fetch(key [, default] ) [or]</text:p>
            <text:p text:style-name="P6">hash.fetch(key) { | key | block }</text:p>
            <text:p text:style-name="P5">Returns a value from <text:span text:style-name="T1">hash</text:span> for the given <text:span text:style-name="T1">key</text:span>. If the <text:span text:style-name="T1">key</text:span> can't be found, and there are no other arguments, it raises an <text:span text:style-name="T1">IndexError</text:span> exception; if <text:span text:style-name="T1">default</text:span> is given, it is returned; if the optional block is specified, its result is returned.</text:p>
          </table:table-cell>
        </table:table-row>
        <table:table-row>
          <table:table-cell table:style-name="Table11.A1" office:value-type="string">
            <text:p text:style-name="Table_20_Contents">16</text:p>
          </table:table-cell>
          <table:table-cell table:style-name="Table11.A1" office:value-type="string">
            <text:p text:style-name="P6">hash.has_key?(key) [or] hash.include?(key) [or]</text:p>
            <text:p text:style-name="P6">hash.key?(key) [or] hash.member?(key)</text:p>
            <text:p text:style-name="P5">Tests whether a given <text:span text:style-name="T1">key</text:span> is present in hash, returning <text:span text:style-name="T1">true</text:span> or <text:span text:style-name="T1">false</text:span>.</text:p>
          </table:table-cell>
        </table:table-row>
        <table:table-row>
          <table:table-cell table:style-name="Table11.A1" office:value-type="string">
            <text:p text:style-name="Table_20_Contents">17</text:p>
          </table:table-cell>
          <table:table-cell table:style-name="Table11.A1" office:value-type="string">
            <text:p text:style-name="P6">hash.has_value?(value)</text:p>
            <text:p text:style-name="P5">Tests whether hash contains the given <text:span text:style-name="T1">value</text:span>.</text:p>
          </table:table-cell>
        </table:table-row>
        <table:table-row>
          <table:table-cell table:style-name="Table11.A1" office:value-type="string">
            <text:p text:style-name="Table_20_Contents">18</text:p>
          </table:table-cell>
          <table:table-cell table:style-name="Table11.A1" office:value-type="string">
            <text:p text:style-name="P6">hash.index(value)<text:soft-page-break/></text:p>
            <text:p text:style-name="P5">Returns the <text:span text:style-name="T1">key</text:span> for the given <text:span text:style-name="T1">value</text:span> in hash, <text:span text:style-name="T1">nil</text:span> if no matching value is found.</text:p>
          </table:table-cell>
        </table:table-row>
        <table:table-row>
          <table:table-cell table:style-name="Table11.A1" office:value-type="string">
            <text:p text:style-name="Table_20_Contents">19</text:p>
          </table:table-cell>
          <table:table-cell table:style-name="Table11.A1" office:value-type="string">
            <text:p text:style-name="P6">hash.indexes(keys)</text:p>
            <text:p text:style-name="P5">Returns a new array consisting of values for the given key(s). Will insert the default value for keys that are not found. This method is deprecated. Use select.</text:p>
          </table:table-cell>
        </table:table-row>
        <table:table-row>
          <table:table-cell table:style-name="Table11.A1" office:value-type="string">
            <text:p text:style-name="Table_20_Contents">20</text:p>
          </table:table-cell>
          <table:table-cell table:style-name="Table11.A1" office:value-type="string">
            <text:p text:style-name="P6">hash.indices(keys)</text:p>
            <text:p text:style-name="P5">Returns a new array consisting of values for the given key(s). Will insert the default value for keys that are not found. This method is deprecated. Use select.</text:p>
          </table:table-cell>
        </table:table-row>
        <table:table-row>
          <table:table-cell table:style-name="Table11.A1" office:value-type="string">
            <text:p text:style-name="Table_20_Contents">21</text:p>
          </table:table-cell>
          <table:table-cell table:style-name="Table11.A1" office:value-type="string">
            <text:p text:style-name="P6">hash.inspect</text:p>
            <text:p text:style-name="P5">Returns a pretty print string version of hash.</text:p>
          </table:table-cell>
        </table:table-row>
        <table:table-row>
          <table:table-cell table:style-name="Table11.A1" office:value-type="string">
            <text:p text:style-name="Table_20_Contents">22</text:p>
          </table:table-cell>
          <table:table-cell table:style-name="Table11.A1" office:value-type="string">
            <text:p text:style-name="P6">hash.invert</text:p>
            <text:p text:style-name="P5">Creates a new <text:span text:style-name="T1">hash</text:span>, inverting <text:span text:style-name="T1">keys</text:span> and <text:span text:style-name="T1">values</text:span> from <text:span text:style-name="T1">hash</text:span>; that is, in the new hash, the keys from <text:span text:style-name="T1">hash</text:span> become values and values become keys.</text:p>
          </table:table-cell>
        </table:table-row>
        <table:table-row>
          <table:table-cell table:style-name="Table11.A1" office:value-type="string">
            <text:p text:style-name="Table_20_Contents">23</text:p>
          </table:table-cell>
          <table:table-cell table:style-name="Table11.A1" office:value-type="string">
            <text:p text:style-name="P6">hash.keys</text:p>
            <text:p text:style-name="P5">Creates a new array with keys from <text:span text:style-name="T1">hash</text:span>.</text:p>
          </table:table-cell>
        </table:table-row>
        <table:table-row>
          <table:table-cell table:style-name="Table11.A1" office:value-type="string">
            <text:p text:style-name="Table_20_Contents">24</text:p>
          </table:table-cell>
          <table:table-cell table:style-name="Table11.A1" office:value-type="string">
            <text:p text:style-name="P6">hash.length</text:p>
            <text:p text:style-name="P5">Returns the size or length of <text:span text:style-name="T1">hash</text:span> as an integer.</text:p>
          </table:table-cell>
        </table:table-row>
        <table:table-row>
          <table:table-cell table:style-name="Table11.A1" office:value-type="string">
            <text:p text:style-name="Table_20_Contents">25</text:p>
          </table:table-cell>
          <table:table-cell table:style-name="Table11.A1" office:value-type="string">
            <text:p text:style-name="P6">hash.merge(other_hash) [or]</text:p>
            <text:p text:style-name="P6">hash.merge(other_hash) { |key, oldval, newval| block }</text:p>
            <text:p text:style-name="P5">Returns a new hash containing the contents of <text:span text:style-name="T1">hash</text:span> and <text:span text:style-name="T1">other_hash</text:span>, overwriting pairs in hash with duplicate keys with those from <text:span text:style-name="T1">other_hash</text:span>.</text:p>
          </table:table-cell>
        </table:table-row>
        <table:table-row>
          <table:table-cell table:style-name="Table11.A1" office:value-type="string">
            <text:p text:style-name="Table_20_Contents">26</text:p>
          </table:table-cell>
          <table:table-cell table:style-name="Table11.A1" office:value-type="string">
            <text:p text:style-name="P6">hash.merge!(other_hash) [or]</text:p>
            <text:p text:style-name="P6">hash.merge!(other_hash) { |key, oldval, newval| block }</text:p>
            <text:p text:style-name="P5">Same as merge, but changes are done in place.</text:p>
          </table:table-cell>
        </table:table-row>
        <table:table-row>
          <table:table-cell table:style-name="Table11.A1" office:value-type="string">
            <text:p text:style-name="Table_20_Contents">27</text:p>
          </table:table-cell>
          <table:table-cell table:style-name="Table11.A1" office:value-type="string">
            <text:p text:style-name="P6">hash.rehash</text:p>
            <text:p text:style-name="P5">Rebuilds <text:span text:style-name="T1">hash</text:span> based on the current values for each <text:span text:style-name="T1">key</text:span>. If values have changed since they were inserted, this method reindexes <text:span text:style-name="T1">hash</text:span>.</text:p>
          </table:table-cell>
        </table:table-row>
        <table:table-row>
          <table:table-cell table:style-name="Table11.A1" office:value-type="string">
            <text:p text:style-name="Table_20_Contents">28</text:p>
          </table:table-cell>
          <table:table-cell table:style-name="Table11.A1" office:value-type="string">
            <text:p text:style-name="P6">hash.reject { |key, value| block }<text:soft-page-break/></text:p>
            <text:p text:style-name="P5">Creates a new <text:span text:style-name="T1">hash</text:span> for every pair the <text:span text:style-name="T1">block</text:span> evaluates to <text:span text:style-name="T1">true</text:span></text:p>
          </table:table-cell>
        </table:table-row>
        <table:table-row>
          <table:table-cell table:style-name="Table11.A1" office:value-type="string">
            <text:p text:style-name="Table_20_Contents">29</text:p>
          </table:table-cell>
          <table:table-cell table:style-name="Table11.A1" office:value-type="string">
            <text:p text:style-name="P6">hash.reject! { |key, value| block }</text:p>
            <text:p text:style-name="P5">Same as <text:span text:style-name="T1">reject</text:span>, but changes are made in place.</text:p>
          </table:table-cell>
        </table:table-row>
        <table:table-row>
          <table:table-cell table:style-name="Table11.A1" office:value-type="string">
            <text:p text:style-name="Table_20_Contents">30</text:p>
          </table:table-cell>
          <table:table-cell table:style-name="Table11.A1" office:value-type="string">
            <text:p text:style-name="P6">hash.replace(other_hash)</text:p>
            <text:p text:style-name="P5">Replaces the contents of <text:span text:style-name="T1">hash</text:span> with the contents of <text:span text:style-name="T1">other_hash</text:span>.</text:p>
          </table:table-cell>
        </table:table-row>
        <table:table-row>
          <table:table-cell table:style-name="Table11.A1" office:value-type="string">
            <text:p text:style-name="Table_20_Contents">31</text:p>
          </table:table-cell>
          <table:table-cell table:style-name="Table11.A1" office:value-type="string">
            <text:p text:style-name="P6">hash.select { |key, value| block }</text:p>
            <text:p text:style-name="P5">Returns a new array consisting of key-value pairs from <text:span text:style-name="T1">hash</text:span> for which the <text:span text:style-name="T1">block</text:span> returns <text:span text:style-name="T1">true</text:span>.</text:p>
          </table:table-cell>
        </table:table-row>
        <table:table-row>
          <table:table-cell table:style-name="Table11.A1" office:value-type="string">
            <text:p text:style-name="Table_20_Contents">32</text:p>
          </table:table-cell>
          <table:table-cell table:style-name="Table11.A1" office:value-type="string">
            <text:p text:style-name="P6">hash.shift</text:p>
            <text:p text:style-name="P5">Removes a key-value pair from <text:span text:style-name="T1">hash</text:span>, returning it as a two-element array.</text:p>
          </table:table-cell>
        </table:table-row>
        <table:table-row>
          <table:table-cell table:style-name="Table11.A1" office:value-type="string">
            <text:p text:style-name="Table_20_Contents">33</text:p>
          </table:table-cell>
          <table:table-cell table:style-name="Table11.A1" office:value-type="string">
            <text:p text:style-name="P6">hash.size</text:p>
            <text:p text:style-name="P5">Returns the <text:span text:style-name="T1">size</text:span> or length of <text:span text:style-name="T1">hash</text:span> as an integer.</text:p>
          </table:table-cell>
        </table:table-row>
        <table:table-row>
          <table:table-cell table:style-name="Table11.A1" office:value-type="string">
            <text:p text:style-name="Table_20_Contents">34</text:p>
          </table:table-cell>
          <table:table-cell table:style-name="Table11.A1" office:value-type="string">
            <text:p text:style-name="P6">hash.sort</text:p>
            <text:p text:style-name="P5">Converts <text:span text:style-name="T1">hash</text:span> to a two-dimensional array containing arrays of key-value pairs, then sorts it as an array.</text:p>
          </table:table-cell>
        </table:table-row>
        <table:table-row>
          <table:table-cell table:style-name="Table11.A1" office:value-type="string">
            <text:p text:style-name="Table_20_Contents">35</text:p>
          </table:table-cell>
          <table:table-cell table:style-name="Table11.A1" office:value-type="string">
            <text:p text:style-name="P6">hash.store(key, value)</text:p>
            <text:p text:style-name="P5">Stores a key-value pair in <text:span text:style-name="T1">hash</text:span>.</text:p>
          </table:table-cell>
        </table:table-row>
        <table:table-row>
          <table:table-cell table:style-name="Table11.A1" office:value-type="string">
            <text:p text:style-name="Table_20_Contents">36</text:p>
          </table:table-cell>
          <table:table-cell table:style-name="Table11.A1" office:value-type="string">
            <text:p text:style-name="P6">hash.to_a</text:p>
            <text:p text:style-name="P5">Creates a two-dimensional array from hash. Each key/value pair is converted to an array, and all these arrays are stored in a containing array.</text:p>
          </table:table-cell>
        </table:table-row>
        <table:table-row>
          <table:table-cell table:style-name="Table11.A1" office:value-type="string">
            <text:p text:style-name="Table_20_Contents">37</text:p>
          </table:table-cell>
          <table:table-cell table:style-name="Table11.A1" office:value-type="string">
            <text:p text:style-name="P6">hash.to_hash</text:p>
            <text:p text:style-name="P5">Returns <text:span text:style-name="T1">hash</text:span> (self).</text:p>
          </table:table-cell>
        </table:table-row>
        <table:table-row>
          <table:table-cell table:style-name="Table11.A1" office:value-type="string">
            <text:p text:style-name="Table_20_Contents">38</text:p>
          </table:table-cell>
          <table:table-cell table:style-name="Table11.A1" office:value-type="string">
            <text:p text:style-name="P6">hash.to_s</text:p>
            <text:p text:style-name="P5">Converts <text:span text:style-name="T1">hash</text:span> to an array, then converts that array to a string.</text:p>
          </table:table-cell>
        </table:table-row>
        <table:table-row>
          <table:table-cell table:style-name="Table11.A1" office:value-type="string">
            <text:p text:style-name="Table_20_Contents">39</text:p>
          </table:table-cell>
          <table:table-cell table:style-name="Table11.A1" office:value-type="string">
            <text:p text:style-name="P6">hash.update(other_hash) [or]</text:p>
            <text:p text:style-name="P6"><text:soft-page-break/>hash.update(other_hash) {|key, oldval, newval| block}</text:p>
            <text:p text:style-name="P5">Returns a new hash containing the contents of <text:span text:style-name="T1">hash</text:span> and <text:span text:style-name="T1">other_hash</text:span>, overwriting pairs in <text:span text:style-name="T1">hash</text:span> with duplicate keys with those from <text:span text:style-name="T1">other_hash</text:span>.</text:p>
          </table:table-cell>
        </table:table-row>
        <table:table-row>
          <table:table-cell table:style-name="Table11.A1" office:value-type="string">
            <text:p text:style-name="Table_20_Contents">40</text:p>
          </table:table-cell>
          <table:table-cell table:style-name="Table11.A1" office:value-type="string">
            <text:p text:style-name="P6">hash.value?(value)</text:p>
            <text:p text:style-name="P5">Tests whether <text:span text:style-name="T1">hash</text:span> contains the given <text:span text:style-name="T1">value</text:span>.</text:p>
          </table:table-cell>
        </table:table-row>
        <table:table-row>
          <table:table-cell table:style-name="Table11.A1" office:value-type="string">
            <text:p text:style-name="Table_20_Contents">41</text:p>
          </table:table-cell>
          <table:table-cell table:style-name="Table11.A1" office:value-type="string">
            <text:p text:style-name="P6">hash.values</text:p>
            <text:p text:style-name="P5">Returns a new array containing all the values of <text:span text:style-name="T1">hash</text:span>.</text:p>
          </table:table-cell>
        </table:table-row>
        <table:table-row>
          <table:table-cell table:style-name="Table11.A1" office:value-type="string">
            <text:p text:style-name="Table_20_Contents">42</text:p>
          </table:table-cell>
          <table:table-cell table:style-name="Table11.A1" office:value-type="string">
            <text:p text:style-name="P6">hash.values_at(obj, ...)</text:p>
            <text:p text:style-name="P5">Returns a new array containing the values from <text:span text:style-name="T1">hash</text:span> that are associated with the given key or keys.</text:p>
          </table:table-cell>
        </table:table-row>
      </table:table>
      <text:p text:style-name="Standard"/>
      <text:h text:style-name="Heading_20_1" text:outline-level="1">Ruby - Date &amp; Time</text:h>
      <text:p text:style-name="Text_20_body">The <text:span text:style-name="T2">Time</text:span> class represents dates and times in Ruby. It is a thin layer over the system date and time functionality provided by the operating system. This class may be unable on your system to represent dates before 1970 or after 2038.</text:p>
      <text:p text:style-name="Text_20_body">This chapter makes you familiar with all the most wanted concepts of date and time.</text:p>
      <text:h text:style-name="Heading_20_2" text:outline-level="2">Getting Current Date and Time</text:h>
      <text:p text:style-name="Text_20_body">Following is the simple example to get current date and time −</text:p>
      <text:p text:style-name="Preformatted_20_Text">#!/usr/bin/ruby -w</text:p>
      <text:p text:style-name="Preformatted_20_Text"/>
      <text:p text:style-name="Preformatted_20_Text">time1 = Time.new</text:p>
      <text:p text:style-name="Preformatted_20_Text">puts "Current Time : " + time1.inspect</text:p>
      <text:p text:style-name="Preformatted_20_Text"/>
      <text:p text:style-name="Preformatted_20_Text"># Time.now is a synonym:</text:p>
      <text:p text:style-name="Preformatted_20_Text">time2 = Time.now</text:p>
      <text:p text:style-name="P2">puts "Current Time : " + time2.inspect</text:p>
      <text:p text:style-name="Text_20_body">This will produce the following result −</text:p>
      <text:p text:style-name="Preformatted_20_Text">Current Time : Mon Jun 02 12:02:39 -0700 2008</text:p>
      <text:p text:style-name="P2">Current Time : Mon Jun 02 12:02:39 -0700 2008</text:p>
      <text:h text:style-name="Heading_20_2" text:outline-level="2">Getting Components of a Date &amp; Time</text:h>
      <text:p text:style-name="Text_20_body">We can use <text:span text:style-name="T1">Time</text:span> object to get various components of date and time. Following is the example showing the same −</text:p>
      <text:p text:style-name="Preformatted_20_Text">#!/usr/bin/ruby -w</text:p>
      <text:p text:style-name="Preformatted_20_Text"/>
      <text:p text:style-name="Preformatted_20_Text"><text:soft-page-break/>time = Time.new</text:p>
      <text:p text:style-name="Preformatted_20_Text"/>
      <text:p text:style-name="Preformatted_20_Text"># Components of a Time</text:p>
      <text:p text:style-name="Preformatted_20_Text">puts "Current Time : " + time.inspect</text:p>
      <text:p text:style-name="Preformatted_20_Text">puts time.year <text:s text:c="3"/># =&gt; Year of the date </text:p>
      <text:p text:style-name="Preformatted_20_Text">puts time.month <text:s text:c="2"/># =&gt; Month of the date (1 to 12)</text:p>
      <text:p text:style-name="Preformatted_20_Text">puts time.day <text:s text:c="4"/># =&gt; Day of the date (1 to 31 )</text:p>
      <text:p text:style-name="Preformatted_20_Text">puts time.wday <text:s text:c="3"/># =&gt; 0: Day of week: 0 is Sunday</text:p>
      <text:p text:style-name="Preformatted_20_Text">puts time.yday <text:s text:c="3"/># =&gt; 365: Day of year</text:p>
      <text:p text:style-name="Preformatted_20_Text">puts time.hour <text:s text:c="3"/># =&gt; 23: 24-hour clock</text:p>
      <text:p text:style-name="Preformatted_20_Text">puts time.min <text:s text:c="4"/># =&gt; 59</text:p>
      <text:p text:style-name="Preformatted_20_Text">puts time.sec <text:s text:c="4"/># =&gt; 59</text:p>
      <text:p text:style-name="Preformatted_20_Text">puts time.usec <text:s text:c="3"/># =&gt; 999999: microseconds</text:p>
      <text:p text:style-name="P2">puts time.zone <text:s text:c="3"/># =&gt; "UTC": timezone name</text:p>
      <text:p text:style-name="Text_20_body">This will produce the following result −</text:p>
      <text:p text:style-name="Preformatted_20_Text">Current Time : Mon Jun 02 12:03:08 -0700 2008</text:p>
      <text:p text:style-name="Preformatted_20_Text">2008</text:p>
      <text:p text:style-name="Preformatted_20_Text">6</text:p>
      <text:p text:style-name="Preformatted_20_Text">2</text:p>
      <text:p text:style-name="Preformatted_20_Text">1</text:p>
      <text:p text:style-name="Preformatted_20_Text">154</text:p>
      <text:p text:style-name="Preformatted_20_Text">12</text:p>
      <text:p text:style-name="Preformatted_20_Text">3</text:p>
      <text:p text:style-name="Preformatted_20_Text">8</text:p>
      <text:p text:style-name="Preformatted_20_Text">247476</text:p>
      <text:p text:style-name="P2">UTC</text:p>
      <text:h text:style-name="Heading_20_2" text:outline-level="2">Time.utc, Time.gm and Time.local Functions</text:h>
      <text:p text:style-name="Text_20_body">These two functions can be used to format date in a standard format as follows −</text:p>
      <text:p text:style-name="Preformatted_20_Text"># July 8, 2008</text:p>
      <text:p text:style-name="Preformatted_20_Text">Time.local(2008, 7, 8) <text:s/></text:p>
      <text:p text:style-name="Preformatted_20_Text"># July 8, 2008, 09:10am, local time</text:p>
      <text:p text:style-name="Preformatted_20_Text">Time.local(2008, 7, 8, 9, 10) <text:s text:c="2"/></text:p>
      <text:p text:style-name="Preformatted_20_Text"># July 8, 2008, 09:10 UTC</text:p>
      <text:p text:style-name="Preformatted_20_Text">Time.utc(2008, 7, 8, 9, 10) <text:s/></text:p>
      <text:p text:style-name="Preformatted_20_Text"># July 8, 2008, 09:10:11 GMT (same as UTC)</text:p>
      <text:p text:style-name="P2">Time.gm(2008, 7, 8, 9, 10, 11) <text:s/></text:p>
      <text:p text:style-name="Text_20_body">Following is the example to get all the components in an array in the following format −</text:p>
      <text:p text:style-name="P2">[sec,min,hour,day,month,year,wday,yday,isdst,zone]</text:p>
      <text:p text:style-name="Text_20_body">Try the following −</text:p>
      <text:p text:style-name="Preformatted_20_Text">#!/usr/bin/ruby -w</text:p>
      <text:p text:style-name="Preformatted_20_Text"/>
      <text:p text:style-name="Preformatted_20_Text">time = Time.new</text:p>
      <text:p text:style-name="Preformatted_20_Text">values = time.to_a</text:p>
      <text:p text:style-name="P2">p values</text:p>
      <text:p text:style-name="Text_20_body">This will generate the following result −</text:p>
      <text:p text:style-name="P2">[26, 10, 12, 2, 6, 2008, 1, 154, false, "MST"]</text:p>
      <text:p text:style-name="Text_20_body">This array could be passed to <text:span text:style-name="T1">Time.utc</text:span> or <text:span text:style-name="T1">Time.local</text:span> functions to get different format of dates as follows −</text:p>
      <text:p text:style-name="Preformatted_20_Text"><text:soft-page-break/>#!/usr/bin/ruby -w</text:p>
      <text:p text:style-name="Preformatted_20_Text"/>
      <text:p text:style-name="Preformatted_20_Text">time = Time.new</text:p>
      <text:p text:style-name="Preformatted_20_Text">values = time.to_a</text:p>
      <text:p text:style-name="P2">puts Time.utc(*values)</text:p>
      <text:p text:style-name="Text_20_body">This will generate the following result −</text:p>
      <text:p text:style-name="P2">Mon Jun 02 12:15:36 UTC 2008</text:p>
      <text:p text:style-name="Text_20_body">Following is the way to get time represented internally as seconds since the (platform-dependent) epoch −</text:p>
      <text:p text:style-name="Preformatted_20_Text"># Returns number of seconds since epoch</text:p>
      <text:p text:style-name="Preformatted_20_Text">time = Time.now.to_i <text:s/></text:p>
      <text:p text:style-name="Preformatted_20_Text"/>
      <text:p text:style-name="Preformatted_20_Text"># Convert number of seconds into Time object.</text:p>
      <text:p text:style-name="Preformatted_20_Text">Time.at(time)</text:p>
      <text:p text:style-name="Preformatted_20_Text"/>
      <text:p text:style-name="Preformatted_20_Text"># Returns second since epoch which includes microseconds</text:p>
      <text:p text:style-name="P2">time = Time.now.to_f</text:p>
      <text:h text:style-name="Heading_20_2" text:outline-level="2">Timezones and Daylight Savings Time</text:h>
      <text:p text:style-name="Text_20_body">You can use a <text:span text:style-name="T1">Time</text:span> object to get all the information related to Timezones and daylight savings as follows −</text:p>
      <text:p text:style-name="Preformatted_20_Text">time = Time.new</text:p>
      <text:p text:style-name="Preformatted_20_Text"/>
      <text:p text:style-name="Preformatted_20_Text"># Here is the interpretation</text:p>
      <text:p text:style-name="Preformatted_20_Text">time.zone <text:s text:c="6"/># =&gt; "UTC": return the timezone</text:p>
      <text:p text:style-name="Preformatted_20_Text">time.utc_offset # =&gt; 0: UTC is 0 seconds offset from UTC</text:p>
      <text:p text:style-name="Preformatted_20_Text">time.zone <text:s text:c="6"/># =&gt; "PST" (or whatever your timezone is)</text:p>
      <text:p text:style-name="Preformatted_20_Text">time.isdst <text:s text:c="5"/># =&gt; false: If UTC does not have DST.</text:p>
      <text:p text:style-name="Preformatted_20_Text">time.utc? <text:s text:c="6"/># =&gt; true: if t is in UTC time zone</text:p>
      <text:p text:style-name="Preformatted_20_Text">time.localtime <text:s/># Convert to local timezone.</text:p>
      <text:p text:style-name="Preformatted_20_Text">time.gmtime <text:s text:c="4"/># Convert back to UTC.</text:p>
      <text:p text:style-name="Preformatted_20_Text">time.getlocal <text:s text:c="2"/># Return a new Time object in local zone</text:p>
      <text:p text:style-name="P2">time.getutc <text:s text:c="4"/># Return a new Time object in UTC</text:p>
      <text:h text:style-name="Heading_20_2" text:outline-level="2">Formatting Times and Dates</text:h>
      <text:p text:style-name="Text_20_body">There are various ways to format date and time. Here is one example showing a few −</text:p>
      <text:p text:style-name="Preformatted_20_Text">#!/usr/bin/ruby -w</text:p>
      <text:p text:style-name="Preformatted_20_Text"/>
      <text:p text:style-name="Preformatted_20_Text">time = Time.new</text:p>
      <text:p text:style-name="Preformatted_20_Text">puts time.to_s</text:p>
      <text:p text:style-name="Preformatted_20_Text">puts time.ctime</text:p>
      <text:p text:style-name="Preformatted_20_Text">puts time.localtime</text:p>
      <text:p text:style-name="P2">puts time.strftime("%Y-%m-%d %H:%M:%S")</text:p>
      <text:p text:style-name="Text_20_body">This will produce the following result −</text:p>
      <text:p text:style-name="Preformatted_20_Text">Mon Jun 02 12:35:19 -0700 2008</text:p>
      <text:p text:style-name="Preformatted_20_Text">Mon Jun <text:s/>2 12:35:19 2008</text:p>
      <text:p text:style-name="Preformatted_20_Text">Mon Jun 02 12:35:19 -0700 2008</text:p>
      <text:p text:style-name="P2">2008-06-02 12:35:19</text:p>
      <text:h text:style-name="Heading_20_2" text:outline-level="2"><text:soft-page-break/>Time Formatting Directives</text:h>
      <text:p text:style-name="Text_20_body">These directives in the following table are used with the method <text:span text:style-name="T1">Time.strftime</text:span>.</text:p>
      <table:table table:name="Table12" table:style-name="Table12">
        <table:table-column table:style-name="Table12.A"/>
        <table:table-column table:style-name="Table12.B"/>
        <table:table-row>
          <table:table-cell table:style-name="Table12.A1" office:value-type="string">
            <text:p text:style-name="P7">Sr.No.</text:p>
          </table:table-cell>
          <table:table-cell table:style-name="Table12.A1" office:value-type="string">
            <text:p text:style-name="P7">Directive &amp; Description</text:p>
          </table:table-cell>
        </table:table-row>
        <table:table-row>
          <table:table-cell table:style-name="Table12.A1" office:value-type="string">
            <text:p text:style-name="Table_20_Contents">1</text:p>
          </table:table-cell>
          <table:table-cell table:style-name="Table12.A1" office:value-type="string">
            <text:p text:style-name="P6">%a</text:p>
            <text:p text:style-name="P5">The abbreviated weekday name (Sun).</text:p>
          </table:table-cell>
        </table:table-row>
        <table:table-row>
          <table:table-cell table:style-name="Table12.A1" office:value-type="string">
            <text:p text:style-name="Table_20_Contents">2</text:p>
          </table:table-cell>
          <table:table-cell table:style-name="Table12.A1" office:value-type="string">
            <text:p text:style-name="P6">%A</text:p>
            <text:p text:style-name="P5">The full weekday name (Sunday).</text:p>
          </table:table-cell>
        </table:table-row>
        <table:table-row>
          <table:table-cell table:style-name="Table12.A1" office:value-type="string">
            <text:p text:style-name="Table_20_Contents">3</text:p>
          </table:table-cell>
          <table:table-cell table:style-name="Table12.A1" office:value-type="string">
            <text:p text:style-name="P6">%b</text:p>
            <text:p text:style-name="P5">The abbreviated month name (Jan).</text:p>
          </table:table-cell>
        </table:table-row>
        <table:table-row>
          <table:table-cell table:style-name="Table12.A1" office:value-type="string">
            <text:p text:style-name="Table_20_Contents">4</text:p>
          </table:table-cell>
          <table:table-cell table:style-name="Table12.A1" office:value-type="string">
            <text:p text:style-name="P6">%B</text:p>
            <text:p text:style-name="P5">The full month name (January).</text:p>
          </table:table-cell>
        </table:table-row>
        <table:table-row>
          <table:table-cell table:style-name="Table12.A1" office:value-type="string">
            <text:p text:style-name="Table_20_Contents">5</text:p>
          </table:table-cell>
          <table:table-cell table:style-name="Table12.A1" office:value-type="string">
            <text:p text:style-name="P6">%c</text:p>
            <text:p text:style-name="P5">The preferred local date and time representation.</text:p>
          </table:table-cell>
        </table:table-row>
        <table:table-row>
          <table:table-cell table:style-name="Table12.A1" office:value-type="string">
            <text:p text:style-name="Table_20_Contents">6</text:p>
          </table:table-cell>
          <table:table-cell table:style-name="Table12.A1" office:value-type="string">
            <text:p text:style-name="P6">%d</text:p>
            <text:p text:style-name="P5">Day of the month (01 to 31).</text:p>
          </table:table-cell>
        </table:table-row>
        <table:table-row>
          <table:table-cell table:style-name="Table12.A1" office:value-type="string">
            <text:p text:style-name="Table_20_Contents">7</text:p>
          </table:table-cell>
          <table:table-cell table:style-name="Table12.A1" office:value-type="string">
            <text:p text:style-name="P6">%H</text:p>
            <text:p text:style-name="P5">Hour of the day, 24-hour clock (00 to 23).</text:p>
          </table:table-cell>
        </table:table-row>
        <table:table-row>
          <table:table-cell table:style-name="Table12.A1" office:value-type="string">
            <text:p text:style-name="Table_20_Contents">8</text:p>
          </table:table-cell>
          <table:table-cell table:style-name="Table12.A1" office:value-type="string">
            <text:p text:style-name="P6">%I</text:p>
            <text:p text:style-name="P5">Hour of the day, 12-hour clock (01 to 12).</text:p>
          </table:table-cell>
        </table:table-row>
        <table:table-row>
          <table:table-cell table:style-name="Table12.A1" office:value-type="string">
            <text:p text:style-name="Table_20_Contents">9</text:p>
          </table:table-cell>
          <table:table-cell table:style-name="Table12.A1" office:value-type="string">
            <text:p text:style-name="P6">%j</text:p>
            <text:p text:style-name="P5">Day of the year (001 to 366).</text:p>
          </table:table-cell>
        </table:table-row>
        <table:table-row>
          <table:table-cell table:style-name="Table12.A1" office:value-type="string">
            <text:p text:style-name="Table_20_Contents">10</text:p>
          </table:table-cell>
          <table:table-cell table:style-name="Table12.A1" office:value-type="string">
            <text:p text:style-name="P6">%m</text:p>
            <text:p text:style-name="P5">Month of the year (01 to 12).</text:p>
          </table:table-cell>
        </table:table-row>
        <table:table-row>
          <table:table-cell table:style-name="Table12.A1" office:value-type="string">
            <text:p text:style-name="Table_20_Contents">11</text:p>
          </table:table-cell>
          <table:table-cell table:style-name="Table12.A1" office:value-type="string">
            <text:p text:style-name="P6">%M</text:p>
            <text:p text:style-name="P5">Minute of the hour (00 to 59).</text:p>
          </table:table-cell>
        </table:table-row>
        <table:table-row>
          <table:table-cell table:style-name="Table12.A1" office:value-type="string">
            <text:p text:style-name="Table_20_Contents">12</text:p>
          </table:table-cell>
          <table:table-cell table:style-name="Table12.A1" office:value-type="string">
            <text:p text:style-name="P6">%p<text:soft-page-break/></text:p>
            <text:p text:style-name="P5">Meridian indicator (AM or PM).</text:p>
          </table:table-cell>
        </table:table-row>
        <table:table-row>
          <table:table-cell table:style-name="Table12.A1" office:value-type="string">
            <text:p text:style-name="Table_20_Contents">13</text:p>
          </table:table-cell>
          <table:table-cell table:style-name="Table12.A1" office:value-type="string">
            <text:p text:style-name="P6">%S</text:p>
            <text:p text:style-name="P5">Second of the minute (00 to 60).</text:p>
          </table:table-cell>
        </table:table-row>
        <table:table-row>
          <table:table-cell table:style-name="Table12.A1" office:value-type="string">
            <text:p text:style-name="Table_20_Contents">14</text:p>
          </table:table-cell>
          <table:table-cell table:style-name="Table12.A1" office:value-type="string">
            <text:p text:style-name="P6">%U</text:p>
            <text:p text:style-name="P5">Week number of the current year, starting with the first Sunday as the first day of the first week (00 to 53).</text:p>
          </table:table-cell>
        </table:table-row>
        <table:table-row>
          <table:table-cell table:style-name="Table12.A1" office:value-type="string">
            <text:p text:style-name="Table_20_Contents">15</text:p>
          </table:table-cell>
          <table:table-cell table:style-name="Table12.A1" office:value-type="string">
            <text:p text:style-name="P6">%W</text:p>
            <text:p text:style-name="P5">Week number of the current year, starting with the first Monday as the first day of the first week (00 to 53).</text:p>
          </table:table-cell>
        </table:table-row>
        <table:table-row>
          <table:table-cell table:style-name="Table12.A1" office:value-type="string">
            <text:p text:style-name="Table_20_Contents">16</text:p>
          </table:table-cell>
          <table:table-cell table:style-name="Table12.A1" office:value-type="string">
            <text:p text:style-name="P6">%w</text:p>
            <text:p text:style-name="P5">Day of the week (Sunday is 0, 0 to 6).</text:p>
          </table:table-cell>
        </table:table-row>
        <table:table-row>
          <table:table-cell table:style-name="Table12.A1" office:value-type="string">
            <text:p text:style-name="Table_20_Contents">17</text:p>
          </table:table-cell>
          <table:table-cell table:style-name="Table12.A1" office:value-type="string">
            <text:p text:style-name="P6">%x</text:p>
            <text:p text:style-name="P5">Preferred representation for the date alone, no time.</text:p>
          </table:table-cell>
        </table:table-row>
        <table:table-row>
          <table:table-cell table:style-name="Table12.A1" office:value-type="string">
            <text:p text:style-name="Table_20_Contents">18</text:p>
          </table:table-cell>
          <table:table-cell table:style-name="Table12.A1" office:value-type="string">
            <text:p text:style-name="P6">%X</text:p>
            <text:p text:style-name="P5">Preferred representation for the time alone, no date.</text:p>
          </table:table-cell>
        </table:table-row>
        <table:table-row>
          <table:table-cell table:style-name="Table12.A1" office:value-type="string">
            <text:p text:style-name="Table_20_Contents">19</text:p>
          </table:table-cell>
          <table:table-cell table:style-name="Table12.A1" office:value-type="string">
            <text:p text:style-name="P6">%y</text:p>
            <text:p text:style-name="P5">Year without a century (00 to 99).</text:p>
          </table:table-cell>
        </table:table-row>
        <table:table-row>
          <table:table-cell table:style-name="Table12.A1" office:value-type="string">
            <text:p text:style-name="Table_20_Contents">20</text:p>
          </table:table-cell>
          <table:table-cell table:style-name="Table12.A1" office:value-type="string">
            <text:p text:style-name="P6">%Y</text:p>
            <text:p text:style-name="P5">Year with century.</text:p>
          </table:table-cell>
        </table:table-row>
        <table:table-row>
          <table:table-cell table:style-name="Table12.A1" office:value-type="string">
            <text:p text:style-name="Table_20_Contents">21</text:p>
          </table:table-cell>
          <table:table-cell table:style-name="Table12.A1" office:value-type="string">
            <text:p text:style-name="P6">%Z</text:p>
            <text:p text:style-name="P5">Time zone name.</text:p>
          </table:table-cell>
        </table:table-row>
        <table:table-row>
          <table:table-cell table:style-name="Table12.A1" office:value-type="string">
            <text:p text:style-name="Table_20_Contents">22</text:p>
          </table:table-cell>
          <table:table-cell table:style-name="Table12.A1" office:value-type="string">
            <text:p text:style-name="P6">%%</text:p>
            <text:p text:style-name="P5">Literal % character.</text:p>
          </table:table-cell>
        </table:table-row>
      </table:table>
      <text:h text:style-name="Heading_20_2" text:outline-level="2">Time Arithmetic</text:h>
      <text:p text:style-name="Text_20_body">You can perform simple arithmetic with time as follows −</text:p>
      <text:p text:style-name="Preformatted_20_Text"><text:soft-page-break/>now = Time.now <text:s text:c="9"/># Current time</text:p>
      <text:p text:style-name="Preformatted_20_Text">puts now</text:p>
      <text:p text:style-name="Preformatted_20_Text"/>
      <text:p text:style-name="Preformatted_20_Text">past = now - 10 <text:s text:c="8"/># 10 seconds ago. Time - number =&gt; Time</text:p>
      <text:p text:style-name="Preformatted_20_Text">puts past</text:p>
      <text:p text:style-name="Preformatted_20_Text"/>
      <text:p text:style-name="Preformatted_20_Text">future = now + 10 <text:s/># 10 seconds from now Time + number =&gt; Time</text:p>
      <text:p text:style-name="Preformatted_20_Text">puts future</text:p>
      <text:p text:style-name="Preformatted_20_Text"/>
      <text:p text:style-name="Preformatted_20_Text">diff = future - past <text:s text:c="4"/># =&gt; 10 <text:s/>Time - Time =&gt; number of seconds</text:p>
      <text:p text:style-name="P2">puts diff</text:p>
      <text:p text:style-name="Text_20_body">This will produce the following result −</text:p>
      <text:p text:style-name="Preformatted_20_Text">Thu Aug 01 20:57:05 -0700 2013</text:p>
      <text:p text:style-name="Preformatted_20_Text">Thu Aug 01 20:56:55 -0700 2013</text:p>
      <text:p text:style-name="Preformatted_20_Text">Thu Aug 01 20:57:15 -0700 2013</text:p>
      <text:p text:style-name="P2">20.0</text:p>
      <text:h text:style-name="Heading_20_1" text:outline-level="1">Ruby - Ranges</text:h>
      <text:p text:style-name="Text_20_body">Ranges occur everywhere: January to December, 0 to 9, lines 50 through 67, and so on. Ruby supports ranges and allows us to use ranges in a variety of ways −</text:p>
      <text:list xml:id="list1040959268" text:style-name="L6">
        <text:list-item>
          <text:p text:style-name="P17">Ranges as Sequences </text:p>
        </text:list-item>
        <text:list-item>
          <text:p text:style-name="P17">Ranges as Conditions </text:p>
        </text:list-item>
        <text:list-item>
          <text:p text:style-name="P16">Ranges as Intervals </text:p>
        </text:list-item>
      </text:list>
      <text:h text:style-name="Heading_20_2" text:outline-level="2">Ranges as Sequences</text:h>
      <text:p text:style-name="Text_20_body">The first and perhaps the most natural use of ranges is to express a sequence. Sequences have a start point, an end point, and a way to produce successive values in the sequence.</text:p>
      <text:p text:style-name="Text_20_body">Ruby creates these sequences using the <text:span text:style-name="T2">''..''</text:span> and <text:span text:style-name="T2">''...''</text:span> range operators. The two-dot form creates an inclusive range, while the three-dot form creates a range that excludes the specified high value.</text:p>
      <text:p text:style-name="Preformatted_20_Text">(1..5) <text:s text:c="7"/>#==&gt; 1, 2, 3, 4, 5</text:p>
      <text:p text:style-name="Preformatted_20_Text">(1...5) <text:s text:c="6"/>#==&gt; 1, 2, 3, 4</text:p>
      <text:p text:style-name="P2">('a'..'d') <text:s text:c="3"/>#==&gt; 'a', 'b', 'c', 'd'</text:p>
      <text:p text:style-name="Text_20_body">The sequence 1..100 is held as a Range <text:span text:style-name="T1">object</text:span> containing references to two <text:span text:style-name="T1">Fixnum</text:span> objects. If you need to, you can convert a range to a list using the <text:span text:style-name="T1">to_a</text:span> method. Try the following example −</text:p>
      <text:p text:style-name="Preformatted_20_Text">#!/usr/bin/ruby</text:p>
      <text:p text:style-name="Preformatted_20_Text"/>
      <text:p text:style-name="Preformatted_20_Text">$, =", " <text:s text:c="2"/># Array value separator</text:p>
      <text:p text:style-name="Preformatted_20_Text">range1 = (1..10).to_a</text:p>
      <text:p text:style-name="Preformatted_20_Text">range2 = ('bar'..'bat').to_a</text:p>
      <text:p text:style-name="Preformatted_20_Text"/>
      <text:p text:style-name="Preformatted_20_Text">puts "#{range1}"</text:p>
      <text:p text:style-name="P2">puts "#{range2}"</text:p>
      <text:p text:style-name="Text_20_body">This will produce the following result −</text:p>
      <text:p text:style-name="Preformatted_20_Text">[1, 2, 3, 4, 5, 6, 7, 8, 9, 10]</text:p>
      <text:p text:style-name="P2">["bar", "bas", "bat"]</text:p>
      <text:p text:style-name="Text_20_body"><text:soft-page-break/>Ranges implement methods that let you iterate over them and test their contents in a variety of ways −</text:p>
      <text:p text:style-name="Preformatted_20_Text">#!/usr/bin/ruby</text:p>
      <text:p text:style-name="Preformatted_20_Text"/>
      <text:p text:style-name="Preformatted_20_Text"># Assume a range</text:p>
      <text:p text:style-name="Preformatted_20_Text">digits = 0..9</text:p>
      <text:p text:style-name="Preformatted_20_Text"/>
      <text:p text:style-name="Preformatted_20_Text">puts digits.include?(5)</text:p>
      <text:p text:style-name="Preformatted_20_Text">ret = digits.min</text:p>
      <text:p text:style-name="Preformatted_20_Text">puts "Min value is #{ret}"</text:p>
      <text:p text:style-name="Preformatted_20_Text"/>
      <text:p text:style-name="Preformatted_20_Text">ret = digits.max</text:p>
      <text:p text:style-name="Preformatted_20_Text">puts "Max value is #{ret}"</text:p>
      <text:p text:style-name="Preformatted_20_Text"/>
      <text:p text:style-name="Preformatted_20_Text">ret = digits.reject {|i| i &lt; 5 }</text:p>
      <text:p text:style-name="Preformatted_20_Text">puts "Rejected values are #{ret}"</text:p>
      <text:p text:style-name="Preformatted_20_Text"/>
      <text:p text:style-name="Preformatted_20_Text">digits.each do |digit|</text:p>
      <text:p text:style-name="Preformatted_20_Text"><text:s text:c="3"/>puts "In Loop #{digit}"</text:p>
      <text:p text:style-name="P2">end</text:p>
      <text:p text:style-name="Text_20_body">This will produce the following result −</text:p>
      <text:p text:style-name="Preformatted_20_Text">true</text:p>
      <text:p text:style-name="Preformatted_20_Text">Min value is 0</text:p>
      <text:p text:style-name="Preformatted_20_Text">Max value is 9</text:p>
      <text:p text:style-name="Preformatted_20_Text">Rejected values are 5, 6, 7, 8, 9</text:p>
      <text:p text:style-name="Preformatted_20_Text">In Loop 0</text:p>
      <text:p text:style-name="Preformatted_20_Text">In Loop 1</text:p>
      <text:p text:style-name="Preformatted_20_Text">In Loop 2</text:p>
      <text:p text:style-name="Preformatted_20_Text">In Loop 3</text:p>
      <text:p text:style-name="Preformatted_20_Text">In Loop 4</text:p>
      <text:p text:style-name="Preformatted_20_Text">In Loop 5</text:p>
      <text:p text:style-name="Preformatted_20_Text">In Loop 6</text:p>
      <text:p text:style-name="Preformatted_20_Text">In Loop 7</text:p>
      <text:p text:style-name="Preformatted_20_Text">In Loop 8</text:p>
      <text:p text:style-name="P2">In Loop 9</text:p>
      <text:h text:style-name="Heading_20_2" text:outline-level="2">Ranges as Conditions</text:h>
      <text:p text:style-name="Text_20_body">Ranges may also be used as conditional expressions. For example, the following code fragment prints sets of lines from the standard input, where the first line in each set contains the word <text:span text:style-name="T1">start</text:span> and the last line the word <text:span text:style-name="T1">ends</text:span> −</text:p>
      <text:p text:style-name="Preformatted_20_Text">while gets</text:p>
      <text:p text:style-name="Preformatted_20_Text"><text:s text:c="3"/>print if /start/../end/</text:p>
      <text:p text:style-name="P2">end</text:p>
      <text:p text:style-name="Text_20_body">Ranges can be used in case statements −</text:p>
      <text:p text:style-name="Preformatted_20_Text">#!/usr/bin/ruby</text:p>
      <text:p text:style-name="Preformatted_20_Text"/>
      <text:p text:style-name="Preformatted_20_Text">score = 70</text:p>
      <text:p text:style-name="Preformatted_20_Text"/>
      <text:p text:style-name="Preformatted_20_Text">result = case score</text:p>
      <text:p text:style-name="Preformatted_20_Text"><text:s text:c="3"/>when 0..40 then "Fail"</text:p>
      <text:p text:style-name="Preformatted_20_Text"><text:s text:c="3"/>when 41..60 then "Pass"</text:p>
      <text:p text:style-name="Preformatted_20_Text"><text:s text:c="3"/>when 61..70 then "Pass with Merit"</text:p>
      <text:p text:style-name="Preformatted_20_Text"><text:s text:c="3"/>when 71..100 then "Pass with Distinction"</text:p>
      <text:p text:style-name="Preformatted_20_Text"><text:soft-page-break/><text:s text:c="3"/>else "Invalid Score"</text:p>
      <text:p text:style-name="Preformatted_20_Text">end</text:p>
      <text:p text:style-name="Preformatted_20_Text"/>
      <text:p text:style-name="P2">puts result</text:p>
      <text:p text:style-name="Text_20_body">This will produce the following result −</text:p>
      <text:p text:style-name="P2">Pass with Merit</text:p>
      <text:h text:style-name="Heading_20_2" text:outline-level="2">Ranges as Intervals</text:h>
      <text:p text:style-name="Text_20_body">A final use of the versatile range is as an interval test: seeing if some value falls within the interval represented by the range. This is done using ===, the case equality operator.</text:p>
      <text:p text:style-name="Preformatted_20_Text">#!/usr/bin/ruby</text:p>
      <text:p text:style-name="Preformatted_20_Text"/>
      <text:p text:style-name="Preformatted_20_Text">if ((1..10) === 5)</text:p>
      <text:p text:style-name="Preformatted_20_Text"><text:s text:c="3"/>puts "5 lies in (1..10)"</text:p>
      <text:p text:style-name="Preformatted_20_Text">end</text:p>
      <text:p text:style-name="Preformatted_20_Text"/>
      <text:p text:style-name="Preformatted_20_Text">if (('a'..'j') === 'c')</text:p>
      <text:p text:style-name="Preformatted_20_Text"><text:s text:c="3"/>puts "c lies in ('a'..'j')"</text:p>
      <text:p text:style-name="Preformatted_20_Text">end</text:p>
      <text:p text:style-name="Preformatted_20_Text"/>
      <text:p text:style-name="Preformatted_20_Text">if (('a'..'j') === 'z')</text:p>
      <text:p text:style-name="Preformatted_20_Text"><text:s text:c="3"/>puts "z lies in ('a'..'j')"</text:p>
      <text:p text:style-name="P2">end</text:p>
      <text:p text:style-name="Text_20_body">This will produce the following result −</text:p>
      <text:p text:style-name="Preformatted_20_Text">5 lies in (1..10)</text:p>
      <text:p text:style-name="P2">c lies in ('a'..'j')</text:p>
      <text:h text:style-name="Heading_20_1" text:outline-level="1">Ruby - Iterators</text:h>
      <text:p text:style-name="Text_20_body">Iterators are nothing but methods supported by <text:span text:style-name="T1">collections</text:span>. Objects that store a group of data members are called collections. In Ruby, arrays and hashes can be termed collections.</text:p>
      <text:p text:style-name="Text_20_body">Iterators return all the elements of a collection, one after the other. We will be discussing two iterators here, <text:span text:style-name="T1">each</text:span> and <text:span text:style-name="T1">collect</text:span>. Let's look at these in detail.</text:p>
      <text:h text:style-name="Heading_20_2" text:outline-level="2">Ruby each Iterator</text:h>
      <text:p text:style-name="Text_20_body">The each iterator returns all the elements of an array or a hash.</text:p>
      <text:h text:style-name="Heading_20_3" text:outline-level="3">Syntax</text:h>
      <text:p text:style-name="Preformatted_20_Text">collection.each do |variable|</text:p>
      <text:p text:style-name="Preformatted_20_Text"><text:s text:c="3"/>code</text:p>
      <text:p text:style-name="P2">end</text:p>
      <text:p text:style-name="Text_20_body">Executes <text:span text:style-name="T1">code</text:span> for each element in <text:span text:style-name="T1">collection</text:span>. Here, <text:span text:style-name="T1">collection</text:span> could be an array or a ruby hash.</text:p>
      <text:h text:style-name="Heading_20_3" text:outline-level="3">Example</text:h>
      <text:p text:style-name="Preformatted_20_Text">#!/usr/bin/ruby</text:p>
      <text:p text:style-name="Preformatted_20_Text"><text:soft-page-break/></text:p>
      <text:p text:style-name="Preformatted_20_Text">ary = [1,2,3,4,5]</text:p>
      <text:p text:style-name="Preformatted_20_Text">ary.each do |i|</text:p>
      <text:p text:style-name="Preformatted_20_Text"><text:s text:c="3"/>puts i</text:p>
      <text:p text:style-name="P2">end</text:p>
      <text:p text:style-name="Text_20_body">This will produce the following result −</text:p>
      <text:p text:style-name="Preformatted_20_Text">1</text:p>
      <text:p text:style-name="Preformatted_20_Text">2</text:p>
      <text:p text:style-name="Preformatted_20_Text">3</text:p>
      <text:p text:style-name="Preformatted_20_Text">4</text:p>
      <text:p text:style-name="P2">5</text:p>
      <text:p text:style-name="Text_20_body">You always associate the <text:span text:style-name="T1">each</text:span> iterator with a block. It returns each value of the array, one by one, to the block. The value is stored in the variable <text:span text:style-name="T2">i</text:span> and then displayed on the screen.</text:p>
      <text:h text:style-name="Heading_20_2" text:outline-level="2">Ruby collect Iterator</text:h>
      <text:p text:style-name="Text_20_body">The <text:span text:style-name="T1">collect</text:span> iterator returns all the elements of a collection.</text:p>
      <text:h text:style-name="Heading_20_3" text:outline-level="3">Syntax</text:h>
      <text:p text:style-name="P2">collection = collection.collect</text:p>
      <text:p text:style-name="Text_20_body">The <text:span text:style-name="T1">collect</text:span> method need not always be associated with a block. The <text:span text:style-name="T1">collect</text:span> method returns the entire collection, regardless of whether it is an array or a hash.</text:p>
      <text:h text:style-name="Heading_20_3" text:outline-level="3">Example</text:h>
      <text:p text:style-name="Preformatted_20_Text">#!/usr/bin/ruby</text:p>
      <text:p text:style-name="Preformatted_20_Text"/>
      <text:p text:style-name="Preformatted_20_Text">a = [1,2,3,4,5]</text:p>
      <text:p text:style-name="Preformatted_20_Text">b = Array.new</text:p>
      <text:p text:style-name="Preformatted_20_Text">b = a.collect</text:p>
      <text:p text:style-name="P2">puts b</text:p>
      <text:p text:style-name="Text_20_body">This will produce the following result −</text:p>
      <text:p text:style-name="Preformatted_20_Text">1</text:p>
      <text:p text:style-name="Preformatted_20_Text">2</text:p>
      <text:p text:style-name="Preformatted_20_Text">3</text:p>
      <text:p text:style-name="Preformatted_20_Text">4</text:p>
      <text:p text:style-name="P2">5</text:p>
      <text:p text:style-name="Text_20_body"><text:span text:style-name="T2">NOTE</text:span> − The <text:span text:style-name="T1">collect</text:span> method is not the right way to do copying between arrays. There is another method called a <text:span text:style-name="T1">clone</text:span>, which should be used to copy one array into another array.</text:p>
      <text:p text:style-name="Text_20_body">You normally use the collect method when you want to do something with each of the values to get the new array. For example, this code produces an array <text:span text:style-name="T1">b</text:span> containing 10 times each value in <text:span text:style-name="T1">a</text:span>.</text:p>
      <text:p text:style-name="Preformatted_20_Text">#!/usr/bin/ruby</text:p>
      <text:p text:style-name="Preformatted_20_Text"/>
      <text:p text:style-name="Preformatted_20_Text">a = [1,2,3,4,5]</text:p>
      <text:p text:style-name="Preformatted_20_Text">b = a.collect{|x| 10*x}</text:p>
      <text:p text:style-name="P2">puts b</text:p>
      <text:p text:style-name="Text_20_body">This will produce the following result −</text:p>
      <text:p text:style-name="Preformatted_20_Text"><text:soft-page-break/>10</text:p>
      <text:p text:style-name="Preformatted_20_Text">20</text:p>
      <text:p text:style-name="Preformatted_20_Text">30</text:p>
      <text:p text:style-name="Preformatted_20_Text">40</text:p>
      <text:p text:style-name="P2">50</text:p>
      <text:p text:style-name="Standard">________________________________________________________________________________</text:p>
      <text:p text:style-name="Standard"/>
      <text:p text:style-name="P4">Start from file i/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17:32:47.541537539</meta:creation-date>
    <meta:generator>LibreOffice/7.3.7.2$Linux_X86_64 LibreOffice_project/30$Build-2</meta:generator>
    <dc:date>2023-02-16T19:06:44.967954758</dc:date>
    <meta:editing-duration>PT6H5M53S</meta:editing-duration>
    <meta:editing-cycles>17</meta:editing-cycles>
    <meta:document-statistic meta:table-count="12" meta:image-count="0" meta:object-count="0" meta:page-count="54" meta:paragraph-count="1921" meta:word-count="12670" meta:character-count="72044" meta:non-whitespace-character-count="60013"/>
  </office:meta>
</office:document-meta>
</file>